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2.1256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6.372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5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 style:data-style-name="N100">
      <style:table-cell-properties fo:border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gnificance_testing_disconnec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di3</text:p>
          </table:table-cell>
          <table:table-cell office:value-type="string" calcext:value-type="string">
            <text:p>cdi97</text:p>
          </table:table-cell>
          <table:table-cell office:value-type="string" calcext:value-type="string">
            <text:p>experiment_name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parame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0.00575141463401408" calcext:value-type="float">
            <text:p>0.005751414634014</text:p>
          </table:table-cell>
          <table:table-cell office:value-type="float" office:value="0.000214969162777889" calcext:value-type="float">
            <text:p>0.000214969162778</text:p>
          </table:table-cell>
          <table:table-cell office:value-type="float" office:value="0.00534055083094526" calcext:value-type="float">
            <text:p>0.005340550830945</text:p>
          </table:table-cell>
          <table:table-cell office:value-type="float" office:value="0.00615228351425898" calcext:value-type="float">
            <text:p>0.006152283514259</text:p>
          </table:table-cell>
          <table:table-cell office:value-type="string" calcext:value-type="string">
            <text:p>reference_sphere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0101453662504136" calcext:value-type="float">
            <text:p>-0.001014536625041</text:p>
          </table:table-cell>
          <table:table-cell office:value-type="float" office:value="0.000166342885782523" calcext:value-type="float">
            <text:p>0.000166342885783</text:p>
          </table:table-cell>
          <table:table-cell office:value-type="float" office:value="-0.00134659604814989" calcext:value-type="float">
            <text:p>-0.00134659604815</text:p>
          </table:table-cell>
          <table:table-cell office:value-type="float" office:value="-0.000719204119554555" calcext:value-type="float">
            <text:p>-0.000719204119555</text:p>
          </table:table-cell>
          <table:table-cell office:value-type="string" calcext:value-type="string">
            <text:p>reference_sphere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0.00700651122022307" calcext:value-type="float">
            <text:p>0.007006511220223</text:p>
          </table:table-cell>
          <table:table-cell office:value-type="float" office:value="0.000173905945711603" calcext:value-type="float">
            <text:p>0.000173905945712</text:p>
          </table:table-cell>
          <table:table-cell office:value-type="float" office:value="0.00667618285683043" calcext:value-type="float">
            <text:p>0.00667618285683</text:p>
          </table:table-cell>
          <table:table-cell office:value-type="float" office:value="0.00733105974184144" calcext:value-type="float">
            <text:p>0.007331059741841</text:p>
          </table:table-cell>
          <table:table-cell office:value-type="string" calcext:value-type="string">
            <text:p>reference_sphere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00614440141800923" calcext:value-type="float">
            <text:p>-0.000614440141801</text:p>
          </table:table-cell>
          <table:table-cell office:value-type="float" office:value="0.000137736994628957" calcext:value-type="float">
            <text:p>0.000137736994629</text:p>
          </table:table-cell>
          <table:table-cell office:value-type="float" office:value="-0.000885328550344752" calcext:value-type="float">
            <text:p>-0.000885328550345</text:p>
          </table:table-cell>
          <table:table-cell office:value-type="float" office:value="-0.000368296355298826" calcext:value-type="float">
            <text:p>-0.000368296355299</text:p>
          </table:table-cell>
          <table:table-cell office:value-type="string" calcext:value-type="string">
            <text:p>reference_sphere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0.0124689632894875" calcext:value-type="float">
            <text:p>-0.012468963289488</text:p>
          </table:table-cell>
          <table:table-cell office:value-type="float" office:value="0.000849354527825857" calcext:value-type="float">
            <text:p>0.000849354527826</text:p>
          </table:table-cell>
          <table:table-cell office:value-type="float" office:value="-0.0140870942545225" calcext:value-type="float">
            <text:p>-0.014087094254523</text:p>
          </table:table-cell>
          <table:table-cell office:value-type="float" office:value="-0.0108810347766284" calcext:value-type="float">
            <text:p>-0.010881034776629</text:p>
          </table:table-cell>
          <table:table-cell office:value-type="string" calcext:value-type="string">
            <text:p>reference_sphere___disconnected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0676183064904293" calcext:value-type="float">
            <text:p>-0.006761830649043</text:p>
          </table:table-cell>
          <table:table-cell office:value-type="float" office:value="0.00069840817459482" calcext:value-type="float">
            <text:p>0.000698408174595</text:p>
          </table:table-cell>
          <table:table-cell office:value-type="float" office:value="-0.00816112603632768" calcext:value-type="float">
            <text:p>-0.008161126036328</text:p>
          </table:table-cell>
          <table:table-cell office:value-type="float" office:value="-0.00553641079781462" calcext:value-type="float">
            <text:p>-0.005536410797815</text:p>
          </table:table-cell>
          <table:table-cell office:value-type="string" calcext:value-type="string">
            <text:p>reference_sphere___disconnected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0.00985849042536161" calcext:value-type="float">
            <text:p>-0.009858490425362</text:p>
          </table:table-cell>
          <table:table-cell office:value-type="float" office:value="0.000677789163438066" calcext:value-type="float">
            <text:p>0.000677789163438</text:p>
          </table:table-cell>
          <table:table-cell office:value-type="float" office:value="-0.0111566881270783" calcext:value-type="float">
            <text:p>-0.011156688127078</text:p>
          </table:table-cell>
          <table:table-cell office:value-type="float" office:value="-0.00859204796205051" calcext:value-type="float">
            <text:p>-0.008592047962051</text:p>
          </table:table-cell>
          <table:table-cell office:value-type="string" calcext:value-type="string">
            <text:p>reference_sphere___disconnected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0520147073129545" calcext:value-type="float">
            <text:p>-0.005201470731295</text:p>
          </table:table-cell>
          <table:table-cell office:value-type="float" office:value="0.00054916571018564" calcext:value-type="float">
            <text:p>0.000549165710186</text:p>
          </table:table-cell>
          <table:table-cell office:value-type="float" office:value="-0.00630762630779483" calcext:value-type="float">
            <text:p>-0.006307626307795</text:p>
          </table:table-cell>
          <table:table-cell office:value-type="float" office:value="-0.00423602889090628" calcext:value-type="float">
            <text:p>-0.004236028890906</text:p>
          </table:table-cell>
          <table:table-cell office:value-type="string" calcext:value-type="string">
            <text:p>reference_sphere___disconnected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-0.00827599593050018" calcext:value-type="float">
            <text:p>-0.0082759959305</text:p>
          </table:table-cell>
          <table:table-cell office:value-type="float" office:value="0.000140444206662868" calcext:value-type="float">
            <text:p>0.000140444206663</text:p>
          </table:table-cell>
          <table:table-cell office:value-type="float" office:value="-0.00853833696696809" calcext:value-type="float">
            <text:p>-0.008538336966968</text:p>
          </table:table-cell>
          <table:table-cell office:value-type="float" office:value="-0.00801147444607644" calcext:value-type="float">
            <text:p>-0.008011474446076</text:p>
          </table:table-cell>
          <table:table-cell office:value-type="string" calcext:value-type="string">
            <text:p>reference_sphere___disconnected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5_std</text:p>
          </table:table-cell>
          <table:table-cell office:value-type="float" office:value="-0.000273814204341294" calcext:value-type="float">
            <text:p>-0.000273814204341</text:p>
          </table:table-cell>
          <table:table-cell office:value-type="float" office:value="0.000104744904714605" calcext:value-type="float">
            <text:p>0.000104744904715</text:p>
          </table:table-cell>
          <table:table-cell office:value-type="float" office:value="-0.000474705753130059" calcext:value-type="float">
            <text:p>-0.00047470575313</text:p>
          </table:table-cell>
          <table:table-cell office:value-type="float" office:value="-0.0000805577620956382" calcext:value-type="float">
            <text:p>-8.05577620956382E-05</text:p>
          </table:table-cell>
          <table:table-cell office:value-type="string" calcext:value-type="string">
            <text:p>reference_sphere___disconnected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-0.00922159754317112" calcext:value-type="float">
            <text:p>-0.009221597543171</text:p>
          </table:table-cell>
          <table:table-cell office:value-type="float" office:value="0.000711075360729079" calcext:value-type="float">
            <text:p>0.000711075360729</text:p>
          </table:table-cell>
          <table:table-cell office:value-type="float" office:value="-0.0105788003498811" calcext:value-type="float">
            <text:p>-0.010578800349881</text:p>
          </table:table-cell>
          <table:table-cell office:value-type="float" office:value="-0.00789900454502377" calcext:value-type="float">
            <text:p>-0.007899004545024</text:p>
          </table:table-cell>
          <table:table-cell office:value-type="string" calcext:value-type="string">
            <text:p>reference_sphere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0558441892037669" calcext:value-type="float">
            <text:p>-0.005584418920377</text:p>
          </table:table-cell>
          <table:table-cell office:value-type="float" office:value="0.00056205069566568" calcext:value-type="float">
            <text:p>0.000562050695666</text:p>
          </table:table-cell>
          <table:table-cell office:value-type="float" office:value="-0.00670864435355946" calcext:value-type="float">
            <text:p>-0.006708644353559</text:p>
          </table:table-cell>
          <table:table-cell office:value-type="float" office:value="-0.00459712899262831" calcext:value-type="float">
            <text:p>-0.004597128992628</text:p>
          </table:table-cell>
          <table:table-cell office:value-type="string" calcext:value-type="string">
            <text:p>reference_sphere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7_mean</text:p>
          </table:table-cell>
          <table:table-cell office:value-type="float" office:value="-0.0135262327795533" calcext:value-type="float">
            <text:p>-0.013526232779553</text:p>
          </table:table-cell>
          <table:table-cell office:value-type="float" office:value="0.00156860380803961" calcext:value-type="float">
            <text:p>0.00156860380804</text:p>
          </table:table-cell>
          <table:table-cell office:value-type="float" office:value="-0.0164966217879686" calcext:value-type="float">
            <text:p>-0.016496621787969</text:p>
          </table:table-cell>
          <table:table-cell office:value-type="float" office:value="-0.010604015430745" calcext:value-type="float">
            <text:p>-0.010604015430745</text:p>
          </table:table-cell>
          <table:table-cell office:value-type="string" calcext:value-type="string">
            <text:p>reference_sphere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7_std</text:p>
          </table:table-cell>
          <table:table-cell office:value-type="float" office:value="-0.0130753452833682" calcext:value-type="float">
            <text:p>-0.013075345283368</text:p>
          </table:table-cell>
          <table:table-cell office:value-type="float" office:value="0.00118078209910633" calcext:value-type="float">
            <text:p>0.001180782099106</text:p>
          </table:table-cell>
          <table:table-cell office:value-type="float" office:value="-0.0154680853027923" calcext:value-type="float">
            <text:p>-0.015468085302792</text:p>
          </table:table-cell>
          <table:table-cell office:value-type="float" office:value="-0.0110102137945679" calcext:value-type="float">
            <text:p>-0.011010213794568</text:p>
          </table:table-cell>
          <table:table-cell office:value-type="string" calcext:value-type="string">
            <text:p>reference_sphere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0.00125509658620898" calcext:value-type="float">
            <text:p>0.001255096586209</text:p>
          </table:table-cell>
          <table:table-cell office:value-type="float" office:value="0.000247018896994246" calcext:value-type="float">
            <text:p>0.000247018896994</text:p>
          </table:table-cell>
          <table:table-cell office:value-type="float" office:value="0.000792361835272068" calcext:value-type="float">
            <text:p>0.000792361835272</text:p>
          </table:table-cell>
          <table:table-cell office:value-type="float" office:value="0.00172237938821834" calcext:value-type="float">
            <text:p>0.001722379388218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00400096483240441" calcext:value-type="float">
            <text:p>0.00040009648324</text:p>
          </table:table-cell>
          <table:table-cell office:value-type="float" office:value="0.000190506813944811" calcext:value-type="float">
            <text:p>0.000190506813945</text:p>
          </table:table-cell>
          <table:table-cell office:value-type="float" office:value="0.0000475171909867859" calcext:value-type="float">
            <text:p>4.75171909867859E-05</text:p>
          </table:table-cell>
          <table:table-cell office:value-type="float" office:value="0.000770224828003435" calcext:value-type="float">
            <text:p>0.000770224828003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-0.0182203779235016" calcext:value-type="float">
            <text:p>-0.018220377923502</text:p>
          </table:table-cell>
          <table:table-cell office:value-type="float" office:value="0.000863422695013647" calcext:value-type="float">
            <text:p>0.000863422695014</text:p>
          </table:table-cell>
          <table:table-cell office:value-type="float" office:value="-0.0198604388102244" calcext:value-type="float">
            <text:p>-0.019860438810225</text:p>
          </table:table-cell>
          <table:table-cell office:value-type="float" office:value="-0.0166148724617098" calcext:value-type="float">
            <text:p>-0.01661487246171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3_std</text:p>
          </table:table-cell>
          <table:table-cell office:value-type="float" office:value="-0.00574729402400157" calcext:value-type="float">
            <text:p>-0.005747294024002</text:p>
          </table:table-cell>
          <table:table-cell office:value-type="float" office:value="0.000700868414154284" calcext:value-type="float">
            <text:p>0.000700868414154</text:p>
          </table:table-cell>
          <table:table-cell office:value-type="float" office:value="-0.00714712565909431" calcext:value-type="float">
            <text:p>-0.007147125659094</text:p>
          </table:table-cell>
          <table:table-cell office:value-type="float" office:value="-0.00451443515023321" calcext:value-type="float">
            <text:p>-0.004514435150233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0.0156099050593757" calcext:value-type="float">
            <text:p>-0.015609905059376</text:p>
          </table:table-cell>
          <table:table-cell office:value-type="float" office:value="0.000696801901144886" calcext:value-type="float">
            <text:p>0.000696801901145</text:p>
          </table:table-cell>
          <table:table-cell office:value-type="float" office:value="-0.0169409402752052" calcext:value-type="float">
            <text:p>-0.016940940275205</text:p>
          </table:table-cell>
          <table:table-cell office:value-type="float" office:value="-0.0143081058355453" calcext:value-type="float">
            <text:p>-0.014308105835545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00418693410625408" calcext:value-type="float">
            <text:p>-0.004186934106254</text:p>
          </table:table-cell>
          <table:table-cell office:value-type="float" office:value="0.00055424454240292" calcext:value-type="float">
            <text:p>0.000554244542403</text:p>
          </table:table-cell>
          <table:table-cell office:value-type="float" office:value="-0.00529387094701349" calcext:value-type="float">
            <text:p>-0.005293870947013</text:p>
          </table:table-cell>
          <table:table-cell office:value-type="float" office:value="-0.00320951366971033" calcext:value-type="float">
            <text:p>-0.00320951366971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-0.0140274105645143" calcext:value-type="float">
            <text:p>-0.014027410564514</text:p>
          </table:table-cell>
          <table:table-cell office:value-type="float" office:value="0.000228295249308645" calcext:value-type="float">
            <text:p>0.000228295249309</text:p>
          </table:table-cell>
          <table:table-cell office:value-type="float" office:value="-0.0144554576113371" calcext:value-type="float">
            <text:p>-0.014455457611337</text:p>
          </table:table-cell>
          <table:table-cell office:value-type="float" office:value="-0.0135959290418269" calcext:value-type="float">
            <text:p>-0.013595929041827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00740722420700071" calcext:value-type="float">
            <text:p>0.0007407224207</text:p>
          </table:table-cell>
          <table:table-cell office:value-type="float" office:value="0.000174506906789799" calcext:value-type="float">
            <text:p>0.00017450690679</text:p>
          </table:table-cell>
          <table:table-cell office:value-type="float" office:value="0.000425363305901383" calcext:value-type="float">
            <text:p>0.000425363305901</text:p>
          </table:table-cell>
          <table:table-cell office:value-type="float" office:value="0.00108087336035842" calcext:value-type="float">
            <text:p>0.001080873360358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-0.0149730121771852" calcext:value-type="float">
            <text:p>-0.014973012177185</text:p>
          </table:table-cell>
          <table:table-cell office:value-type="float" office:value="0.000730008024736055" calcext:value-type="float">
            <text:p>0.000730008024736</text:p>
          </table:table-cell>
          <table:table-cell office:value-type="float" office:value="-0.0163540196524224" calcext:value-type="float">
            <text:p>-0.016354019652422</text:p>
          </table:table-cell>
          <table:table-cell office:value-type="float" office:value="-0.0136111494204455" calcext:value-type="float">
            <text:p>-0.013611149420446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6_std</text:p>
          </table:table-cell>
          <table:table-cell office:value-type="float" office:value="-0.00456988229533532" calcext:value-type="float">
            <text:p>-0.004569882295335</text:p>
          </table:table-cell>
          <table:table-cell office:value-type="float" office:value="0.000568931596957682" calcext:value-type="float">
            <text:p>0.000568931596958</text:p>
          </table:table-cell>
          <table:table-cell office:value-type="float" office:value="-0.00571098894854228" calcext:value-type="float">
            <text:p>-0.005710988948542</text:p>
          </table:table-cell>
          <table:table-cell office:value-type="float" office:value="-0.00356681424627433" calcext:value-type="float">
            <text:p>-0.003566814246274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7_mean</text:p>
          </table:table-cell>
          <table:table-cell office:value-type="float" office:value="-0.0192776474135673" calcext:value-type="float">
            <text:p>-0.019277647413567</text:p>
          </table:table-cell>
          <table:table-cell office:value-type="float" office:value="0.00157336824864343" calcext:value-type="float">
            <text:p>0.001573368248643</text:p>
          </table:table-cell>
          <table:table-cell office:value-type="float" office:value="-0.0222533777180722" calcext:value-type="float">
            <text:p>-0.022253377718072</text:p>
          </table:table-cell>
          <table:table-cell office:value-type="float" office:value="-0.0163280700830691" calcext:value-type="float">
            <text:p>-0.016328070083069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7_std</text:p>
          </table:table-cell>
          <table:table-cell office:value-type="float" office:value="-0.0120608086583269" calcext:value-type="float">
            <text:p>-0.012060808658327</text:p>
          </table:table-cell>
          <table:table-cell office:value-type="float" office:value="0.00118094465592186" calcext:value-type="float">
            <text:p>0.001180944655922</text:p>
          </table:table-cell>
          <table:table-cell office:value-type="float" office:value="-0.0144460684728443" calcext:value-type="float">
            <text:p>-0.014446068472844</text:p>
          </table:table-cell>
          <table:table-cell office:value-type="float" office:value="-0.00999528801735577" calcext:value-type="float">
            <text:p>-0.009995288017356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-0.0194754745097106" calcext:value-type="float">
            <text:p>-0.019475474509711</text:p>
          </table:table-cell>
          <table:table-cell office:value-type="float" office:value="0.000856200476354742" calcext:value-type="float">
            <text:p>0.000856200476355</text:p>
          </table:table-cell>
          <table:table-cell office:value-type="float" office:value="-0.0211017820225614" calcext:value-type="float">
            <text:p>-0.021101782022562</text:p>
          </table:table-cell>
          <table:table-cell office:value-type="float" office:value="-0.0178795591817797" calcext:value-type="float">
            <text:p>-0.01787955918178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0614739050724201" calcext:value-type="float">
            <text:p>-0.006147390507242</text:p>
          </table:table-cell>
          <table:table-cell office:value-type="float" office:value="0.000694539236822911" calcext:value-type="float">
            <text:p>0.000694539236823</text:p>
          </table:table-cell>
          <table:table-cell office:value-type="float" office:value="-0.00753891249166812" calcext:value-type="float">
            <text:p>-0.007538912491668</text:p>
          </table:table-cell>
          <table:table-cell office:value-type="float" office:value="-0.0049259657113958" calcext:value-type="float">
            <text:p>-0.004925965711396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0.0168650016455847" calcext:value-type="float">
            <text:p>-0.016865001645585</text:p>
          </table:table-cell>
          <table:table-cell office:value-type="float" office:value="0.000684907915716313" calcext:value-type="float">
            <text:p>0.000684907915716</text:p>
          </table:table-cell>
          <table:table-cell office:value-type="float" office:value="-0.0181742016023403" calcext:value-type="float">
            <text:p>-0.01817420160234</text:p>
          </table:table-cell>
          <table:table-cell office:value-type="float" office:value="-0.0155881659505107" calcext:value-type="float">
            <text:p>-0.015588165950511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00458703058949453" calcext:value-type="float">
            <text:p>-0.004587030589495</text:p>
          </table:table-cell>
          <table:table-cell office:value-type="float" office:value="0.000547689456702628" calcext:value-type="float">
            <text:p>0.000547689456703</text:p>
          </table:table-cell>
          <table:table-cell office:value-type="float" office:value="-0.00568386069737778" calcext:value-type="float">
            <text:p>-0.005683860697378</text:p>
          </table:table-cell>
          <table:table-cell office:value-type="float" office:value="-0.00361818511689544" calcext:value-type="float">
            <text:p>-0.003618185116895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-0.0152825071507232" calcext:value-type="float">
            <text:p>-0.015282507150723</text:p>
          </table:table-cell>
          <table:table-cell office:value-type="float" office:value="0.000189838612005035" calcext:value-type="float">
            <text:p>0.000189838612005</text:p>
          </table:table-cell>
          <table:table-cell office:value-type="float" office:value="-0.0156366798195278" calcext:value-type="float">
            <text:p>-0.015636679819528</text:p>
          </table:table-cell>
          <table:table-cell office:value-type="float" office:value="-0.0149184327954405" calcext:value-type="float">
            <text:p>-0.014918432795441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00340625937459629" calcext:value-type="float">
            <text:p>0.00034062593746</text:p>
          </table:table-cell>
          <table:table-cell office:value-type="float" office:value="0.000148060969861962" calcext:value-type="float">
            <text:p>0.000148060969862</text:p>
          </table:table-cell>
          <table:table-cell office:value-type="float" office:value="0.0000710728833726097" calcext:value-type="float">
            <text:p>7.10728833726097E-05</text:p>
          </table:table-cell>
          <table:table-cell office:value-type="float" office:value="0.000628983118594359" calcext:value-type="float">
            <text:p>0.000628983118594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-0.0162281087633942" calcext:value-type="float">
            <text:p>-0.016228108763394</text:p>
          </table:table-cell>
          <table:table-cell office:value-type="float" office:value="0.000718350918464979" calcext:value-type="float">
            <text:p>0.000718350918465</text:p>
          </table:table-cell>
          <table:table-cell office:value-type="float" office:value="-0.0175914577310384" calcext:value-type="float">
            <text:p>-0.017591457731038</text:p>
          </table:table-cell>
          <table:table-cell office:value-type="float" office:value="-0.0148836850417104" calcext:value-type="float">
            <text:p>-0.01488368504171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0496997877857576" calcext:value-type="float">
            <text:p>-0.004969978778576</text:p>
          </table:table-cell>
          <table:table-cell office:value-type="float" office:value="0.000561523156764018" calcext:value-type="float">
            <text:p>0.000561523156764</text:p>
          </table:table-cell>
          <table:table-cell office:value-type="float" office:value="-0.00609343898258455" calcext:value-type="float">
            <text:p>-0.006093438982585</text:p>
          </table:table-cell>
          <table:table-cell office:value-type="float" office:value="-0.00398827895796276" calcext:value-type="float">
            <text:p>-0.003988278957963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7_mean</text:p>
          </table:table-cell>
          <table:table-cell office:value-type="float" office:value="-0.0205327439997763" calcext:value-type="float">
            <text:p>-0.020532743999776</text:p>
          </table:table-cell>
          <table:table-cell office:value-type="float" office:value="0.00157119928147529" calcext:value-type="float">
            <text:p>0.001571199281475</text:p>
          </table:table-cell>
          <table:table-cell office:value-type="float" office:value="-0.0235046389296393" calcext:value-type="float">
            <text:p>-0.023504638929639</text:p>
          </table:table-cell>
          <table:table-cell office:value-type="float" office:value="-0.0175978354209193" calcext:value-type="float">
            <text:p>-0.017597835420919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7_std</text:p>
          </table:table-cell>
          <table:table-cell office:value-type="float" office:value="-0.0124609051415673" calcext:value-type="float">
            <text:p>-0.012460905141567</text:p>
          </table:table-cell>
          <table:table-cell office:value-type="float" office:value="0.00117827007174762" calcext:value-type="float">
            <text:p>0.001178270071748</text:p>
          </table:table-cell>
          <table:table-cell office:value-type="float" office:value="-0.0148476211677026" calcext:value-type="float">
            <text:p>-0.014847621167703</text:p>
          </table:table-cell>
          <table:table-cell office:value-type="float" office:value="-0.0104126288848485" calcext:value-type="float">
            <text:p>-0.010412628884849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0.00261047286412588" calcext:value-type="float">
            <text:p>0.002610472864126</text:p>
          </table:table-cell>
          <table:table-cell office:value-type="float" office:value="0.00107388443001884" calcext:value-type="float">
            <text:p>0.001073884430019</text:p>
          </table:table-cell>
          <table:table-cell office:value-type="float" office:value="0.000588602892153929" calcext:value-type="float">
            <text:p>0.000588602892154</text:p>
          </table:table-cell>
          <table:table-cell office:value-type="float" office:value="0.00462728532210811" calcext:value-type="float">
            <text:p>0.004627285322108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156035991774748" calcext:value-type="float">
            <text:p>0.001560359917747</text:p>
          </table:table-cell>
          <table:table-cell office:value-type="float" office:value="0.000831773654653042" calcext:value-type="float">
            <text:p>0.000831773654653</text:p>
          </table:table-cell>
          <table:table-cell office:value-type="float" office:value="0.0000217894884214272" calcext:value-type="float">
            <text:p>2.17894884214272E-05</text:p>
          </table:table-cell>
          <table:table-cell office:value-type="float" office:value="0.00314851121220016" calcext:value-type="float">
            <text:p>0.0031485112122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0.00419296735898731" calcext:value-type="float">
            <text:p>0.004192967358987</text:p>
          </table:table-cell>
          <table:table-cell office:value-type="float" office:value="0.000853755156151024" calcext:value-type="float">
            <text:p>0.000853755156151</text:p>
          </table:table-cell>
          <table:table-cell office:value-type="float" office:value="0.00259752841847311" calcext:value-type="float">
            <text:p>0.002597528418473</text:p>
          </table:table-cell>
          <table:table-cell office:value-type="float" office:value="0.00582358686880636" calcext:value-type="float">
            <text:p>0.005823586868806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0648801644470164" calcext:value-type="float">
            <text:p>0.006488016444702</text:p>
          </table:table-cell>
          <table:table-cell office:value-type="float" office:value="0.000698996852672087" calcext:value-type="float">
            <text:p>0.000698996852672</text:p>
          </table:table-cell>
          <table:table-cell office:value-type="float" office:value="0.00526162513827209" calcext:value-type="float">
            <text:p>0.005261625138272</text:p>
          </table:table-cell>
          <table:table-cell office:value-type="float" office:value="0.00788210696766646" calcext:value-type="float">
            <text:p>0.007882106967666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0.00324736574631636" calcext:value-type="float">
            <text:p>0.003247365746316</text:p>
          </table:table-cell>
          <table:table-cell office:value-type="float" office:value="0.0010876250504444" calcext:value-type="float">
            <text:p>0.001087625050444</text:p>
          </table:table-cell>
          <table:table-cell office:value-type="float" office:value="0.00120558749167911" calcext:value-type="float">
            <text:p>0.001205587491679</text:p>
          </table:table-cell>
          <table:table-cell office:value-type="float" office:value="0.00529704582006503" calcext:value-type="float">
            <text:p>0.005297045820065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0117741172866624" calcext:value-type="float">
            <text:p>0.001177411728666</text:p>
          </table:table-cell>
          <table:table-cell office:value-type="float" office:value="0.000850582871406827" calcext:value-type="float">
            <text:p>0.000850582871407</text:p>
          </table:table-cell>
          <table:table-cell office:value-type="float" office:value="-0.00040013153477313" calcext:value-type="float">
            <text:p>-0.000400131534773</text:p>
          </table:table-cell>
          <table:table-cell office:value-type="float" office:value="0.00281427816400394" calcext:value-type="float">
            <text:p>0.002814278164004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7_mean</text:p>
          </table:table-cell>
          <table:table-cell office:value-type="float" office:value="-0.00105726949006577" calcext:value-type="float">
            <text:p>-0.001057269490066</text:p>
          </table:table-cell>
          <table:table-cell office:value-type="float" office:value="0.00176519706385129" calcext:value-type="float">
            <text:p>0.001765197063851</text:p>
          </table:table-cell>
          <table:table-cell office:value-type="float" office:value="-0.00440739545385338" calcext:value-type="float">
            <text:p>-0.004407395453853</text:p>
          </table:table-cell>
          <table:table-cell office:value-type="float" office:value="0.00224571339794484" calcext:value-type="float">
            <text:p>0.002245713397945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7_std</text:p>
          </table:table-cell>
          <table:table-cell office:value-type="float" office:value="-0.0063135146343253" calcext:value-type="float">
            <text:p>-0.006313514634325</text:p>
          </table:table-cell>
          <table:table-cell office:value-type="float" office:value="0.00131342191651915" calcext:value-type="float">
            <text:p>0.001313421916519</text:p>
          </table:table-cell>
          <table:table-cell office:value-type="float" office:value="-0.008902614501472" calcext:value-type="float">
            <text:p>-0.008902614501472</text:p>
          </table:table-cell>
          <table:table-cell office:value-type="float" office:value="-0.00394965777255667" calcext:value-type="float">
            <text:p>-0.003949657772557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0.00158249449486143" calcext:value-type="float">
            <text:p>0.001582494494861</text:p>
          </table:table-cell>
          <table:table-cell office:value-type="float" office:value="0.000681028849444589" calcext:value-type="float">
            <text:p>0.000681028849445</text:p>
          </table:table-cell>
          <table:table-cell office:value-type="float" office:value="0.000306220713647425" calcext:value-type="float">
            <text:p>0.000306220713647</text:p>
          </table:table-cell>
          <table:table-cell office:value-type="float" office:value="0.00287818315551577" calcext:value-type="float">
            <text:p>0.002878183155516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0492765652695416" calcext:value-type="float">
            <text:p>0.004927656526954</text:p>
          </table:table-cell>
          <table:table-cell office:value-type="float" office:value="0.000551362574157548" calcext:value-type="float">
            <text:p>0.000551362574158</text:p>
          </table:table-cell>
          <table:table-cell office:value-type="float" office:value="0.00395781621033418" calcext:value-type="float">
            <text:p>0.003957816210334</text:p>
          </table:table-cell>
          <table:table-cell office:value-type="float" office:value="0.00603485685474671" calcext:value-type="float">
            <text:p>0.006034856854747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0.000636892882190486" calcext:value-type="float">
            <text:p>0.00063689288219</text:p>
          </table:table-cell>
          <table:table-cell office:value-type="float" office:value="0.000968843047600052" calcext:value-type="float">
            <text:p>0.0009688430476</text:p>
          </table:table-cell>
          <table:table-cell office:value-type="float" office:value="-0.00118401283330267" calcext:value-type="float">
            <text:p>-0.001184012833303</text:p>
          </table:table-cell>
          <table:table-cell office:value-type="float" office:value="0.0024495298571598" calcext:value-type="float">
            <text:p>0.00244952985716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6_std</text:p>
          </table:table-cell>
          <table:table-cell office:value-type="float" office:value="-0.000382948189081238" calcext:value-type="float">
            <text:p>-0.000382948189081</text:p>
          </table:table-cell>
          <table:table-cell office:value-type="float" office:value="0.000747259177932391" calcext:value-type="float">
            <text:p>0.000747259177932</text:p>
          </table:table-cell>
          <table:table-cell office:value-type="float" office:value="-0.00179537158114762" calcext:value-type="float">
            <text:p>-0.001795371581148</text:p>
          </table:table-cell>
          <table:table-cell office:value-type="float" office:value="0.00101947401773325" calcext:value-type="float">
            <text:p>0.001019474017733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7_mean</text:p>
          </table:table-cell>
          <table:table-cell office:value-type="float" office:value="-0.00366774235419165" calcext:value-type="float">
            <text:p>-0.003667742354192</text:p>
          </table:table-cell>
          <table:table-cell office:value-type="float" office:value="0.00169080360280096" calcext:value-type="float">
            <text:p>0.001690803602801</text:p>
          </table:table-cell>
          <table:table-cell office:value-type="float" office:value="-0.00686638528259198" calcext:value-type="float">
            <text:p>-0.006866385282592</text:p>
          </table:table-cell>
          <table:table-cell office:value-type="float" office:value="-0.000511241690022781" calcext:value-type="float">
            <text:p>-0.000511241690023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7_std</text:p>
          </table:table-cell>
          <table:table-cell office:value-type="float" office:value="-0.00787387455207278" calcext:value-type="float">
            <text:p>-0.007873874552073</text:p>
          </table:table-cell>
          <table:table-cell office:value-type="float" office:value="0.00126193025347389" calcext:value-type="float">
            <text:p>0.001261930253474</text:p>
          </table:table-cell>
          <table:table-cell office:value-type="float" office:value="-0.0103684029837435" calcext:value-type="float">
            <text:p>-0.010368402983744</text:p>
          </table:table-cell>
          <table:table-cell office:value-type="float" office:value="-0.00562379618455066" calcext:value-type="float">
            <text:p>-0.005623796184551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-0.000945601612670941" calcext:value-type="float">
            <text:p>-0.000945601612671</text:p>
          </table:table-cell>
          <table:table-cell office:value-type="float" office:value="0.000714312378014478" calcext:value-type="float">
            <text:p>0.000714312378014</text:p>
          </table:table-cell>
          <table:table-cell office:value-type="float" office:value="-0.00230818981176917" calcext:value-type="float">
            <text:p>-0.002308189811769</text:p>
          </table:table-cell>
          <table:table-cell office:value-type="float" office:value="0.000388884474240501" calcext:value-type="float">
            <text:p>0.000388884474241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0531060471603539" calcext:value-type="float">
            <text:p>-0.005310604716035</text:p>
          </table:table-cell>
          <table:table-cell office:value-type="float" office:value="0.000565123069389252" calcext:value-type="float">
            <text:p>0.000565123069389</text:p>
          </table:table-cell>
          <table:table-cell office:value-type="float" office:value="-0.00644593347383864" calcext:value-type="float">
            <text:p>-0.006445933473839</text:p>
          </table:table-cell>
          <table:table-cell office:value-type="float" office:value="-0.00431811125717395" calcext:value-type="float">
            <text:p>-0.004318111257174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mean_group7_mean</text:p>
          </table:table-cell>
          <table:table-cell office:value-type="float" office:value="-0.00525023684905308" calcext:value-type="float">
            <text:p>-0.005250236849053</text:p>
          </table:table-cell>
          <table:table-cell office:value-type="float" office:value="0.00157031539016422" calcext:value-type="float">
            <text:p>0.001570315390164</text:p>
          </table:table-cell>
          <table:table-cell office:value-type="float" office:value="-0.00821681827890118" calcext:value-type="float">
            <text:p>-0.008216818278901</text:p>
          </table:table-cell>
          <table:table-cell office:value-type="float" office:value="-0.00232992710154717" calcext:value-type="float">
            <text:p>-0.002329927101547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std_group7_std</text:p>
          </table:table-cell>
          <table:table-cell office:value-type="float" office:value="-0.0128015310790269" calcext:value-type="float">
            <text:p>-0.012801531079027</text:p>
          </table:table-cell>
          <table:table-cell office:value-type="float" office:value="0.00118086378772177" calcext:value-type="float">
            <text:p>0.001180863787722</text:p>
          </table:table-cell>
          <table:table-cell office:value-type="float" office:value="-0.0151932302386721" calcext:value-type="float">
            <text:p>-0.015193230238672</text:p>
          </table:table-cell>
          <table:table-cell office:value-type="float" office:value="-0.0107386357898315" calcext:value-type="float">
            <text:p>-0.010738635789832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6_mean_group7_mean</text:p>
          </table:table-cell>
          <table:table-cell office:value-type="float" office:value="-0.00430463523638214" calcext:value-type="float">
            <text:p>-0.004304635236382</text:p>
          </table:table-cell>
          <table:table-cell office:value-type="float" office:value="0.00171268413584538" calcext:value-type="float">
            <text:p>0.001712684135845</text:p>
          </table:table-cell>
          <table:table-cell office:value-type="float" office:value="-0.00754981512198408" calcext:value-type="float">
            <text:p>-0.007549815121984</text:p>
          </table:table-cell>
          <table:table-cell office:value-type="float" office:value="-0.00111345963009946" calcext:value-type="float">
            <text:p>-0.001113459630099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6_std_group7_std</text:p>
          </table:table-cell>
          <table:table-cell office:value-type="float" office:value="-0.00749092636299154" calcext:value-type="float">
            <text:p>-0.007490926362992</text:p>
          </table:table-cell>
          <table:table-cell office:value-type="float" office:value="0.00127919895194064" calcext:value-type="float">
            <text:p>0.001279198951941</text:p>
          </table:table-cell>
          <table:table-cell office:value-type="float" office:value="-0.0100198235529139" calcext:value-type="float">
            <text:p>-0.010019823552914</text:p>
          </table:table-cell>
          <table:table-cell office:value-type="float" office:value="-0.00519771942801574" calcext:value-type="float">
            <text:p>-0.005197719428016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0_mean</text:p>
          </table:table-cell>
          <table:table-cell office:value-type="float" office:value="0.0101000171640485" calcext:value-type="float">
            <text:p>0.010100017164049</text:p>
          </table:table-cell>
          <table:table-cell office:value-type="float" office:value="0.0000823746273765928" calcext:value-type="float">
            <text:p>8.23746273765928E-05</text:p>
          </table:table-cell>
          <table:table-cell office:value-type="float" office:value="0.00994609068982154" calcext:value-type="float">
            <text:p>0.009946090689822</text:p>
          </table:table-cell>
          <table:table-cell office:value-type="float" office:value="0.0102563768354675" calcext:value-type="float">
            <text:p>0.010256376835468</text:p>
          </table:table-cell>
          <table:table-cell office:value-type="string" calcext:value-type="string">
            <text:p>reference_sphere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0_std</text:p>
          </table:table-cell>
          <table:table-cell office:value-type="float" office:value="0.000738029952082461" calcext:value-type="float">
            <text:p>0.000738029952082</text:p>
          </table:table-cell>
          <table:table-cell office:value-type="float" office:value="0.0000650439657022296" calcext:value-type="float">
            <text:p>6.50439657022296E-05</text:p>
          </table:table-cell>
          <table:table-cell office:value-type="float" office:value="0.000623987470083489" calcext:value-type="float">
            <text:p>0.000623987470083</text:p>
          </table:table-cell>
          <table:table-cell office:value-type="float" office:value="0.000869235626117498" calcext:value-type="float">
            <text:p>0.000869235626117</text:p>
          </table:table-cell>
          <table:table-cell office:value-type="string" calcext:value-type="string">
            <text:p>reference_sphere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1_mean</text:p>
          </table:table-cell>
          <table:table-cell office:value-type="float" office:value="0.00434860253003436" calcext:value-type="float">
            <text:p>0.004348602530034</text:p>
          </table:table-cell>
          <table:table-cell office:value-type="float" office:value="0.000198456594410068" calcext:value-type="float">
            <text:p>0.00019845659441</text:p>
          </table:table-cell>
          <table:table-cell office:value-type="float" office:value="0.0039779659608437" calcext:value-type="float">
            <text:p>0.003977965960844</text:p>
          </table:table-cell>
          <table:table-cell office:value-type="float" office:value="0.00472735823880069" calcext:value-type="float">
            <text:p>0.004727358238801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1_std</text:p>
          </table:table-cell>
          <table:table-cell office:value-type="float" office:value="0.00175256657712383" calcext:value-type="float">
            <text:p>0.001752566577124</text:p>
          </table:table-cell>
          <table:table-cell office:value-type="float" office:value="0.000159395295479162" calcext:value-type="float">
            <text:p>0.000159395295479</text:p>
          </table:table-cell>
          <table:table-cell office:value-type="float" office:value="0.0014717537302298" calcext:value-type="float">
            <text:p>0.00147175373023</text:p>
          </table:table-cell>
          <table:table-cell office:value-type="float" office:value="0.00207415488710872" calcext:value-type="float">
            <text:p>0.002074154887109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2_mean</text:p>
          </table:table-cell>
          <table:table-cell office:value-type="float" office:value="0.00309350594382538" calcext:value-type="float">
            <text:p>0.003093505943825</text:p>
          </table:table-cell>
          <table:table-cell office:value-type="float" office:value="0.000153677290733644" calcext:value-type="float">
            <text:p>0.000153677290734</text:p>
          </table:table-cell>
          <table:table-cell office:value-type="float" office:value="0.00280771505051425" calcext:value-type="float">
            <text:p>0.002807715050514</text:p>
          </table:table-cell>
          <table:table-cell office:value-type="float" office:value="0.00338773632294426" calcext:value-type="float">
            <text:p>0.003387736322944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2_std</text:p>
          </table:table-cell>
          <table:table-cell office:value-type="float" office:value="0.00135247009388338" calcext:value-type="float">
            <text:p>0.001352470093883</text:p>
          </table:table-cell>
          <table:table-cell office:value-type="float" office:value="0.000129401323277825" calcext:value-type="float">
            <text:p>0.000129401323278</text:p>
          </table:table-cell>
          <table:table-cell office:value-type="float" office:value="0.00112854798750761" calcext:value-type="float">
            <text:p>0.001128547987508</text:p>
          </table:table-cell>
          <table:table-cell office:value-type="float" office:value="0.00161436229039446" calcext:value-type="float">
            <text:p>0.001614362290394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3_mean</text:p>
          </table:table-cell>
          <table:table-cell office:value-type="float" office:value="0.0225689804535359" calcext:value-type="float">
            <text:p>0.022568980453536</text:p>
          </table:table-cell>
          <table:table-cell office:value-type="float" office:value="0.000846910947317669" calcext:value-type="float">
            <text:p>0.000846910947318</text:p>
          </table:table-cell>
          <table:table-cell office:value-type="float" office:value="0.0209869278645081" calcext:value-type="float">
            <text:p>0.020986927864508</text:p>
          </table:table-cell>
          <table:table-cell office:value-type="float" office:value="0.0241819866937795" calcext:value-type="float">
            <text:p>0.02418198669378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3_std</text:p>
          </table:table-cell>
          <table:table-cell office:value-type="float" office:value="0.00749986060112539" calcext:value-type="float">
            <text:p>0.007499860601125</text:p>
          </table:table-cell>
          <table:table-cell office:value-type="float" office:value="0.000702015262822892" calcext:value-type="float">
            <text:p>0.000702015262823</text:p>
          </table:table-cell>
          <table:table-cell office:value-type="float" office:value="0.0062675993245754" calcext:value-type="float">
            <text:p>0.006267599324575</text:p>
          </table:table-cell>
          <table:table-cell office:value-type="float" office:value="0.00890520519382248" calcext:value-type="float">
            <text:p>0.008905205193822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4_mean</text:p>
          </table:table-cell>
          <table:table-cell office:value-type="float" office:value="0.0199585075894101" calcext:value-type="float">
            <text:p>0.01995850758941</text:p>
          </table:table-cell>
          <table:table-cell office:value-type="float" office:value="0.000673063411894513" calcext:value-type="float">
            <text:p>0.000673063411895</text:p>
          </table:table-cell>
          <table:table-cell office:value-type="float" office:value="0.0187013563674277" calcext:value-type="float">
            <text:p>0.018701356367428</text:p>
          </table:table-cell>
          <table:table-cell office:value-type="float" office:value="0.0212488385595575" calcext:value-type="float">
            <text:p>0.021248838559558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4_std</text:p>
          </table:table-cell>
          <table:table-cell office:value-type="float" office:value="0.00593950068337791" calcext:value-type="float">
            <text:p>0.005939500683378</text:p>
          </table:table-cell>
          <table:table-cell office:value-type="float" office:value="0.000552383942988346" calcext:value-type="float">
            <text:p>0.000552383942988</text:p>
          </table:table-cell>
          <table:table-cell office:value-type="float" office:value="0.0049704199464244" calcext:value-type="float">
            <text:p>0.004970419946424</text:p>
          </table:table-cell>
          <table:table-cell office:value-type="float" office:value="0.00704822106747641" calcext:value-type="float">
            <text:p>0.007048221067476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5_mean</text:p>
          </table:table-cell>
          <table:table-cell office:value-type="float" office:value="0.0183760130945486" calcext:value-type="float">
            <text:p>0.018376013094549</text:p>
          </table:table-cell>
          <table:table-cell office:value-type="float" office:value="0.000113250756945695" calcext:value-type="float">
            <text:p>0.000113250756946</text:p>
          </table:table-cell>
          <table:table-cell office:value-type="float" office:value="0.0181634118410296" calcext:value-type="float">
            <text:p>0.01816341184103</text:p>
          </table:table-cell>
          <table:table-cell office:value-type="float" office:value="0.0185895596167068" calcext:value-type="float">
            <text:p>0.018589559616707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5_std</text:p>
          </table:table-cell>
          <table:table-cell office:value-type="float" office:value="0.00101184415642375" calcext:value-type="float">
            <text:p>0.001011844156424</text:p>
          </table:table-cell>
          <table:table-cell office:value-type="float" office:value="0.0000862954616079822" calcext:value-type="float">
            <text:p>8.62954616079822E-05</text:p>
          </table:table-cell>
          <table:table-cell office:value-type="float" office:value="0.000859979045444858" calcext:value-type="float">
            <text:p>0.000859979045445</text:p>
          </table:table-cell>
          <table:table-cell office:value-type="float" office:value="0.00118443824640443" calcext:value-type="float">
            <text:p>0.001184438246404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6_mean</text:p>
          </table:table-cell>
          <table:table-cell office:value-type="float" office:value="0.0193216147072196" calcext:value-type="float">
            <text:p>0.01932161470722</text:p>
          </table:table-cell>
          <table:table-cell office:value-type="float" office:value="0.000705758632101483" calcext:value-type="float">
            <text:p>0.000705758632101</text:p>
          </table:table-cell>
          <table:table-cell office:value-type="float" office:value="0.0180057943946315" calcext:value-type="float">
            <text:p>0.018005794394632</text:p>
          </table:table-cell>
          <table:table-cell office:value-type="float" office:value="0.0206684348631637" calcext:value-type="float">
            <text:p>0.020668434863164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6_std</text:p>
          </table:table-cell>
          <table:table-cell office:value-type="float" office:value="0.00632244887245915" calcext:value-type="float">
            <text:p>0.006322448872459</text:p>
          </table:table-cell>
          <table:table-cell office:value-type="float" office:value="0.000564231891051002" calcext:value-type="float">
            <text:p>0.000564231891051</text:p>
          </table:table-cell>
          <table:table-cell office:value-type="float" office:value="0.00533357377026469" calcext:value-type="float">
            <text:p>0.005333573770265</text:p>
          </table:table-cell>
          <table:table-cell office:value-type="float" office:value="0.00745663721881777" calcext:value-type="float">
            <text:p>0.007456637218818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7_mean</text:p>
          </table:table-cell>
          <table:table-cell office:value-type="float" office:value="0.0236262499436017" calcext:value-type="float">
            <text:p>0.023626249943602</text:p>
          </table:table-cell>
          <table:table-cell office:value-type="float" office:value="0.00156612129198854" calcext:value-type="float">
            <text:p>0.001566121291989</text:p>
          </table:table-cell>
          <table:table-cell office:value-type="float" office:value="0.0207074232983477" calcext:value-type="float">
            <text:p>0.020707423298348</text:p>
          </table:table-cell>
          <table:table-cell office:value-type="float" office:value="0.0265895484819033" calcext:value-type="float">
            <text:p>0.026589548481903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7_std</text:p>
          </table:table-cell>
          <table:table-cell office:value-type="float" office:value="0.0138133752354507" calcext:value-type="float">
            <text:p>0.013813375235451</text:p>
          </table:table-cell>
          <table:table-cell office:value-type="float" office:value="0.00118359640320519" calcext:value-type="float">
            <text:p>0.001183596403205</text:p>
          </table:table-cell>
          <table:table-cell office:value-type="float" office:value="0.0117426267928815" calcext:value-type="float">
            <text:p>0.011742626792882</text:p>
          </table:table-cell>
          <table:table-cell office:value-type="float" office:value="0.0162107788536706" calcext:value-type="float">
            <text:p>0.016210778853671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10.5542262182449" calcext:value-type="float">
            <text:p>-10.5542262182449</text:p>
          </table:table-cell>
          <table:table-cell office:value-type="float" office:value="0.115518103545201" calcext:value-type="float">
            <text:p>0.115518103545201</text:p>
          </table:table-cell>
          <table:table-cell office:value-type="float" office:value="-10.7712215243313" calcext:value-type="float">
            <text:p>-10.7712215243313</text:p>
          </table:table-cell>
          <table:table-cell office:value-type="float" office:value="-10.3367836479809" calcext:value-type="float">
            <text:p>-10.3367836479809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29080912742731" calcext:value-type="float">
            <text:p>-0.29080912742731</text:p>
          </table:table-cell>
          <table:table-cell office:value-type="float" office:value="0.0841792740627175" calcext:value-type="float">
            <text:p>0.084179274062718</text:p>
          </table:table-cell>
          <table:table-cell office:value-type="float" office:value="-0.453599356701469" calcext:value-type="float">
            <text:p>-0.453599356701469</text:p>
          </table:table-cell>
          <table:table-cell office:value-type="float" office:value="-0.136434979856562" calcext:value-type="float">
            <text:p>-0.136434979856562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9.74660093099047" calcext:value-type="float">
            <text:p>9.74660093099047</text:p>
          </table:table-cell>
          <table:table-cell office:value-type="float" office:value="0.112585790695401" calcext:value-type="float">
            <text:p>0.112585790695401</text:p>
          </table:table-cell>
          <table:table-cell office:value-type="float" office:value="9.53465558871465" calcext:value-type="float">
            <text:p>9.53465558871465</text:p>
          </table:table-cell>
          <table:table-cell office:value-type="float" office:value="9.9587500609558" calcext:value-type="float">
            <text:p>9.9587500609558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26615854822724" calcext:value-type="float">
            <text:p>-0.26615854822724</text:p>
          </table:table-cell>
          <table:table-cell office:value-type="float" office:value="0.0860740131764907" calcext:value-type="float">
            <text:p>0.086074013176491</text:p>
          </table:table-cell>
          <table:table-cell office:value-type="float" office:value="-0.432986125605139" calcext:value-type="float">
            <text:p>-0.432986125605139</text:p>
          </table:table-cell>
          <table:table-cell office:value-type="float" office:value="-0.108425279338678" calcext:value-type="float">
            <text:p>-0.108425279338678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2.77875906640836" calcext:value-type="float">
            <text:p>2.77875906640836</text:p>
          </table:table-cell>
          <table:table-cell office:value-type="float" office:value="0.108739389079096" calcext:value-type="float">
            <text:p>0.108739389079096</text:p>
          </table:table-cell>
          <table:table-cell office:value-type="float" office:value="2.57305825615889" calcext:value-type="float">
            <text:p>2.57305825615889</text:p>
          </table:table-cell>
          <table:table-cell office:value-type="float" office:value="2.98345222694988" calcext:value-type="float">
            <text:p>2.98345222694988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223883151583521" calcext:value-type="float">
            <text:p>-0.223883151583521</text:p>
          </table:table-cell>
          <table:table-cell office:value-type="float" office:value="0.0797130325744964" calcext:value-type="float">
            <text:p>0.079713032574496</text:p>
          </table:table-cell>
          <table:table-cell office:value-type="float" office:value="-0.377649251888907" calcext:value-type="float">
            <text:p>-0.377649251888907</text:p>
          </table:table-cell>
          <table:table-cell office:value-type="float" office:value="-0.0777860673302837" calcext:value-type="float">
            <text:p>-0.077786067330284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20.8953959147971" calcext:value-type="float">
            <text:p>-20.8953959147971</text:p>
          </table:table-cell>
          <table:table-cell office:value-type="float" office:value="0.0852763283797798" calcext:value-type="float">
            <text:p>0.08527632837978</text:p>
          </table:table-cell>
          <table:table-cell office:value-type="float" office:value="-21.0559686665576" calcext:value-type="float">
            <text:p>-21.0559686665576</text:p>
          </table:table-cell>
          <table:table-cell office:value-type="float" office:value="-20.7359275700142" calcext:value-type="float">
            <text:p>-20.7359275700142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4_std</text:p>
          </table:table-cell>
          <table:table-cell office:value-type="float" office:value="0.101007163982246" calcext:value-type="float">
            <text:p>0.101007163982246</text:p>
          </table:table-cell>
          <table:table-cell office:value-type="float" office:value="0.0624635473432662" calcext:value-type="float">
            <text:p>0.062463547343266</text:p>
          </table:table-cell>
          <table:table-cell office:value-type="float" office:value="-0.0155961361661498" calcext:value-type="float">
            <text:p>-0.01559613616615</text:p>
          </table:table-cell>
          <table:table-cell office:value-type="float" office:value="0.219435079119697" calcext:value-type="float">
            <text:p>0.219435079119697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15.349494670789" calcext:value-type="float">
            <text:p>15.349494670789</text:p>
          </table:table-cell>
          <table:table-cell office:value-type="float" office:value="0.0826073453485199" calcext:value-type="float">
            <text:p>0.08260734534852</text:p>
          </table:table-cell>
          <table:table-cell office:value-type="float" office:value="15.1951510721504" calcext:value-type="float">
            <text:p>15.1951510721504</text:p>
          </table:table-cell>
          <table:table-cell office:value-type="float" office:value="15.5048896594342" calcext:value-type="float">
            <text:p>15.5048896594342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5_std</text:p>
          </table:table-cell>
          <table:table-cell office:value-type="float" office:value="0.140088564602469" calcext:value-type="float">
            <text:p>0.140088564602469</text:p>
          </table:table-cell>
          <table:table-cell office:value-type="float" office:value="0.0606587539482743" calcext:value-type="float">
            <text:p>0.060658753948274</text:p>
          </table:table-cell>
          <table:table-cell office:value-type="float" office:value="0.0277168354253884" calcext:value-type="float">
            <text:p>0.027716835425388</text:p>
          </table:table-cell>
          <table:table-cell office:value-type="float" office:value="0.256920064850883" calcext:value-type="float">
            <text:p>0.256920064850883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16.0883392711126" calcext:value-type="float">
            <text:p>16.0883392711126</text:p>
          </table:table-cell>
          <table:table-cell office:value-type="float" office:value="0.42537181459035" calcext:value-type="float">
            <text:p>0.42537181459035</text:p>
          </table:table-cell>
          <table:table-cell office:value-type="float" office:value="15.2899168409406" calcext:value-type="float">
            <text:p>15.2899168409406</text:p>
          </table:table-cell>
          <table:table-cell office:value-type="float" office:value="16.8851308598685" calcext:value-type="float">
            <text:p>16.8851308598685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6_std</text:p>
          </table:table-cell>
          <table:table-cell office:value-type="float" office:value="-3.34448095238186" calcext:value-type="float">
            <text:p>-3.34448095238186</text:p>
          </table:table-cell>
          <table:table-cell office:value-type="float" office:value="0.300138048829746" calcext:value-type="float">
            <text:p>0.300138048829746</text:p>
          </table:table-cell>
          <table:table-cell office:value-type="float" office:value="-3.95076129301321" calcext:value-type="float">
            <text:p>-3.95076129301321</text:p>
          </table:table-cell>
          <table:table-cell office:value-type="float" office:value="-2.82120166975332" calcext:value-type="float">
            <text:p>-2.82120166975332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20.3008271492353" calcext:value-type="float">
            <text:p>20.3008271492353</text:p>
          </table:table-cell>
          <table:table-cell office:value-type="float" office:value="0.13210905042886" calcext:value-type="float">
            <text:p>0.13210905042886</text:p>
          </table:table-cell>
          <table:table-cell office:value-type="float" office:value="20.0519037675368" calcext:value-type="float">
            <text:p>20.0519037675368</text:p>
          </table:table-cell>
          <table:table-cell office:value-type="float" office:value="20.5498959011877" calcext:value-type="float">
            <text:p>20.5498959011877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246505792000706" calcext:value-type="float">
            <text:p>0.024650579200071</text:p>
          </table:table-cell>
          <table:table-cell office:value-type="float" office:value="0.0984663585950655" calcext:value-type="float">
            <text:p>0.098466358595066</text:p>
          </table:table-cell>
          <table:table-cell office:value-type="float" office:value="-0.159821304701091" calcext:value-type="float">
            <text:p>-0.159821304701091</text:p>
          </table:table-cell>
          <table:table-cell office:value-type="float" office:value="0.209369766024732" calcext:value-type="float">
            <text:p>0.209369766024732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13.3329852846532" calcext:value-type="float">
            <text:p>13.3329852846532</text:p>
          </table:table-cell>
          <table:table-cell office:value-type="float" office:value="0.128292774458615" calcext:value-type="float">
            <text:p>0.128292774458615</text:p>
          </table:table-cell>
          <table:table-cell office:value-type="float" office:value="13.0914091222218" calcext:value-type="float">
            <text:p>13.0914091222218</text:p>
          </table:table-cell>
          <table:table-cell office:value-type="float" office:value="13.5723661063061" calcext:value-type="float">
            <text:p>13.5723661063061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3_std</text:p>
          </table:table-cell>
          <table:table-cell office:value-type="float" office:value="0.0669259758437895" calcext:value-type="float">
            <text:p>0.06692597584379</text:p>
          </table:table-cell>
          <table:table-cell office:value-type="float" office:value="0.0947408071908968" calcext:value-type="float">
            <text:p>0.094740807190897</text:p>
          </table:table-cell>
          <table:table-cell office:value-type="float" office:value="-0.111256225218332" calcext:value-type="float">
            <text:p>-0.111256225218332</text:p>
          </table:table-cell>
          <table:table-cell office:value-type="float" office:value="0.245177419220215" calcext:value-type="float">
            <text:p>0.245177419220215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10.3411696965522" calcext:value-type="float">
            <text:p>-10.3411696965522</text:p>
          </table:table-cell>
          <table:table-cell office:value-type="float" office:value="0.109911378837491" calcext:value-type="float">
            <text:p>0.109911378837491</text:p>
          </table:table-cell>
          <table:table-cell office:value-type="float" office:value="-10.5476960404909" calcext:value-type="float">
            <text:p>-10.5476960404909</text:p>
          </table:table-cell>
          <table:table-cell office:value-type="float" office:value="-10.1354540216455" calcext:value-type="float">
            <text:p>-10.1354540216455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4_std</text:p>
          </table:table-cell>
          <table:table-cell office:value-type="float" office:value="0.391816291409556" calcext:value-type="float">
            <text:p>0.391816291409556</text:p>
          </table:table-cell>
          <table:table-cell office:value-type="float" office:value="0.0804499640274407" calcext:value-type="float">
            <text:p>0.080449964027441</text:p>
          </table:table-cell>
          <table:table-cell office:value-type="float" office:value="0.245523876384601" calcext:value-type="float">
            <text:p>0.245523876384601</text:p>
          </table:table-cell>
          <table:table-cell office:value-type="float" office:value="0.547958685178908" calcext:value-type="float">
            <text:p>0.547958685178908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25.9037208890339" calcext:value-type="float">
            <text:p>25.9037208890339</text:p>
          </table:table-cell>
          <table:table-cell office:value-type="float" office:value="0.107748006622872" calcext:value-type="float">
            <text:p>0.107748006622872</text:p>
          </table:table-cell>
          <table:table-cell office:value-type="float" office:value="25.7013167699292" calcext:value-type="float">
            <text:p>25.7013167699292</text:p>
          </table:table-cell>
          <table:table-cell office:value-type="float" office:value="26.1053297879745" calcext:value-type="float">
            <text:p>26.1053297879745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430897692029779" calcext:value-type="float">
            <text:p>0.430897692029779</text:p>
          </table:table-cell>
          <table:table-cell office:value-type="float" office:value="0.0790273171090713" calcext:value-type="float">
            <text:p>0.079027317109071</text:p>
          </table:table-cell>
          <table:table-cell office:value-type="float" office:value="0.288629491470697" calcext:value-type="float">
            <text:p>0.288629491470697</text:p>
          </table:table-cell>
          <table:table-cell office:value-type="float" office:value="0.58511268793494" calcext:value-type="float">
            <text:p>0.58511268793494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26.6425654893574" calcext:value-type="float">
            <text:p>26.6425654893574</text:p>
          </table:table-cell>
          <table:table-cell office:value-type="float" office:value="0.429171597212073" calcext:value-type="float">
            <text:p>0.429171597212073</text:p>
          </table:table-cell>
          <table:table-cell office:value-type="float" office:value="25.8378363369135" calcext:value-type="float">
            <text:p>25.8378363369135</text:p>
          </table:table-cell>
          <table:table-cell office:value-type="float" office:value="27.4492334520478" calcext:value-type="float">
            <text:p>27.4492334520478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6_std</text:p>
          </table:table-cell>
          <table:table-cell office:value-type="float" office:value="-3.05367182495456" calcext:value-type="float">
            <text:p>-3.05367182495456</text:p>
          </table:table-cell>
          <table:table-cell office:value-type="float" office:value="0.303982325855821" calcext:value-type="float">
            <text:p>0.303982325855821</text:p>
          </table:table-cell>
          <table:table-cell office:value-type="float" office:value="-3.66875257812277" calcext:value-type="float">
            <text:p>-3.66875257812277</text:p>
          </table:table-cell>
          <table:table-cell office:value-type="float" office:value="-2.52021765158065" calcext:value-type="float">
            <text:p>-2.52021765158065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-6.96784186458211" calcext:value-type="float">
            <text:p>-6.96784186458211</text:p>
          </table:table-cell>
          <table:table-cell office:value-type="float" office:value="0.12694380867388" calcext:value-type="float">
            <text:p>0.12694380867388</text:p>
          </table:table-cell>
          <table:table-cell office:value-type="float" office:value="-7.20741012547762" calcext:value-type="float">
            <text:p>-7.20741012547762</text:p>
          </table:table-cell>
          <table:table-cell office:value-type="float" office:value="-6.72869147931293" calcext:value-type="float">
            <text:p>-6.72869147931293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3_std</text:p>
          </table:table-cell>
          <table:table-cell office:value-type="float" office:value="0.0422753966437189" calcext:value-type="float">
            <text:p>0.042275396643719</text:p>
          </table:table-cell>
          <table:table-cell office:value-type="float" office:value="0.0966527860278689" calcext:value-type="float">
            <text:p>0.096652786027869</text:p>
          </table:table-cell>
          <table:table-cell office:value-type="float" office:value="-0.139010665272777" calcext:value-type="float">
            <text:p>-0.139010665272777</text:p>
          </table:table-cell>
          <table:table-cell office:value-type="float" office:value="0.225047751120224" calcext:value-type="float">
            <text:p>0.225047751120224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30.6419968457876" calcext:value-type="float">
            <text:p>-30.6419968457876</text:p>
          </table:table-cell>
          <table:table-cell office:value-type="float" office:value="0.10643064007152" calcext:value-type="float">
            <text:p>0.10643064007152</text:p>
          </table:table-cell>
          <table:table-cell office:value-type="float" office:value="-30.8430561834731" calcext:value-type="float">
            <text:p>-30.8430561834731</text:p>
          </table:table-cell>
          <table:table-cell office:value-type="float" office:value="-30.4424991720275" calcext:value-type="float">
            <text:p>-30.4424991720275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4_std</text:p>
          </table:table-cell>
          <table:table-cell office:value-type="float" office:value="0.367165712209486" calcext:value-type="float">
            <text:p>0.367165712209486</text:p>
          </table:table-cell>
          <table:table-cell office:value-type="float" office:value="0.0822913634101225" calcext:value-type="float">
            <text:p>0.082291363410123</text:p>
          </table:table-cell>
          <table:table-cell office:value-type="float" office:value="0.216843744405079" calcext:value-type="float">
            <text:p>0.216843744405079</text:p>
          </table:table-cell>
          <table:table-cell office:value-type="float" office:value="0.527950431358622" calcext:value-type="float">
            <text:p>0.527950431358622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5.60289373979854" calcext:value-type="float">
            <text:p>5.60289373979854</text:p>
          </table:table-cell>
          <table:table-cell office:value-type="float" office:value="0.103823416445216" calcext:value-type="float">
            <text:p>0.103823416445216</text:p>
          </table:table-cell>
          <table:table-cell office:value-type="float" office:value="5.40739717683243" calcext:value-type="float">
            <text:p>5.40739717683243</text:p>
          </table:table-cell>
          <table:table-cell office:value-type="float" office:value="5.79838019863578" calcext:value-type="float">
            <text:p>5.79838019863578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406247112829708" calcext:value-type="float">
            <text:p>0.406247112829708</text:p>
          </table:table-cell>
          <table:table-cell office:value-type="float" office:value="0.0805218958476612" calcext:value-type="float">
            <text:p>0.080521895847661</text:p>
          </table:table-cell>
          <table:table-cell office:value-type="float" office:value="0.260008835252087" calcext:value-type="float">
            <text:p>0.260008835252087</text:p>
          </table:table-cell>
          <table:table-cell office:value-type="float" office:value="0.564290641051483" calcext:value-type="float">
            <text:p>0.564290641051483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6.34173834012211" calcext:value-type="float">
            <text:p>6.34173834012211</text:p>
          </table:table-cell>
          <table:table-cell office:value-type="float" office:value="0.426996133371896" calcext:value-type="float">
            <text:p>0.426996133371896</text:p>
          </table:table-cell>
          <table:table-cell office:value-type="float" office:value="5.53817573240179" calcext:value-type="float">
            <text:p>5.53817573240179</text:p>
          </table:table-cell>
          <table:table-cell office:value-type="float" office:value="7.14628013211597" calcext:value-type="float">
            <text:p>7.14628013211597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6_std</text:p>
          </table:table-cell>
          <table:table-cell office:value-type="float" office:value="-3.07832240415463" calcext:value-type="float">
            <text:p>-3.07832240415463</text:p>
          </table:table-cell>
          <table:table-cell office:value-type="float" office:value="0.303881884173702" calcext:value-type="float">
            <text:p>0.303881884173702</text:p>
          </table:table-cell>
          <table:table-cell office:value-type="float" office:value="-3.69176274725564" calcext:value-type="float">
            <text:p>-3.69176274725564</text:p>
          </table:table-cell>
          <table:table-cell office:value-type="float" office:value="-2.54576762841113" calcext:value-type="float">
            <text:p>-2.54576762841113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23.6741549812055" calcext:value-type="float">
            <text:p>-23.6741549812055</text:p>
          </table:table-cell>
          <table:table-cell office:value-type="float" office:value="0.103136471798187" calcext:value-type="float">
            <text:p>0.103136471798187</text:p>
          </table:table-cell>
          <table:table-cell office:value-type="float" office:value="-23.8685685522824" calcext:value-type="float">
            <text:p>-23.8685685522824</text:p>
          </table:table-cell>
          <table:table-cell office:value-type="float" office:value="-23.4802312097093" calcext:value-type="float">
            <text:p>-23.4802312097093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324890315565767" calcext:value-type="float">
            <text:p>0.324890315565767</text:p>
          </table:table-cell>
          <table:table-cell office:value-type="float" office:value="0.075848808322598" calcext:value-type="float">
            <text:p>0.075848808322598</text:p>
          </table:table-cell>
          <table:table-cell office:value-type="float" office:value="0.187773778665587" calcext:value-type="float">
            <text:p>0.187773778665587</text:p>
          </table:table-cell>
          <table:table-cell office:value-type="float" office:value="0.472708907435151" calcext:value-type="float">
            <text:p>0.472708907435151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12.5707356043807" calcext:value-type="float">
            <text:p>12.5707356043807</text:p>
          </table:table-cell>
          <table:table-cell office:value-type="float" office:value="0.10103865354785" calcext:value-type="float">
            <text:p>0.10103865354785</text:p>
          </table:table-cell>
          <table:table-cell office:value-type="float" office:value="12.3810444638155" calcext:value-type="float">
            <text:p>12.3810444638155</text:p>
          </table:table-cell>
          <table:table-cell office:value-type="float" office:value="12.761703223137" calcext:value-type="float">
            <text:p>12.761703223137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363971716185989" calcext:value-type="float">
            <text:p>0.363971716185989</text:p>
          </table:table-cell>
          <table:table-cell office:value-type="float" office:value="0.0741236207391836" calcext:value-type="float">
            <text:p>0.074123620739184</text:p>
          </table:table-cell>
          <table:table-cell office:value-type="float" office:value="0.229093653466577" calcext:value-type="float">
            <text:p>0.229093653466577</text:p>
          </table:table-cell>
          <table:table-cell office:value-type="float" office:value="0.509305416576931" calcext:value-type="float">
            <text:p>0.509305416576931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13.3095802047042" calcext:value-type="float">
            <text:p>13.3095802047042</text:p>
          </table:table-cell>
          <table:table-cell office:value-type="float" office:value="0.428779714784681" calcext:value-type="float">
            <text:p>0.428779714784681</text:p>
          </table:table-cell>
          <table:table-cell office:value-type="float" office:value="12.5060841896949" calcext:value-type="float">
            <text:p>12.5060841896949</text:p>
          </table:table-cell>
          <table:table-cell office:value-type="float" office:value="14.1177712361997" calcext:value-type="float">
            <text:p>14.1177712361997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6_std</text:p>
          </table:table-cell>
          <table:table-cell office:value-type="float" office:value="-3.12059780079834" calcext:value-type="float">
            <text:p>-3.12059780079834</text:p>
          </table:table-cell>
          <table:table-cell office:value-type="float" office:value="0.304141140120934" calcext:value-type="float">
            <text:p>0.304141140120934</text:p>
          </table:table-cell>
          <table:table-cell office:value-type="float" office:value="-3.73683161138053" calcext:value-type="float">
            <text:p>-3.73683161138053</text:p>
          </table:table-cell>
          <table:table-cell office:value-type="float" office:value="-2.58702483250618" calcext:value-type="float">
            <text:p>-2.58702483250618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36.2448905855861" calcext:value-type="float">
            <text:p>36.2448905855861</text:p>
          </table:table-cell>
          <table:table-cell office:value-type="float" office:value="0.0735552640050459" calcext:value-type="float">
            <text:p>0.073555264005046</text:p>
          </table:table-cell>
          <table:table-cell office:value-type="float" office:value="36.1066607987157" calcext:value-type="float">
            <text:p>36.1066607987157</text:p>
          </table:table-cell>
          <table:table-cell office:value-type="float" office:value="36.3835004580418" calcext:value-type="float">
            <text:p>36.3835004580418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390814006202228" calcext:value-type="float">
            <text:p>0.039081400620223</text:p>
          </table:table-cell>
          <table:table-cell office:value-type="float" office:value="0.0542459175297548" calcext:value-type="float">
            <text:p>0.054245917529755</text:p>
          </table:table-cell>
          <table:table-cell office:value-type="float" office:value="-0.062018246948129" calcext:value-type="float">
            <text:p>-0.062018246948129</text:p>
          </table:table-cell>
          <table:table-cell office:value-type="float" office:value="0.142197249590836" calcext:value-type="float">
            <text:p>0.142197249590836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36.9837351859097" calcext:value-type="float">
            <text:p>36.9837351859097</text:p>
          </table:table-cell>
          <table:table-cell office:value-type="float" office:value="0.422976467185906" calcext:value-type="float">
            <text:p>0.422976467185906</text:p>
          </table:table-cell>
          <table:table-cell office:value-type="float" office:value="36.193737137545" calcext:value-type="float">
            <text:p>36.193737137545</text:p>
          </table:table-cell>
          <table:table-cell office:value-type="float" office:value="37.7768571577914" calcext:value-type="float">
            <text:p>37.7768571577914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std_group6_std</text:p>
          </table:table-cell>
          <table:table-cell office:value-type="float" office:value="-3.44548811636411" calcext:value-type="float">
            <text:p>-3.44548811636411</text:p>
          </table:table-cell>
          <table:table-cell office:value-type="float" office:value="0.300064172922568" calcext:value-type="float">
            <text:p>0.300064172922568</text:p>
          </table:table-cell>
          <table:table-cell office:value-type="float" office:value="-4.05267904867341" calcext:value-type="float">
            <text:p>-4.05267904867341</text:p>
          </table:table-cell>
          <table:table-cell office:value-type="float" office:value="-2.92126948527571" calcext:value-type="float">
            <text:p>-2.92126948527571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738844600323573" calcext:value-type="float">
            <text:p>0.738844600323573</text:p>
          </table:table-cell>
          <table:table-cell office:value-type="float" office:value="0.42239649642701" calcext:value-type="float">
            <text:p>0.42239649642701</text:p>
          </table:table-cell>
          <table:table-cell office:value-type="float" office:value="-0.0502788157347115" calcext:value-type="float">
            <text:p>-0.050278815734712</text:p>
          </table:table-cell>
          <table:table-cell office:value-type="float" office:value="1.53205144500884" calcext:value-type="float">
            <text:p>1.53205144500884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5_std_group6_std</text:p>
          </table:table-cell>
          <table:table-cell office:value-type="float" office:value="-3.48456951698433" calcext:value-type="float">
            <text:p>-3.48456951698433</text:p>
          </table:table-cell>
          <table:table-cell office:value-type="float" office:value="0.298888796932406" calcext:value-type="float">
            <text:p>0.298888796932406</text:p>
          </table:table-cell>
          <table:table-cell office:value-type="float" office:value="-4.08948548802712" calcext:value-type="float">
            <text:p>-4.08948548802712</text:p>
          </table:table-cell>
          <table:table-cell office:value-type="float" office:value="-2.96402592222688" calcext:value-type="float">
            <text:p>-2.96402592222688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0_mean</text:p>
          </table:table-cell>
          <table:table-cell office:value-type="float" office:value="187.005019404211" calcext:value-type="float">
            <text:p>187.005019404211</text:p>
          </table:table-cell>
          <table:table-cell office:value-type="float" office:value="0.065363955590787" calcext:value-type="float">
            <text:p>0.065363955590787</text:p>
          </table:table-cell>
          <table:table-cell office:value-type="float" office:value="186.882971986744" calcext:value-type="float">
            <text:p>186.882971986744</text:p>
          </table:table-cell>
          <table:table-cell office:value-type="float" office:value="187.12841502811" calcext:value-type="float">
            <text:p>187.12841502811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0_std</text:p>
          </table:table-cell>
          <table:table-cell office:value-type="float" office:value="0.623777457943991" calcext:value-type="float">
            <text:p>0.623777457943991</text:p>
          </table:table-cell>
          <table:table-cell office:value-type="float" office:value="0.0492727238016108" calcext:value-type="float">
            <text:p>0.049272723801611</text:p>
          </table:table-cell>
          <table:table-cell office:value-type="float" office:value="0.537238491666354" calcext:value-type="float">
            <text:p>0.537238491666354</text:p>
          </table:table-cell>
          <table:table-cell office:value-type="float" office:value="0.7218417440128" calcext:value-type="float">
            <text:p>0.7218417440128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1_mean</text:p>
          </table:table-cell>
          <table:table-cell office:value-type="float" office:value="197.559245622456" calcext:value-type="float">
            <text:p>197.559245622456</text:p>
          </table:table-cell>
          <table:table-cell office:value-type="float" office:value="0.0955358252690953" calcext:value-type="float">
            <text:p>0.095535825269095</text:p>
          </table:table-cell>
          <table:table-cell office:value-type="float" office:value="197.378990544999" calcext:value-type="float">
            <text:p>197.378990544999</text:p>
          </table:table-cell>
          <table:table-cell office:value-type="float" office:value="197.737325290293" calcext:value-type="float">
            <text:p>197.737325290293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1_std</text:p>
          </table:table-cell>
          <table:table-cell office:value-type="float" office:value="0.914586585371302" calcext:value-type="float">
            <text:p>0.914586585371302</text:p>
          </table:table-cell>
          <table:table-cell office:value-type="float" office:value="0.0717711906633605" calcext:value-type="float">
            <text:p>0.071771190663361</text:p>
          </table:table-cell>
          <table:table-cell office:value-type="float" office:value="0.788067283413037" calcext:value-type="float">
            <text:p>0.788067283413037</text:p>
          </table:table-cell>
          <table:table-cell office:value-type="float" office:value="1.05699970898189" calcext:value-type="float">
            <text:p>1.05699970898189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2_mean</text:p>
          </table:table-cell>
          <table:table-cell office:value-type="float" office:value="177.258418473221" calcext:value-type="float">
            <text:p>177.258418473221</text:p>
          </table:table-cell>
          <table:table-cell office:value-type="float" office:value="0.0910642906312195" calcext:value-type="float">
            <text:p>0.09106429063122</text:p>
          </table:table-cell>
          <table:table-cell office:value-type="float" office:value="177.086380940242" calcext:value-type="float">
            <text:p>177.086380940242</text:p>
          </table:table-cell>
          <table:table-cell office:value-type="float" office:value="177.430692581887" calcext:value-type="float">
            <text:p>177.430692581887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2_std</text:p>
          </table:table-cell>
          <table:table-cell office:value-type="float" office:value="0.889936006171231" calcext:value-type="float">
            <text:p>0.889936006171231</text:p>
          </table:table-cell>
          <table:table-cell office:value-type="float" office:value="0.0763127231462696" calcext:value-type="float">
            <text:p>0.07631272314627</text:p>
          </table:table-cell>
          <table:table-cell office:value-type="float" office:value="0.752209969308668" calcext:value-type="float">
            <text:p>0.752209969308668</text:p>
          </table:table-cell>
          <table:table-cell office:value-type="float" office:value="1.0415625534207" calcext:value-type="float">
            <text:p>1.0415625534207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3_mean</text:p>
          </table:table-cell>
          <table:table-cell office:value-type="float" office:value="184.226260337803" calcext:value-type="float">
            <text:p>184.226260337803</text:p>
          </table:table-cell>
          <table:table-cell office:value-type="float" office:value="0.0876706122328474" calcext:value-type="float">
            <text:p>0.087670612232847</text:p>
          </table:table-cell>
          <table:table-cell office:value-type="float" office:value="184.061458085824" calcext:value-type="float">
            <text:p>184.061458085824</text:p>
          </table:table-cell>
          <table:table-cell office:value-type="float" office:value="184.391564367119" calcext:value-type="float">
            <text:p>184.391564367119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3_std</text:p>
          </table:table-cell>
          <table:table-cell office:value-type="float" office:value="0.847660609527512" calcext:value-type="float">
            <text:p>0.847660609527512</text:p>
          </table:table-cell>
          <table:table-cell office:value-type="float" office:value="0.0653617533544924" calcext:value-type="float">
            <text:p>0.065361753354492</text:p>
          </table:table-cell>
          <table:table-cell office:value-type="float" office:value="0.733234868909173" calcext:value-type="float">
            <text:p>0.733234868909173</text:p>
          </table:table-cell>
          <table:table-cell office:value-type="float" office:value="0.978658203600891" calcext:value-type="float">
            <text:p>0.978658203600891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4_mean</text:p>
          </table:table-cell>
          <table:table-cell office:value-type="float" office:value="207.900415319008" calcext:value-type="float">
            <text:p>207.900415319008</text:p>
          </table:table-cell>
          <table:table-cell office:value-type="float" office:value="0.0543165769370308" calcext:value-type="float">
            <text:p>0.054316576937031</text:p>
          </table:table-cell>
          <table:table-cell office:value-type="float" office:value="207.797643547963" calcext:value-type="float">
            <text:p>207.797643547963</text:p>
          </table:table-cell>
          <table:table-cell office:value-type="float" office:value="208.003563378811" calcext:value-type="float">
            <text:p>208.003563378811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4_std</text:p>
          </table:table-cell>
          <table:table-cell office:value-type="float" office:value="0.522770293961745" calcext:value-type="float">
            <text:p>0.522770293961745</text:p>
          </table:table-cell>
          <table:table-cell office:value-type="float" office:value="0.0412407676662824" calcext:value-type="float">
            <text:p>0.041240767666282</text:p>
          </table:table-cell>
          <table:table-cell office:value-type="float" office:value="0.450995527011648" calcext:value-type="float">
            <text:p>0.450995527011648</text:p>
          </table:table-cell>
          <table:table-cell office:value-type="float" office:value="0.605546282971065" calcext:value-type="float">
            <text:p>0.605546282971065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5_mean</text:p>
          </table:table-cell>
          <table:table-cell office:value-type="float" office:value="171.655524733422" calcext:value-type="float">
            <text:p>171.655524733422</text:p>
          </table:table-cell>
          <table:table-cell office:value-type="float" office:value="0.0502402418395656" calcext:value-type="float">
            <text:p>0.050240241839566</text:p>
          </table:table-cell>
          <table:table-cell office:value-type="float" office:value="171.561717453801" calcext:value-type="float">
            <text:p>171.561717453801</text:p>
          </table:table-cell>
          <table:table-cell office:value-type="float" office:value="171.749657153815" calcext:value-type="float">
            <text:p>171.749657153815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5_std</text:p>
          </table:table-cell>
          <table:table-cell office:value-type="float" office:value="0.483688893341523" calcext:value-type="float">
            <text:p>0.483688893341523</text:p>
          </table:table-cell>
          <table:table-cell office:value-type="float" office:value="0.0391349953872294" calcext:value-type="float">
            <text:p>0.039134995387229</text:p>
          </table:table-cell>
          <table:table-cell office:value-type="float" office:value="0.414109300305271" calcext:value-type="float">
            <text:p>0.414109300305271</text:p>
          </table:table-cell>
          <table:table-cell office:value-type="float" office:value="0.562159805126265" calcext:value-type="float">
            <text:p>0.562159805126265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6_mean</text:p>
          </table:table-cell>
          <table:table-cell office:value-type="float" office:value="170.916680133099" calcext:value-type="float">
            <text:p>170.916680133099</text:p>
          </table:table-cell>
          <table:table-cell office:value-type="float" office:value="0.419936657489565" calcext:value-type="float">
            <text:p>0.419936657489565</text:p>
          </table:table-cell>
          <table:table-cell office:value-type="float" office:value="170.129881445411" calcext:value-type="float">
            <text:p>170.129881445411</text:p>
          </table:table-cell>
          <table:table-cell office:value-type="float" office:value="171.704395200514" calcext:value-type="float">
            <text:p>171.704395200514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6_std</text:p>
          </table:table-cell>
          <table:table-cell office:value-type="float" office:value="3.96825841032586" calcext:value-type="float">
            <text:p>3.96825841032586</text:p>
          </table:table-cell>
          <table:table-cell office:value-type="float" office:value="0.298691264895104" calcext:value-type="float">
            <text:p>0.298691264895104</text:p>
          </table:table-cell>
          <table:table-cell office:value-type="float" office:value="3.44594319919468" calcext:value-type="float">
            <text:p>3.44594319919468</text:p>
          </table:table-cell>
          <table:table-cell office:value-type="float" office:value="4.57135701418457" calcext:value-type="float">
            <text:p>4.57135701418457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0.268779145395071" calcext:value-type="float">
            <text:p>-0.268779145395071</text:p>
          </table:table-cell>
          <table:table-cell office:value-type="float" office:value="0.00349544562507592" calcext:value-type="float">
            <text:p>0.003495445625076</text:p>
          </table:table-cell>
          <table:table-cell office:value-type="float" office:value="-0.275278143417742" calcext:value-type="float">
            <text:p>-0.275278143417742</text:p>
          </table:table-cell>
          <table:table-cell office:value-type="float" office:value="-0.262111789118313" calcext:value-type="float">
            <text:p>-0.262111789118313</text:p>
          </table:table-cell>
          <table:table-cell office:value-type="string" calcext:value-type="string">
            <text:p>reference_sphere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252118002860691" calcext:value-type="float">
            <text:p>-0.025211800286069</text:p>
          </table:table-cell>
          <table:table-cell office:value-type="float" office:value="0.00284182826107306" calcext:value-type="float">
            <text:p>0.002841828261073</text:p>
          </table:table-cell>
          <table:table-cell office:value-type="float" office:value="-0.0308128988568968" calcext:value-type="float">
            <text:p>-0.030812898856897</text:p>
          </table:table-cell>
          <table:table-cell office:value-type="float" office:value="-0.020144709105179" calcext:value-type="float">
            <text:p>-0.020144709105179</text:p>
          </table:table-cell>
          <table:table-cell office:value-type="string" calcext:value-type="string">
            <text:p>reference_sphere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-0.341868848373635" calcext:value-type="float">
            <text:p>-0.341868848373635</text:p>
          </table:table-cell>
          <table:table-cell office:value-type="float" office:value="0.00211124708214191" calcext:value-type="float">
            <text:p>0.002111247082142</text:p>
          </table:table-cell>
          <table:table-cell office:value-type="float" office:value="-0.345820454281812" calcext:value-type="float">
            <text:p>-0.345820454281812</text:p>
          </table:table-cell>
          <table:table-cell office:value-type="float" office:value="-0.337883429133559" calcext:value-type="float">
            <text:p>-0.337883429133559</text:p>
          </table:table-cell>
          <table:table-cell office:value-type="string" calcext:value-type="string">
            <text:p>reference_sphere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115843144367786" calcext:value-type="float">
            <text:p>-0.011584314436779</text:p>
          </table:table-cell>
          <table:table-cell office:value-type="float" office:value="0.00164086878289212" calcext:value-type="float">
            <text:p>0.001640868782892</text:p>
          </table:table-cell>
          <table:table-cell office:value-type="float" office:value="-0.0148368356016411" calcext:value-type="float">
            <text:p>-0.014836835601641</text:p>
          </table:table-cell>
          <table:table-cell office:value-type="float" office:value="-0.00866342328913385" calcext:value-type="float">
            <text:p>-0.008663423289134</text:p>
          </table:table-cell>
          <table:table-cell office:value-type="string" calcext:value-type="string">
            <text:p>reference_sphere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0.0360195791995997" calcext:value-type="float">
            <text:p>-0.0360195791996</text:p>
          </table:table-cell>
          <table:table-cell office:value-type="float" office:value="0.00649257745537168" calcext:value-type="float">
            <text:p>0.006492577455372</text:p>
          </table:table-cell>
          <table:table-cell office:value-type="float" office:value="-0.0482537003668398" calcext:value-type="float">
            <text:p>-0.04825370036684</text:p>
          </table:table-cell>
          <table:table-cell office:value-type="float" office:value="-0.0238526624307958" calcext:value-type="float">
            <text:p>-0.023852662430796</text:p>
          </table:table-cell>
          <table:table-cell office:value-type="string" calcext:value-type="string">
            <text:p>reference_sphere___disconnected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547272908307533" calcext:value-type="float">
            <text:p>-0.054727290830753</text:p>
          </table:table-cell>
          <table:table-cell office:value-type="float" office:value="0.0048345264093748" calcext:value-type="float">
            <text:p>0.004834526409375</text:p>
          </table:table-cell>
          <table:table-cell office:value-type="float" office:value="-0.0643828364873638" calcext:value-type="float">
            <text:p>-0.064382836487364</text:p>
          </table:table-cell>
          <table:table-cell office:value-type="float" office:value="-0.0462936394059929" calcext:value-type="float">
            <text:p>-0.046293639405993</text:p>
          </table:table-cell>
          <table:table-cell office:value-type="string" calcext:value-type="string">
            <text:p>reference_sphere___disconnected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0.105256812051324" calcext:value-type="float">
            <text:p>-0.105256812051324</text:p>
          </table:table-cell>
          <table:table-cell office:value-type="float" office:value="0.00558839798605457" calcext:value-type="float">
            <text:p>0.005588397986055</text:p>
          </table:table-cell>
          <table:table-cell office:value-type="float" office:value="-0.115885068546796" calcext:value-type="float">
            <text:p>-0.115885068546796</text:p>
          </table:table-cell>
          <table:table-cell office:value-type="float" office:value="-0.0946502321488555" calcext:value-type="float">
            <text:p>-0.094650232148856</text:p>
          </table:table-cell>
          <table:table-cell office:value-type="string" calcext:value-type="string">
            <text:p>reference_sphere___disconnected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456629046316173" calcext:value-type="float">
            <text:p>-0.045662904631617</text:p>
          </table:table-cell>
          <table:table-cell office:value-type="float" office:value="0.00416181725434899" calcext:value-type="float">
            <text:p>0.004161817254349</text:p>
          </table:table-cell>
          <table:table-cell office:value-type="float" office:value="-0.0539845625943076" calcext:value-type="float">
            <text:p>-0.053984562594308</text:p>
          </table:table-cell>
          <table:table-cell office:value-type="float" office:value="-0.0383736067515374" calcext:value-type="float">
            <text:p>-0.038373606751538</text:p>
          </table:table-cell>
          <table:table-cell office:value-type="string" calcext:value-type="string">
            <text:p>reference_sphere___disconnected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-0.104318638229708" calcext:value-type="float">
            <text:p>-0.104318638229708</text:p>
          </table:table-cell>
          <table:table-cell office:value-type="float" office:value="0.00119420072649364" calcext:value-type="float">
            <text:p>0.001194200726494</text:p>
          </table:table-cell>
          <table:table-cell office:value-type="float" office:value="-0.106553894166581" calcext:value-type="float">
            <text:p>-0.106553894166581</text:p>
          </table:table-cell>
          <table:table-cell office:value-type="float" office:value="-0.10207852567281" calcext:value-type="float">
            <text:p>-0.10207852567281</text:p>
          </table:table-cell>
          <table:table-cell office:value-type="string" calcext:value-type="string">
            <text:p>reference_sphere___disconnected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5_std</text:p>
          </table:table-cell>
          <table:table-cell office:value-type="float" office:value="-0.00160452781577004" calcext:value-type="float">
            <text:p>-0.00160452781577</text:p>
          </table:table-cell>
          <table:table-cell office:value-type="float" office:value="0.000882924363955548" calcext:value-type="float">
            <text:p>0.000882924363956</text:p>
          </table:table-cell>
          <table:table-cell office:value-type="float" office:value="-0.00329301768027594" calcext:value-type="float">
            <text:p>-0.003293017680276</text:p>
          </table:table-cell>
          <table:table-cell office:value-type="float" office:value="0.0000379754674793939" calcext:value-type="float">
            <text:p>3.79754674793939E-05</text:p>
          </table:table-cell>
          <table:table-cell office:value-type="string" calcext:value-type="string">
            <text:p>reference_sphere___disconnected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-0.0925633258503907" calcext:value-type="float">
            <text:p>-0.092563325850391</text:p>
          </table:table-cell>
          <table:table-cell office:value-type="float" office:value="0.00537059154755305" calcext:value-type="float">
            <text:p>0.005370591547553</text:p>
          </table:table-cell>
          <table:table-cell office:value-type="float" office:value="-0.102659032530598" calcext:value-type="float">
            <text:p>-0.102659032530598</text:p>
          </table:table-cell>
          <table:table-cell office:value-type="float" office:value="-0.0824664968999469" calcext:value-type="float">
            <text:p>-0.082466496899947</text:p>
          </table:table-cell>
          <table:table-cell office:value-type="string" calcext:value-type="string">
            <text:p>reference_sphere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439633715854255" calcext:value-type="float">
            <text:p>-0.043963371585426</text:p>
          </table:table-cell>
          <table:table-cell office:value-type="float" office:value="0.00410972038050155" calcext:value-type="float">
            <text:p>0.004109720380502</text:p>
          </table:table-cell>
          <table:table-cell office:value-type="float" office:value="-0.0522515428628526" calcext:value-type="float">
            <text:p>-0.052251542862853</text:p>
          </table:table-cell>
          <table:table-cell office:value-type="float" office:value="-0.0367171186709623" calcext:value-type="float">
            <text:p>-0.036717118670962</text:p>
          </table:table-cell>
          <table:table-cell office:value-type="string" calcext:value-type="string">
            <text:p>reference_sphere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7_mean</text:p>
          </table:table-cell>
          <table:table-cell office:value-type="float" office:value="0.494872867872614" calcext:value-type="float">
            <text:p>0.494872867872614</text:p>
          </table:table-cell>
          <table:table-cell office:value-type="float" office:value="0.0753824965812088" calcext:value-type="float">
            <text:p>0.075382496581209</text:p>
          </table:table-cell>
          <table:table-cell office:value-type="float" office:value="0.35418544830195" calcext:value-type="float">
            <text:p>0.35418544830195</text:p>
          </table:table-cell>
          <table:table-cell office:value-type="float" office:value="0.638270972747129" calcext:value-type="float">
            <text:p>0.638270972747129</text:p>
          </table:table-cell>
          <table:table-cell office:value-type="string" calcext:value-type="string">
            <text:p>reference_sphere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7_std</text:p>
          </table:table-cell>
          <table:table-cell office:value-type="float" office:value="-0.698464591104888" calcext:value-type="float">
            <text:p>-0.698464591104888</text:p>
          </table:table-cell>
          <table:table-cell office:value-type="float" office:value="0.0542096483449652" calcext:value-type="float">
            <text:p>0.054209648344965</text:p>
          </table:table-cell>
          <table:table-cell office:value-type="float" office:value="-0.807312273462506" calcext:value-type="float">
            <text:p>-0.807312273462506</text:p>
          </table:table-cell>
          <table:table-cell office:value-type="float" office:value="-0.604427864743915" calcext:value-type="float">
            <text:p>-0.604427864743915</text:p>
          </table:table-cell>
          <table:table-cell office:value-type="string" calcext:value-type="string">
            <text:p>reference_sphere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-0.0730897029785638" calcext:value-type="float">
            <text:p>-0.073089702978564</text:p>
          </table:table-cell>
          <table:table-cell office:value-type="float" office:value="0.00391668676764194" calcext:value-type="float">
            <text:p>0.003916686767642</text:p>
          </table:table-cell>
          <table:table-cell office:value-type="float" office:value="-0.0805431382111408" calcext:value-type="float">
            <text:p>-0.080543138211141</text:p>
          </table:table-cell>
          <table:table-cell office:value-type="float" office:value="-0.0657771593065389" calcext:value-type="float">
            <text:p>-0.065777159306539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136274858492905" calcext:value-type="float">
            <text:p>0.013627485849291</text:p>
          </table:table-cell>
          <table:table-cell office:value-type="float" office:value="0.00301731706816658" calcext:value-type="float">
            <text:p>0.003017317068167</text:p>
          </table:table-cell>
          <table:table-cell office:value-type="float" office:value="0.00821248078384777" calcext:value-type="float">
            <text:p>0.008212480783848</text:p>
          </table:table-cell>
          <table:table-cell office:value-type="float" office:value="0.01955427100073" calcext:value-type="float">
            <text:p>0.01955427100073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0.232759566195471" calcext:value-type="float">
            <text:p>0.232759566195471</text:p>
          </table:table-cell>
          <table:table-cell office:value-type="float" office:value="0.007322881321076" calcext:value-type="float">
            <text:p>0.007322881321076</text:p>
          </table:table-cell>
          <table:table-cell office:value-type="float" office:value="0.218968582136922" calcext:value-type="float">
            <text:p>0.218968582136922</text:p>
          </table:table-cell>
          <table:table-cell office:value-type="float" office:value="0.246510073181777" calcext:value-type="float">
            <text:p>0.246510073181777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3_std</text:p>
          </table:table-cell>
          <table:table-cell office:value-type="float" office:value="-0.0295154905446842" calcext:value-type="float">
            <text:p>-0.029515490544684</text:p>
          </table:table-cell>
          <table:table-cell office:value-type="float" office:value="0.00535465239252396" calcext:value-type="float">
            <text:p>0.005354652392524</text:p>
          </table:table-cell>
          <table:table-cell office:value-type="float" office:value="-0.0401138000121225" calcext:value-type="float">
            <text:p>-0.040113800012123</text:p>
          </table:table-cell>
          <table:table-cell office:value-type="float" office:value="-0.0198256315223151" calcext:value-type="float">
            <text:p>-0.019825631522315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0.163522333343747" calcext:value-type="float">
            <text:p>0.163522333343747</text:p>
          </table:table-cell>
          <table:table-cell office:value-type="float" office:value="0.00647528594981596" calcext:value-type="float">
            <text:p>0.006475285949816</text:p>
          </table:table-cell>
          <table:table-cell office:value-type="float" office:value="0.151291366210172" calcext:value-type="float">
            <text:p>0.151291366210172</text:p>
          </table:table-cell>
          <table:table-cell office:value-type="float" office:value="0.175703377451683" calcext:value-type="float">
            <text:p>0.175703377451683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0204511043455482" calcext:value-type="float">
            <text:p>-0.020451104345548</text:p>
          </table:table-cell>
          <table:table-cell office:value-type="float" office:value="0.0047491333429923" calcext:value-type="float">
            <text:p>0.004749133342992</text:p>
          </table:table-cell>
          <table:table-cell office:value-type="float" office:value="-0.0296299783449112" calcext:value-type="float">
            <text:p>-0.029629978344911</text:p>
          </table:table-cell>
          <table:table-cell office:value-type="float" office:value="-0.0118449751745119" calcext:value-type="float">
            <text:p>-0.011844975174512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0.164460507165363" calcext:value-type="float">
            <text:p>0.164460507165363</text:p>
          </table:table-cell>
          <table:table-cell office:value-type="float" office:value="0.00353627474445888" calcext:value-type="float">
            <text:p>0.003536274744459</text:p>
          </table:table-cell>
          <table:table-cell office:value-type="float" office:value="0.157727673524908" calcext:value-type="float">
            <text:p>0.157727673524908</text:p>
          </table:table-cell>
          <table:table-cell office:value-type="float" office:value="0.171069650361687" calcext:value-type="float">
            <text:p>0.171069650361687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236072724702991" calcext:value-type="float">
            <text:p>0.023607272470299</text:p>
          </table:table-cell>
          <table:table-cell office:value-type="float" office:value="0.00285279328488936" calcext:value-type="float">
            <text:p>0.002852793284889</text:p>
          </table:table-cell>
          <table:table-cell office:value-type="float" office:value="0.0185271306192435" calcext:value-type="float">
            <text:p>0.018527130619244</text:p>
          </table:table-cell>
          <table:table-cell office:value-type="float" office:value="0.0292211454163827" calcext:value-type="float">
            <text:p>0.029221145416383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0.17621581954468" calcext:value-type="float">
            <text:p>0.17621581954468</text:p>
          </table:table-cell>
          <table:table-cell office:value-type="float" office:value="0.00626455974897103" calcext:value-type="float">
            <text:p>0.006264559748971</text:p>
          </table:table-cell>
          <table:table-cell office:value-type="float" office:value="0.16443864330649" calcext:value-type="float">
            <text:p>0.16443864330649</text:p>
          </table:table-cell>
          <table:table-cell office:value-type="float" office:value="0.187994834997681" calcext:value-type="float">
            <text:p>0.187994834997681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6_std</text:p>
          </table:table-cell>
          <table:table-cell office:value-type="float" office:value="-0.0187515712993564" calcext:value-type="float">
            <text:p>-0.018751571299357</text:p>
          </table:table-cell>
          <table:table-cell office:value-type="float" office:value="0.00469981348688334" calcext:value-type="float">
            <text:p>0.004699813486883</text:p>
          </table:table-cell>
          <table:table-cell office:value-type="float" office:value="-0.0278355145602738" calcext:value-type="float">
            <text:p>-0.027835514560274</text:p>
          </table:table-cell>
          <table:table-cell office:value-type="float" office:value="-0.0101032237289898" calcext:value-type="float">
            <text:p>-0.01010322372899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7_mean</text:p>
          </table:table-cell>
          <table:table-cell office:value-type="float" office:value="0.763652013267684" calcext:value-type="float">
            <text:p>0.763652013267684</text:p>
          </table:table-cell>
          <table:table-cell office:value-type="float" office:value="0.0753250364020007" calcext:value-type="float">
            <text:p>0.075325036402001</text:p>
          </table:table-cell>
          <table:table-cell office:value-type="float" office:value="0.623166575954703" calcext:value-type="float">
            <text:p>0.623166575954703</text:p>
          </table:table-cell>
          <table:table-cell office:value-type="float" office:value="0.906741006052623" calcext:value-type="float">
            <text:p>0.906741006052623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7_std</text:p>
          </table:table-cell>
          <table:table-cell office:value-type="float" office:value="-0.673252790818818" calcext:value-type="float">
            <text:p>-0.673252790818818</text:p>
          </table:table-cell>
          <table:table-cell office:value-type="float" office:value="0.0541081388291936" calcext:value-type="float">
            <text:p>0.054108138829194</text:p>
          </table:table-cell>
          <table:table-cell office:value-type="float" office:value="-0.782038805278233" calcext:value-type="float">
            <text:p>-0.782038805278233</text:p>
          </table:table-cell>
          <table:table-cell office:value-type="float" office:value="-0.579530297492662" calcext:value-type="float">
            <text:p>-0.579530297492662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0.305849269174035" calcext:value-type="float">
            <text:p>0.305849269174035</text:p>
          </table:table-cell>
          <table:table-cell office:value-type="float" office:value="0.00673046232462445" calcext:value-type="float">
            <text:p>0.006730462324624</text:p>
          </table:table-cell>
          <table:table-cell office:value-type="float" office:value="0.293169656899007" calcext:value-type="float">
            <text:p>0.293169656899007</text:p>
          </table:table-cell>
          <table:table-cell office:value-type="float" office:value="0.318492376455177" calcext:value-type="float">
            <text:p>0.318492376455177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431429763939746" calcext:value-type="float">
            <text:p>-0.043142976393975</text:p>
          </table:table-cell>
          <table:table-cell office:value-type="float" office:value="0.00495471483212829" calcext:value-type="float">
            <text:p>0.004954714832128</text:p>
          </table:table-cell>
          <table:table-cell office:value-type="float" office:value="-0.0530360071797752" calcext:value-type="float">
            <text:p>-0.053036007179775</text:p>
          </table:table-cell>
          <table:table-cell office:value-type="float" office:value="-0.0344188845971839" calcext:value-type="float">
            <text:p>-0.034418884597184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0.236612036322311" calcext:value-type="float">
            <text:p>0.236612036322311</text:p>
          </table:table-cell>
          <table:table-cell office:value-type="float" office:value="0.00588338459761148" calcext:value-type="float">
            <text:p>0.005883384597611</text:p>
          </table:table-cell>
          <table:table-cell office:value-type="float" office:value="0.225519005583464" calcext:value-type="float">
            <text:p>0.225519005583464</text:p>
          </table:table-cell>
          <table:table-cell office:value-type="float" office:value="0.247730460926912" calcext:value-type="float">
            <text:p>0.247730460926912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0340785901948387" calcext:value-type="float">
            <text:p>-0.034078590194839</text:p>
          </table:table-cell>
          <table:table-cell office:value-type="float" office:value="0.00433487678345059" calcext:value-type="float">
            <text:p>0.004334876783451</text:p>
          </table:table-cell>
          <table:table-cell office:value-type="float" office:value="-0.0427158195511464" calcext:value-type="float">
            <text:p>-0.042715819551146</text:p>
          </table:table-cell>
          <table:table-cell office:value-type="float" office:value="-0.026463298399938" calcext:value-type="float">
            <text:p>-0.026463298399938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0.237550210143926" calcext:value-type="float">
            <text:p>0.237550210143926</text:p>
          </table:table-cell>
          <table:table-cell office:value-type="float" office:value="0.00218114374366442" calcext:value-type="float">
            <text:p>0.002181143743664</text:p>
          </table:table-cell>
          <table:table-cell office:value-type="float" office:value="0.233461921219106" calcext:value-type="float">
            <text:p>0.233461921219106</text:p>
          </table:table-cell>
          <table:table-cell office:value-type="float" office:value="0.241647421576793" calcext:value-type="float">
            <text:p>0.241647421576793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0997978662100861" calcext:value-type="float">
            <text:p>0.009979786621009</text:p>
          </table:table-cell>
          <table:table-cell office:value-type="float" office:value="0.00167138144578396" calcext:value-type="float">
            <text:p>0.001671381445784</text:p>
          </table:table-cell>
          <table:table-cell office:value-type="float" office:value="0.00698133274437004" calcext:value-type="float">
            <text:p>0.00698133274437</text:p>
          </table:table-cell>
          <table:table-cell office:value-type="float" office:value="0.01328373974566" calcext:value-type="float">
            <text:p>0.01328373974566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0.249305522523244" calcext:value-type="float">
            <text:p>0.249305522523244</text:p>
          </table:table-cell>
          <table:table-cell office:value-type="float" office:value="0.00566436987649568" calcext:value-type="float">
            <text:p>0.005664369876496</text:p>
          </table:table-cell>
          <table:table-cell office:value-type="float" office:value="0.238631331464222" calcext:value-type="float">
            <text:p>0.238631331464222</text:p>
          </table:table-cell>
          <table:table-cell office:value-type="float" office:value="0.259998397978518" calcext:value-type="float">
            <text:p>0.259998397978518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323790571486469" calcext:value-type="float">
            <text:p>-0.032379057148647</text:p>
          </table:table-cell>
          <table:table-cell office:value-type="float" office:value="0.00424996496521441" calcext:value-type="float">
            <text:p>0.004249964965214</text:p>
          </table:table-cell>
          <table:table-cell office:value-type="float" office:value="-0.040781640897952" calcext:value-type="float">
            <text:p>-0.040781640897952</text:p>
          </table:table-cell>
          <table:table-cell office:value-type="float" office:value="-0.0248466449062234" calcext:value-type="float">
            <text:p>-0.024846644906223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7_mean</text:p>
          </table:table-cell>
          <table:table-cell office:value-type="float" office:value="0.836741716246248" calcext:value-type="float">
            <text:p>0.836741716246248</text:p>
          </table:table-cell>
          <table:table-cell office:value-type="float" office:value="0.0753750756791354" calcext:value-type="float">
            <text:p>0.075375075679135</text:p>
          </table:table-cell>
          <table:table-cell office:value-type="float" office:value="0.696250981769874" calcext:value-type="float">
            <text:p>0.696250981769874</text:p>
          </table:table-cell>
          <table:table-cell office:value-type="float" office:value="0.980143190827879" calcext:value-type="float">
            <text:p>0.980143190827879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7_std</text:p>
          </table:table-cell>
          <table:table-cell office:value-type="float" office:value="-0.686880276668109" calcext:value-type="float">
            <text:p>-0.686880276668109</text:p>
          </table:table-cell>
          <table:table-cell office:value-type="float" office:value="0.0541692516117336" calcext:value-type="float">
            <text:p>0.054169251611734</text:p>
          </table:table-cell>
          <table:table-cell office:value-type="float" office:value="-0.79568296386982" calcext:value-type="float">
            <text:p>-0.79568296386982</text:p>
          </table:table-cell>
          <table:table-cell office:value-type="float" office:value="-0.59295603907098" calcext:value-type="float">
            <text:p>-0.59295603907098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0.0692372328517243" calcext:value-type="float">
            <text:p>-0.069237232851724</text:p>
          </table:table-cell>
          <table:table-cell office:value-type="float" office:value="0.00846952579572848" calcext:value-type="float">
            <text:p>0.008469525795728</text:p>
          </table:table-cell>
          <table:table-cell office:value-type="float" office:value="-0.0850961492926853" calcext:value-type="float">
            <text:p>-0.085096149292685</text:p>
          </table:table-cell>
          <table:table-cell office:value-type="float" office:value="-0.0532404839604399" calcext:value-type="float">
            <text:p>-0.05324048396044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906438619913598" calcext:value-type="float">
            <text:p>0.009064386199136</text:p>
          </table:table-cell>
          <table:table-cell office:value-type="float" office:value="0.00615029383451203" calcext:value-type="float">
            <text:p>0.006150293834512</text:p>
          </table:table-cell>
          <table:table-cell office:value-type="float" office:value="-0.00241023085839811" calcext:value-type="float">
            <text:p>-0.002410230858398</text:p>
          </table:table-cell>
          <table:table-cell office:value-type="float" office:value="0.0207897836874779" calcext:value-type="float">
            <text:p>0.020789783687478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-0.0682990590301084" calcext:value-type="float">
            <text:p>-0.068299059030108</text:p>
          </table:table-cell>
          <table:table-cell office:value-type="float" office:value="0.00652082224117115" calcext:value-type="float">
            <text:p>0.006520822241171</text:p>
          </table:table-cell>
          <table:table-cell office:value-type="float" office:value="-0.0805280280879424" calcext:value-type="float">
            <text:p>-0.080528028087942</text:p>
          </table:table-cell>
          <table:table-cell office:value-type="float" office:value="-0.05604922201396" calcext:value-type="float">
            <text:p>-0.05604922201396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531227630149833" calcext:value-type="float">
            <text:p>0.053122763014983</text:p>
          </table:table-cell>
          <table:table-cell office:value-type="float" office:value="0.00484238322978322" calcext:value-type="float">
            <text:p>0.004842383229783</text:p>
          </table:table-cell>
          <table:table-cell office:value-type="float" office:value="0.044623720790053" calcext:value-type="float">
            <text:p>0.044623720790053</text:p>
          </table:table-cell>
          <table:table-cell office:value-type="float" office:value="0.0628484061439601" calcext:value-type="float">
            <text:p>0.06284840614396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-0.056543746650791" calcext:value-type="float">
            <text:p>-0.056543746650791</text:p>
          </table:table-cell>
          <table:table-cell office:value-type="float" office:value="0.00835210300055444" calcext:value-type="float">
            <text:p>0.008352103000554</text:p>
          </table:table-cell>
          <table:table-cell office:value-type="float" office:value="-0.072463218596141" calcext:value-type="float">
            <text:p>-0.072463218596141</text:p>
          </table:table-cell>
          <table:table-cell office:value-type="float" office:value="-0.0407449829829094" calcext:value-type="float">
            <text:p>-0.04074498298291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107639192453278" calcext:value-type="float">
            <text:p>0.010763919245328</text:p>
          </table:table-cell>
          <table:table-cell office:value-type="float" office:value="0.00613091684370414" calcext:value-type="float">
            <text:p>0.006130916843704</text:p>
          </table:table-cell>
          <table:table-cell office:value-type="float" office:value="-0.000551006018745977" calcext:value-type="float">
            <text:p>-0.000551006018746</text:p>
          </table:table-cell>
          <table:table-cell office:value-type="float" office:value="0.022423030353211" calcext:value-type="float">
            <text:p>0.022423030353211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7_mean</text:p>
          </table:table-cell>
          <table:table-cell office:value-type="float" office:value="0.530892447072213" calcext:value-type="float">
            <text:p>0.530892447072213</text:p>
          </table:table-cell>
          <table:table-cell office:value-type="float" office:value="0.0755916358501954" calcext:value-type="float">
            <text:p>0.075591635850195</text:p>
          </table:table-cell>
          <table:table-cell office:value-type="float" office:value="0.389665270658472" calcext:value-type="float">
            <text:p>0.389665270658472</text:p>
          </table:table-cell>
          <table:table-cell office:value-type="float" office:value="0.674474193032783" calcext:value-type="float">
            <text:p>0.674474193032783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7_std</text:p>
          </table:table-cell>
          <table:table-cell office:value-type="float" office:value="-0.643737300274134" calcext:value-type="float">
            <text:p>-0.643737300274134</text:p>
          </table:table-cell>
          <table:table-cell office:value-type="float" office:value="0.05423435330557" calcext:value-type="float">
            <text:p>0.05423435330557</text:p>
          </table:table-cell>
          <table:table-cell office:value-type="float" office:value="-0.753012081621285" calcext:value-type="float">
            <text:p>-0.753012081621285</text:p>
          </table:table-cell>
          <table:table-cell office:value-type="float" office:value="-0.549220725156383" calcext:value-type="float">
            <text:p>-0.549220725156383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0.000938173821615911" calcext:value-type="float">
            <text:p>0.000938173821616</text:p>
          </table:table-cell>
          <table:table-cell office:value-type="float" office:value="0.00560091453715992" calcext:value-type="float">
            <text:p>0.00560091453716</text:p>
          </table:table-cell>
          <table:table-cell office:value-type="float" office:value="-0.00973341545551656" calcext:value-type="float">
            <text:p>-0.009733415455517</text:p>
          </table:table-cell>
          <table:table-cell office:value-type="float" office:value="0.0115274552007961" calcext:value-type="float">
            <text:p>0.011527455200796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440583768158473" calcext:value-type="float">
            <text:p>0.044058376815847</text:p>
          </table:table-cell>
          <table:table-cell office:value-type="float" office:value="0.00417582233678918" calcext:value-type="float">
            <text:p>0.004175822336789</text:p>
          </table:table-cell>
          <table:table-cell office:value-type="float" office:value="0.0366784330053911" calcext:value-type="float">
            <text:p>0.036678433005391</text:p>
          </table:table-cell>
          <table:table-cell office:value-type="float" office:value="0.0524160985852153" calcext:value-type="float">
            <text:p>0.052416098585215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0.0126934862009333" calcext:value-type="float">
            <text:p>0.012693486200933</text:p>
          </table:table-cell>
          <table:table-cell office:value-type="float" office:value="0.00762804095584015" calcext:value-type="float">
            <text:p>0.00762804095584</text:p>
          </table:table-cell>
          <table:table-cell office:value-type="float" office:value="-0.00185572766557931" calcext:value-type="float">
            <text:p>-0.001855727665579</text:p>
          </table:table-cell>
          <table:table-cell office:value-type="float" office:value="0.0269577070833152" calcext:value-type="float">
            <text:p>0.026957707083315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0016995330461918" calcext:value-type="float">
            <text:p>0.001699533046192</text:p>
          </table:table-cell>
          <table:table-cell office:value-type="float" office:value="0.00563832659130667" calcext:value-type="float">
            <text:p>0.005638326591307</text:p>
          </table:table-cell>
          <table:table-cell office:value-type="float" office:value="-0.00882113582103836" calcext:value-type="float">
            <text:p>-0.008821135821038</text:p>
          </table:table-cell>
          <table:table-cell office:value-type="float" office:value="0.0123758772115668" calcext:value-type="float">
            <text:p>0.012375877211567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7_mean</text:p>
          </table:table-cell>
          <table:table-cell office:value-type="float" office:value="0.600129679923938" calcext:value-type="float">
            <text:p>0.600129679923938</text:p>
          </table:table-cell>
          <table:table-cell office:value-type="float" office:value="0.0754481073874859" calcext:value-type="float">
            <text:p>0.075448107387486</text:p>
          </table:table-cell>
          <table:table-cell office:value-type="float" office:value="0.458634093086205" calcext:value-type="float">
            <text:p>0.458634093086205</text:p>
          </table:table-cell>
          <table:table-cell office:value-type="float" office:value="0.743589976219079" calcext:value-type="float">
            <text:p>0.743589976219079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7_std</text:p>
          </table:table-cell>
          <table:table-cell office:value-type="float" office:value="-0.65280168647327" calcext:value-type="float">
            <text:p>-0.65280168647327</text:p>
          </table:table-cell>
          <table:table-cell office:value-type="float" office:value="0.0542014745071853" calcext:value-type="float">
            <text:p>0.054201474507185</text:p>
          </table:table-cell>
          <table:table-cell office:value-type="float" office:value="-0.761815569266051" calcext:value-type="float">
            <text:p>-0.761815569266051</text:p>
          </table:table-cell>
          <table:table-cell office:value-type="float" office:value="-0.558747638836371" calcext:value-type="float">
            <text:p>-0.558747638836371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0117553123793174" calcext:value-type="float">
            <text:p>0.011755312379318</text:p>
          </table:table-cell>
          <table:table-cell office:value-type="float" office:value="0.00539534557788767" calcext:value-type="float">
            <text:p>0.005395345577888</text:p>
          </table:table-cell>
          <table:table-cell office:value-type="float" office:value="0.00165441756540637" calcext:value-type="float">
            <text:p>0.001654417565406</text:p>
          </table:table-cell>
          <table:table-cell office:value-type="float" office:value="0.0219322240939926" calcext:value-type="float">
            <text:p>0.021932224093993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423588437696555" calcext:value-type="float">
            <text:p>-0.042358843769656</text:p>
          </table:table-cell>
          <table:table-cell office:value-type="float" office:value="0.00411798796002883" calcext:value-type="float">
            <text:p>0.004117987960029</text:p>
          </table:table-cell>
          <table:table-cell office:value-type="float" office:value="-0.050577375154158" calcext:value-type="float">
            <text:p>-0.050577375154158</text:p>
          </table:table-cell>
          <table:table-cell office:value-type="float" office:value="-0.0350883700252602" calcext:value-type="float">
            <text:p>-0.03508837002526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mean_group7_mean</text:p>
          </table:table-cell>
          <table:table-cell office:value-type="float" office:value="0.599191506102322" calcext:value-type="float">
            <text:p>0.599191506102322</text:p>
          </table:table-cell>
          <table:table-cell office:value-type="float" office:value="0.0753773255652052" calcext:value-type="float">
            <text:p>0.075377325565205</text:p>
          </table:table-cell>
          <table:table-cell office:value-type="float" office:value="0.458407198325095" calcext:value-type="float">
            <text:p>0.458407198325095</text:p>
          </table:table-cell>
          <table:table-cell office:value-type="float" office:value="0.742571619895222" calcext:value-type="float">
            <text:p>0.742571619895222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std_group7_std</text:p>
          </table:table-cell>
          <table:table-cell office:value-type="float" office:value="-0.696860063289118" calcext:value-type="float">
            <text:p>-0.696860063289118</text:p>
          </table:table-cell>
          <table:table-cell office:value-type="float" office:value="0.0541964694275113" calcext:value-type="float">
            <text:p>0.054196469427511</text:p>
          </table:table-cell>
          <table:table-cell office:value-type="float" office:value="-0.805794566404624" calcext:value-type="float">
            <text:p>-0.805794566404624</text:p>
          </table:table-cell>
          <table:table-cell office:value-type="float" office:value="-0.602799420422235" calcext:value-type="float">
            <text:p>-0.602799420422235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6_mean_group7_mean</text:p>
          </table:table-cell>
          <table:table-cell office:value-type="float" office:value="0.587436193723004" calcext:value-type="float">
            <text:p>0.587436193723004</text:p>
          </table:table-cell>
          <table:table-cell office:value-type="float" office:value="0.0754214793394959" calcext:value-type="float">
            <text:p>0.075421479339496</text:p>
          </table:table-cell>
          <table:table-cell office:value-type="float" office:value="0.446655267589397" calcext:value-type="float">
            <text:p>0.446655267589397</text:p>
          </table:table-cell>
          <table:table-cell office:value-type="float" office:value="0.730550279289878" calcext:value-type="float">
            <text:p>0.730550279289878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6_std_group7_std</text:p>
          </table:table-cell>
          <table:table-cell office:value-type="float" office:value="-0.654501219519462" calcext:value-type="float">
            <text:p>-0.654501219519462</text:p>
          </table:table-cell>
          <table:table-cell office:value-type="float" office:value="0.0541482834627264" calcext:value-type="float">
            <text:p>0.054148283462727</text:p>
          </table:table-cell>
          <table:table-cell office:value-type="float" office:value="-0.76310783200452" calcext:value-type="float">
            <text:p>-0.76310783200452</text:p>
          </table:table-cell>
          <table:table-cell office:value-type="float" office:value="-0.560750560085194" calcext:value-type="float">
            <text:p>-0.560750560085194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0_mean</text:p>
          </table:table-cell>
          <table:table-cell office:value-type="float" office:value="1.18716094507914" calcext:value-type="float">
            <text:p>1.18716094507914</text:p>
          </table:table-cell>
          <table:table-cell office:value-type="float" office:value="0.000761194679014365" calcext:value-type="float">
            <text:p>0.000761194679014</text:p>
          </table:table-cell>
          <table:table-cell office:value-type="float" office:value="1.18573242500131" calcext:value-type="float">
            <text:p>1.18573242500131</text:p>
          </table:table-cell>
          <table:table-cell office:value-type="float" office:value="1.18858944004618" calcext:value-type="float">
            <text:p>1.18858944004618</text:p>
          </table:table-cell>
          <table:table-cell office:value-type="string" calcext:value-type="string">
            <text:p>reference_sphere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0_std</text:p>
          </table:table-cell>
          <table:table-cell office:value-type="float" office:value="0.00728965703107893" calcext:value-type="float">
            <text:p>0.007289657031079</text:p>
          </table:table-cell>
          <table:table-cell office:value-type="float" office:value="0.000570616463477215" calcext:value-type="float">
            <text:p>0.000570616463477</text:p>
          </table:table-cell>
          <table:table-cell office:value-type="float" office:value="0.00628489407069197" calcext:value-type="float">
            <text:p>0.006284894070692</text:p>
          </table:table-cell>
          <table:table-cell office:value-type="float" office:value="0.00843293749073632" calcext:value-type="float">
            <text:p>0.008432937490736</text:p>
          </table:table-cell>
          <table:table-cell office:value-type="string" calcext:value-type="string">
            <text:p>reference_sphere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1_mean</text:p>
          </table:table-cell>
          <table:table-cell office:value-type="float" office:value="1.45594009047421" calcext:value-type="float">
            <text:p>1.45594009047421</text:p>
          </table:table-cell>
          <table:table-cell office:value-type="float" office:value="0.00341601001406964" calcext:value-type="float">
            <text:p>0.00341601001407</text:p>
          </table:table-cell>
          <table:table-cell office:value-type="float" office:value="1.44943278161592" calcext:value-type="float">
            <text:p>1.44943278161592</text:p>
          </table:table-cell>
          <table:table-cell office:value-type="float" office:value="1.46227916621245" calcext:value-type="float">
            <text:p>1.46227916621245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1_std</text:p>
          </table:table-cell>
          <table:table-cell office:value-type="float" office:value="0.032501457317148" calcext:value-type="float">
            <text:p>0.032501457317148</text:p>
          </table:table-cell>
          <table:table-cell office:value-type="float" office:value="0.00283382330745675" calcext:value-type="float">
            <text:p>0.002833823307457</text:p>
          </table:table-cell>
          <table:table-cell office:value-type="float" office:value="0.0274606186643231" calcext:value-type="float">
            <text:p>0.027460618664323</text:p>
          </table:table-cell>
          <table:table-cell office:value-type="float" office:value="0.0381029806306008" calcext:value-type="float">
            <text:p>0.038102980630601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2_mean</text:p>
          </table:table-cell>
          <table:table-cell office:value-type="float" office:value="1.52902979345278" calcext:value-type="float">
            <text:p>1.52902979345278</text:p>
          </table:table-cell>
          <table:table-cell office:value-type="float" office:value="0.00198147125901425" calcext:value-type="float">
            <text:p>0.001981471259014</text:p>
          </table:table-cell>
          <table:table-cell office:value-type="float" office:value="1.52528838537435" calcext:value-type="float">
            <text:p>1.52528838537435</text:p>
          </table:table-cell>
          <table:table-cell office:value-type="float" office:value="1.53272096584679" calcext:value-type="float">
            <text:p>1.53272096584679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2_std</text:p>
          </table:table-cell>
          <table:table-cell office:value-type="float" office:value="0.0188739714678576" calcext:value-type="float">
            <text:p>0.018873971467858</text:p>
          </table:table-cell>
          <table:table-cell office:value-type="float" office:value="0.00158026923873111" calcext:value-type="float">
            <text:p>0.001580269238731</text:p>
          </table:table-cell>
          <table:table-cell office:value-type="float" office:value="0.0160765765113861" calcext:value-type="float">
            <text:p>0.016076576511386</text:p>
          </table:table-cell>
          <table:table-cell office:value-type="float" office:value="0.0220457866120638" calcext:value-type="float">
            <text:p>0.022045786612064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3_mean</text:p>
          </table:table-cell>
          <table:table-cell office:value-type="float" office:value="1.22318052427874" calcext:value-type="float">
            <text:p>1.22318052427874</text:p>
          </table:table-cell>
          <table:table-cell office:value-type="float" office:value="0.00645375160541257" calcext:value-type="float">
            <text:p>0.006453751605413</text:p>
          </table:table-cell>
          <table:table-cell office:value-type="float" office:value="1.21103512138599" calcext:value-type="float">
            <text:p>1.21103512138599</text:p>
          </table:table-cell>
          <table:table-cell office:value-type="float" office:value="1.23530384538001" calcext:value-type="float">
            <text:p>1.23530384538001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3_std</text:p>
          </table:table-cell>
          <table:table-cell office:value-type="float" office:value="0.0620169478618322" calcext:value-type="float">
            <text:p>0.062016947861832</text:p>
          </table:table-cell>
          <table:table-cell office:value-type="float" office:value="0.00483101130988929" calcext:value-type="float">
            <text:p>0.004831011309889</text:p>
          </table:table-cell>
          <table:table-cell office:value-type="float" office:value="0.053548954923785" calcext:value-type="float">
            <text:p>0.053548954923785</text:p>
          </table:table-cell>
          <table:table-cell office:value-type="float" office:value="0.0716962431828634" calcext:value-type="float">
            <text:p>0.071696243182863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4_mean</text:p>
          </table:table-cell>
          <table:table-cell office:value-type="float" office:value="1.29241775713047" calcext:value-type="float">
            <text:p>1.29241775713047</text:p>
          </table:table-cell>
          <table:table-cell office:value-type="float" office:value="0.00554097539855115" calcext:value-type="float">
            <text:p>0.005540975398551</text:p>
          </table:table-cell>
          <table:table-cell office:value-type="float" office:value="1.28187780196655" calcext:value-type="float">
            <text:p>1.28187780196655</text:p>
          </table:table-cell>
          <table:table-cell office:value-type="float" office:value="1.30292227870942" calcext:value-type="float">
            <text:p>1.30292227870942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4_std</text:p>
          </table:table-cell>
          <table:table-cell office:value-type="float" office:value="0.0529525616626962" calcext:value-type="float">
            <text:p>0.052952561662696</text:p>
          </table:table-cell>
          <table:table-cell office:value-type="float" office:value="0.00415497667657997" calcext:value-type="float">
            <text:p>0.00415497667658</text:p>
          </table:table-cell>
          <table:table-cell office:value-type="float" office:value="0.0456367487062025" calcext:value-type="float">
            <text:p>0.045636748706203</text:p>
          </table:table-cell>
          <table:table-cell office:value-type="float" office:value="0.0612818930777302" calcext:value-type="float">
            <text:p>0.06128189307773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5_mean</text:p>
          </table:table-cell>
          <table:table-cell office:value-type="float" office:value="1.29147958330885" calcext:value-type="float">
            <text:p>1.29147958330885</text:p>
          </table:table-cell>
          <table:table-cell office:value-type="float" office:value="0.000921888910234066" calcext:value-type="float">
            <text:p>0.000921888910234</text:p>
          </table:table-cell>
          <table:table-cell office:value-type="float" office:value="1.28973294206345" calcext:value-type="float">
            <text:p>1.28973294206345</text:p>
          </table:table-cell>
          <table:table-cell office:value-type="float" office:value="1.29320612558949" calcext:value-type="float">
            <text:p>1.29320612558949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5_std</text:p>
          </table:table-cell>
          <table:table-cell office:value-type="float" office:value="0.00889418484684897" calcext:value-type="float">
            <text:p>0.008894184846849</text:p>
          </table:table-cell>
          <table:table-cell office:value-type="float" office:value="0.000701400258802845" calcext:value-type="float">
            <text:p>0.000701400258803</text:p>
          </table:table-cell>
          <table:table-cell office:value-type="float" office:value="0.00766499992529557" calcext:value-type="float">
            <text:p>0.007664999925296</text:p>
          </table:table-cell>
          <table:table-cell office:value-type="float" office:value="0.0103015725175186" calcext:value-type="float">
            <text:p>0.010301572517519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6_mean</text:p>
          </table:table-cell>
          <table:table-cell office:value-type="float" office:value="1.27972427092953" calcext:value-type="float">
            <text:p>1.27972427092953</text:p>
          </table:table-cell>
          <table:table-cell office:value-type="float" office:value="0.00532127379019913" calcext:value-type="float">
            <text:p>0.005321273790199</text:p>
          </table:table-cell>
          <table:table-cell office:value-type="float" office:value="1.26967868641606" calcext:value-type="float">
            <text:p>1.26967868641606</text:p>
          </table:table-cell>
          <table:table-cell office:value-type="float" office:value="1.28974979278281" calcext:value-type="float">
            <text:p>1.28974979278281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6_std</text:p>
          </table:table-cell>
          <table:table-cell office:value-type="float" office:value="0.0512530286165045" calcext:value-type="float">
            <text:p>0.051253028616505</text:p>
          </table:table-cell>
          <table:table-cell office:value-type="float" office:value="0.00410586957636607" calcext:value-type="float">
            <text:p>0.004105869576366</text:p>
          </table:table-cell>
          <table:table-cell office:value-type="float" office:value="0.0440093581640278" calcext:value-type="float">
            <text:p>0.044009358164028</text:p>
          </table:table-cell>
          <table:table-cell office:value-type="float" office:value="0.0595082942730176" calcext:value-type="float">
            <text:p>0.059508294273018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7_mean</text:p>
          </table:table-cell>
          <table:table-cell office:value-type="float" office:value="0.692288077206529" calcext:value-type="float">
            <text:p>0.692288077206529</text:p>
          </table:table-cell>
          <table:table-cell office:value-type="float" office:value="0.0753860318882416" calcext:value-type="float">
            <text:p>0.075386031888242</text:p>
          </table:table-cell>
          <table:table-cell office:value-type="float" office:value="0.548863409295384" calcext:value-type="float">
            <text:p>0.548863409295384</text:p>
          </table:table-cell>
          <table:table-cell office:value-type="float" office:value="0.833072210009787" calcext:value-type="float">
            <text:p>0.833072210009787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7_std</text:p>
          </table:table-cell>
          <table:table-cell office:value-type="float" office:value="0.705754248135966" calcext:value-type="float">
            <text:p>0.705754248135966</text:p>
          </table:table-cell>
          <table:table-cell office:value-type="float" office:value="0.0542205055179349" calcext:value-type="float">
            <text:p>0.054220505517935</text:p>
          </table:table-cell>
          <table:table-cell office:value-type="float" office:value="0.611711052346847" calcext:value-type="float">
            <text:p>0.611711052346847</text:p>
          </table:table-cell>
          <table:table-cell office:value-type="float" office:value="0.814828229674705" calcext:value-type="float">
            <text:p>0.814828229674705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0.00307017832429428" calcext:value-type="float">
            <text:p>-0.003070178324294</text:p>
          </table:table-cell>
          <table:table-cell office:value-type="float" office:value="0.000641214915408115" calcext:value-type="float">
            <text:p>0.000641214915408</text:p>
          </table:table-cell>
          <table:table-cell office:value-type="float" office:value="-0.00428056032742946" calcext:value-type="float">
            <text:p>-0.004280560327429</text:p>
          </table:table-cell>
          <table:table-cell office:value-type="float" office:value="-0.0018692324078728" calcext:value-type="float">
            <text:p>-0.001869232407873</text:p>
          </table:table-cell>
          <table:table-cell office:value-type="string" calcext:value-type="string">
            <text:p>_RRT_biased_disconnected_no_fitl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0154859043803055" calcext:value-type="float">
            <text:p>-0.001548590438031</text:p>
          </table:table-cell>
          <table:table-cell office:value-type="float" office:value="0.000496387666834333" calcext:value-type="float">
            <text:p>0.000496387666834</text:p>
          </table:table-cell>
          <table:table-cell office:value-type="float" office:value="-0.00252701318602543" calcext:value-type="float">
            <text:p>-0.002527013186025</text:p>
          </table:table-cell>
          <table:table-cell office:value-type="float" office:value="-0.00065345055887006" calcext:value-type="float">
            <text:p>-0.00065345055887</text:p>
          </table:table-cell>
          <table:table-cell office:value-type="string" calcext:value-type="string">
            <text:p>_RRT_biased_disconnected_no_fitl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-0.0038033977638058" calcext:value-type="float">
            <text:p>-0.003803397763806</text:p>
          </table:table-cell>
          <table:table-cell office:value-type="float" office:value="0.000334336759658753" calcext:value-type="float">
            <text:p>0.000334336759659</text:p>
          </table:table-cell>
          <table:table-cell office:value-type="float" office:value="-0.00442005404275884" calcext:value-type="float">
            <text:p>-0.004420054042759</text:p>
          </table:table-cell>
          <table:table-cell office:value-type="float" office:value="-0.00316857779952945" calcext:value-type="float">
            <text:p>-0.003168577799529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2_std</text:p>
          </table:table-cell>
          <table:table-cell office:value-type="float" office:value="0.0017052962959884" calcext:value-type="float">
            <text:p>0.001705296295988</text:p>
          </table:table-cell>
          <table:table-cell office:value-type="float" office:value="0.00026769506422406" calcext:value-type="float">
            <text:p>0.000267695064224</text:p>
          </table:table-cell>
          <table:table-cell office:value-type="float" office:value="0.00123866865960735" calcext:value-type="float">
            <text:p>0.001238668659607</text:p>
          </table:table-cell>
          <table:table-cell office:value-type="float" office:value="0.00224329372394995" calcext:value-type="float">
            <text:p>0.00224329372395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0.00536800420964286" calcext:value-type="float">
            <text:p>0.005368004209643</text:p>
          </table:table-cell>
          <table:table-cell office:value-type="float" office:value="0.000338766033358375" calcext:value-type="float">
            <text:p>0.000338766033358</text:p>
          </table:table-cell>
          <table:table-cell office:value-type="float" office:value="0.00473958189041626" calcext:value-type="float">
            <text:p>0.004739581890416</text:p>
          </table:table-cell>
          <table:table-cell office:value-type="float" office:value="0.00601713240897977" calcext:value-type="float">
            <text:p>0.00601713240898</text:p>
          </table:table-cell>
          <table:table-cell office:value-type="string" calcext:value-type="string">
            <text:p>_RRT_biased_disconnected_no_fitler_wide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3_std</text:p>
          </table:table-cell>
          <table:table-cell office:value-type="float" office:value="0.00155340571177439" calcext:value-type="float">
            <text:p>0.001553405711774</text:p>
          </table:table-cell>
          <table:table-cell office:value-type="float" office:value="0.000271125655129892" calcext:value-type="float">
            <text:p>0.00027112565513</text:p>
          </table:table-cell>
          <table:table-cell office:value-type="float" office:value="0.00107796263214296" calcext:value-type="float">
            <text:p>0.001077962632143</text:p>
          </table:table-cell>
          <table:table-cell office:value-type="float" office:value="0.00209410976475581" calcext:value-type="float">
            <text:p>0.002094109764756</text:p>
          </table:table-cell>
          <table:table-cell office:value-type="string" calcext:value-type="string">
            <text:p>_RRT_biased_disconnected_no_fitler_wide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0.0439031300651326" calcext:value-type="float">
            <text:p>-0.043903130065133</text:p>
          </table:table-cell>
          <table:table-cell office:value-type="float" office:value="0.0110712292053974" calcext:value-type="float">
            <text:p>0.011071229205397</text:p>
          </table:table-cell>
          <table:table-cell office:value-type="float" office:value="-0.0649952783600174" calcext:value-type="float">
            <text:p>-0.064995278360017</text:p>
          </table:table-cell>
          <table:table-cell office:value-type="float" office:value="-0.0232973837971196" calcext:value-type="float">
            <text:p>-0.02329738379712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112996830022844" calcext:value-type="float">
            <text:p>-0.112996830022844</text:p>
          </table:table-cell>
          <table:table-cell office:value-type="float" office:value="0.00582914293165465" calcext:value-type="float">
            <text:p>0.005829142931655</text:p>
          </table:table-cell>
          <table:table-cell office:value-type="float" office:value="-0.127563439480954" calcext:value-type="float">
            <text:p>-0.127563439480954</text:p>
          </table:table-cell>
          <table:table-cell office:value-type="float" office:value="-0.107628010803694" calcext:value-type="float">
            <text:p>-0.107628010803694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0.00657083303477877" calcext:value-type="float">
            <text:p>0.006570833034779</text:p>
          </table:table-cell>
          <table:table-cell office:value-type="float" office:value="0.000382488290017041" calcext:value-type="float">
            <text:p>0.000382488290017</text:p>
          </table:table-cell>
          <table:table-cell office:value-type="float" office:value="0.00584827951799745" calcext:value-type="float">
            <text:p>0.005848279517997</text:p>
          </table:table-cell>
          <table:table-cell office:value-type="float" office:value="0.0072960407943063" calcext:value-type="float">
            <text:p>0.007296040794306</text:p>
          </table:table-cell>
          <table:table-cell office:value-type="string" calcext:value-type="string">
            <text:p>_RRT_biased_disconnected_no_fitler_wid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5_std</text:p>
          </table:table-cell>
          <table:table-cell office:value-type="float" office:value="0.0008056187527287" calcext:value-type="float">
            <text:p>0.000805618752729</text:p>
          </table:table-cell>
          <table:table-cell office:value-type="float" office:value="0.000320876118143543" calcext:value-type="float">
            <text:p>0.000320876118144</text:p>
          </table:table-cell>
          <table:table-cell office:value-type="float" office:value="0.000211890112195732" calcext:value-type="float">
            <text:p>0.000211890112196</text:p>
          </table:table-cell>
          <table:table-cell office:value-type="float" office:value="0.00142309371433066" calcext:value-type="float">
            <text:p>0.001423093714331</text:p>
          </table:table-cell>
          <table:table-cell office:value-type="string" calcext:value-type="string">
            <text:p>_RRT_biased_disconnected_no_fitler_wid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0.00766567304290446" calcext:value-type="float">
            <text:p>0.007665673042904</text:p>
          </table:table-cell>
          <table:table-cell office:value-type="float" office:value="0.000342850162850465" calcext:value-type="float">
            <text:p>0.00034285016285</text:p>
          </table:table-cell>
          <table:table-cell office:value-type="float" office:value="0.0070336260436939" calcext:value-type="float">
            <text:p>0.007033626043694</text:p>
          </table:table-cell>
          <table:table-cell office:value-type="float" office:value="0.00831828748554298" calcext:value-type="float">
            <text:p>0.008318287485543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6_std</text:p>
          </table:table-cell>
          <table:table-cell office:value-type="float" office:value="0.00150694789893388" calcext:value-type="float">
            <text:p>0.001506947898934</text:p>
          </table:table-cell>
          <table:table-cell office:value-type="float" office:value="0.000273118471805682" calcext:value-type="float">
            <text:p>0.000273118471806</text:p>
          </table:table-cell>
          <table:table-cell office:value-type="float" office:value="0.00102483799171846" calcext:value-type="float">
            <text:p>0.001024837991718</text:p>
          </table:table-cell>
          <table:table-cell office:value-type="float" office:value="0.00205296200509205" calcext:value-type="float">
            <text:p>0.002052962005092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-0.000733219439511515" calcext:value-type="float">
            <text:p>-0.000733219439512</text:p>
          </table:table-cell>
          <table:table-cell office:value-type="float" office:value="0.00055778262827293" calcext:value-type="float">
            <text:p>0.000557782628273</text:p>
          </table:table-cell>
          <table:table-cell office:value-type="float" office:value="-0.00177246793263402" calcext:value-type="float">
            <text:p>-0.001772467932634</text:p>
          </table:table-cell>
          <table:table-cell office:value-type="float" office:value="0.000319275542392463" calcext:value-type="float">
            <text:p>0.000319275542392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0325388673401896" calcext:value-type="float">
            <text:p>0.003253886734019</text:p>
          </table:table-cell>
          <table:table-cell office:value-type="float" office:value="0.000432677512802661" calcext:value-type="float">
            <text:p>0.000432677512803</text:p>
          </table:table-cell>
          <table:table-cell office:value-type="float" office:value="0.00250719221461073" calcext:value-type="float">
            <text:p>0.002507192214611</text:p>
          </table:table-cell>
          <table:table-cell office:value-type="float" office:value="0.00412231870164764" calcext:value-type="float">
            <text:p>0.004122318701648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0.00843818253393715" calcext:value-type="float">
            <text:p>0.008438182533937</text:p>
          </table:table-cell>
          <table:table-cell office:value-type="float" office:value="0.000561556142560744" calcext:value-type="float">
            <text:p>0.000561556142561</text:p>
          </table:table-cell>
          <table:table-cell office:value-type="float" office:value="0.00738963692483152" calcext:value-type="float">
            <text:p>0.007389636924832</text:p>
          </table:table-cell>
          <table:table-cell office:value-type="float" office:value="0.00950016653443869" calcext:value-type="float">
            <text:p>0.009500166534439</text:p>
          </table:table-cell>
          <table:table-cell office:value-type="string" calcext:value-type="string">
            <text:p>_RRT_biased_disconnected_no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3_std</text:p>
          </table:table-cell>
          <table:table-cell office:value-type="float" office:value="0.00310199614980494" calcext:value-type="float">
            <text:p>0.003101996149805</text:p>
          </table:table-cell>
          <table:table-cell office:value-type="float" office:value="0.000436008244909761" calcext:value-type="float">
            <text:p>0.00043600824491</text:p>
          </table:table-cell>
          <table:table-cell office:value-type="float" office:value="0.00234478830650243" calcext:value-type="float">
            <text:p>0.002344788306502</text:p>
          </table:table-cell>
          <table:table-cell office:value-type="float" office:value="0.00397964446456128" calcext:value-type="float">
            <text:p>0.003979644464561</text:p>
          </table:table-cell>
          <table:table-cell office:value-type="string" calcext:value-type="string">
            <text:p>_RRT_biased_disconnected_no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0.0408329517408383" calcext:value-type="float">
            <text:p>-0.040832951740838</text:p>
          </table:table-cell>
          <table:table-cell office:value-type="float" office:value="0.0110781011523631" calcext:value-type="float">
            <text:p>0.011078101152363</text:p>
          </table:table-cell>
          <table:table-cell office:value-type="float" office:value="-0.0619789060011411" calcext:value-type="float">
            <text:p>-0.061978906001141</text:p>
          </table:table-cell>
          <table:table-cell office:value-type="float" office:value="-0.0202460729138637" calcext:value-type="float">
            <text:p>-0.020246072913864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111448239584813" calcext:value-type="float">
            <text:p>-0.111448239584813</text:p>
          </table:table-cell>
          <table:table-cell office:value-type="float" office:value="0.00583272893796866" calcext:value-type="float">
            <text:p>0.005832728937969</text:p>
          </table:table-cell>
          <table:table-cell office:value-type="float" office:value="-0.125974524822628" calcext:value-type="float">
            <text:p>-0.125974524822628</text:p>
          </table:table-cell>
          <table:table-cell office:value-type="float" office:value="-0.105965484480308" calcext:value-type="float">
            <text:p>-0.105965484480308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0.00964101135907305" calcext:value-type="float">
            <text:p>0.009641011359073</text:p>
          </table:table-cell>
          <table:table-cell office:value-type="float" office:value="0.000587605511799" calcext:value-type="float">
            <text:p>0.000587605511799</text:p>
          </table:table-cell>
          <table:table-cell office:value-type="float" office:value="0.00854751840586506" calcext:value-type="float">
            <text:p>0.008547518405865</text:p>
          </table:table-cell>
          <table:table-cell office:value-type="float" office:value="0.0107434125542347" calcext:value-type="float">
            <text:p>0.010743412554235</text:p>
          </table:table-cell>
          <table:table-cell office:value-type="string" calcext:value-type="string">
            <text:p>_RRT_biased_disconnected_no_filter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0235420919075925" calcext:value-type="float">
            <text:p>0.002354209190759</text:p>
          </table:table-cell>
          <table:table-cell office:value-type="float" office:value="0.000464559394631355" calcext:value-type="float">
            <text:p>0.000464559394631</text:p>
          </table:table-cell>
          <table:table-cell office:value-type="float" office:value="0.00152525397248586" calcext:value-type="float">
            <text:p>0.001525253972486</text:p>
          </table:table-cell>
          <table:table-cell office:value-type="float" office:value="0.0032770643652176" calcext:value-type="float">
            <text:p>0.003277064365218</text:p>
          </table:table-cell>
          <table:table-cell office:value-type="string" calcext:value-type="string">
            <text:p>_RRT_biased_disconnected_no_filter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0.0107358513671987" calcext:value-type="float">
            <text:p>0.010735851367199</text:p>
          </table:table-cell>
          <table:table-cell office:value-type="float" office:value="0.000563230051509798" calcext:value-type="float">
            <text:p>0.00056323005151</text:p>
          </table:table-cell>
          <table:table-cell office:value-type="float" office:value="0.00968610459390647" calcext:value-type="float">
            <text:p>0.009686104593906</text:p>
          </table:table-cell>
          <table:table-cell office:value-type="float" office:value="0.0117955283802956" calcext:value-type="float">
            <text:p>0.011795528380296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6_std</text:p>
          </table:table-cell>
          <table:table-cell office:value-type="float" office:value="0.00305553833696443" calcext:value-type="float">
            <text:p>0.003055538336964</text:p>
          </table:table-cell>
          <table:table-cell office:value-type="float" office:value="0.000434749293670634" calcext:value-type="float">
            <text:p>0.000434749293671</text:p>
          </table:table-cell>
          <table:table-cell office:value-type="float" office:value="0.00230129366863696" calcext:value-type="float">
            <text:p>0.002301293668637</text:p>
          </table:table-cell>
          <table:table-cell office:value-type="float" office:value="0.00392766652016361" calcext:value-type="float">
            <text:p>0.003927666520164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0.00917140197344867" calcext:value-type="float">
            <text:p>0.009171401973449</text:p>
          </table:table-cell>
          <table:table-cell office:value-type="float" office:value="0.000127640496846449" calcext:value-type="float">
            <text:p>0.000127640496846</text:p>
          </table:table-cell>
          <table:table-cell office:value-type="float" office:value="0.00893041789869981" calcext:value-type="float">
            <text:p>0.0089304178987</text:p>
          </table:table-cell>
          <table:table-cell office:value-type="float" office:value="0.00940994497850917" calcext:value-type="float">
            <text:p>0.009409944978509</text:p>
          </table:table-cell>
          <table:table-cell office:value-type="string" calcext:value-type="string">
            <text:p>uniform_biased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00151890584214019" calcext:value-type="float">
            <text:p>-0.000151890584214</text:p>
          </table:table-cell>
          <table:table-cell office:value-type="float" office:value="0.000105610743686286" calcext:value-type="float">
            <text:p>0.000105610743686</text:p>
          </table:table-cell>
          <table:table-cell office:value-type="float" office:value="-0.000353598338023965" calcext:value-type="float">
            <text:p>-0.000353598338024</text:p>
          </table:table-cell>
          <table:table-cell office:value-type="float" office:value="0.0000429974062703277" calcext:value-type="float">
            <text:p>4.29974062703277E-05</text:p>
          </table:table-cell>
          <table:table-cell office:value-type="string" calcext:value-type="string">
            <text:p>uniform_biased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0.0400997323013268" calcext:value-type="float">
            <text:p>-0.040099732301327</text:p>
          </table:table-cell>
          <table:table-cell office:value-type="float" office:value="0.0110696945103789" calcext:value-type="float">
            <text:p>0.011069694510379</text:p>
          </table:table-cell>
          <table:table-cell office:value-type="float" office:value="-0.0611512600233624" calcext:value-type="float">
            <text:p>-0.061151260023362</text:p>
          </table:table-cell>
          <table:table-cell office:value-type="float" office:value="-0.019489804096282" calcext:value-type="float">
            <text:p>-0.019489804096282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114702126318832" calcext:value-type="float">
            <text:p>-0.114702126318832</text:p>
          </table:table-cell>
          <table:table-cell office:value-type="float" office:value="0.00582982851774293" calcext:value-type="float">
            <text:p>0.005829828517743</text:p>
          </table:table-cell>
          <table:table-cell office:value-type="float" office:value="-0.129249555143733" calcext:value-type="float">
            <text:p>-0.129249555143733</text:p>
          </table:table-cell>
          <table:table-cell office:value-type="float" office:value="-0.109382141568307" calcext:value-type="float">
            <text:p>-0.109382141568307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0.0103742307985846" calcext:value-type="float">
            <text:p>0.010374230798585</text:p>
          </table:table-cell>
          <table:table-cell office:value-type="float" office:value="0.000219460981941764" calcext:value-type="float">
            <text:p>0.000219460981942</text:p>
          </table:table-cell>
          <table:table-cell office:value-type="float" office:value="0.00994337798222995" calcext:value-type="float">
            <text:p>0.00994337798223</text:p>
          </table:table-cell>
          <table:table-cell office:value-type="float" office:value="0.0107654423029736" calcext:value-type="float">
            <text:p>0.010765442302974</text:p>
          </table:table-cell>
          <table:table-cell office:value-type="string" calcext:value-type="string">
            <text:p>uniform_biased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5_std</text:p>
          </table:table-cell>
          <table:table-cell office:value-type="float" office:value="-0.000899677543259704" calcext:value-type="float">
            <text:p>-0.00089967754326</text:p>
          </table:table-cell>
          <table:table-cell office:value-type="float" office:value="0.000208015264885599" calcext:value-type="float">
            <text:p>0.000208015264886</text:p>
          </table:table-cell>
          <table:table-cell office:value-type="float" office:value="-0.0013228136692099" calcext:value-type="float">
            <text:p>-0.00132281366921</text:p>
          </table:table-cell>
          <table:table-cell office:value-type="float" office:value="-0.000540312877701366" calcext:value-type="float">
            <text:p>-0.000540312877701</text:p>
          </table:table-cell>
          <table:table-cell office:value-type="string" calcext:value-type="string">
            <text:p>uniform_biased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0.0114690708067103" calcext:value-type="float">
            <text:p>0.01146907080671</text:p>
          </table:table-cell>
          <table:table-cell office:value-type="float" office:value="0.000134536610883918" calcext:value-type="float">
            <text:p>0.000134536610884</text:p>
          </table:table-cell>
          <table:table-cell office:value-type="float" office:value="0.011214395729703" calcext:value-type="float">
            <text:p>0.011214395729703</text:p>
          </table:table-cell>
          <table:table-cell office:value-type="float" office:value="0.0117212305127252" calcext:value-type="float">
            <text:p>0.011721230512725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00198348397054525" calcext:value-type="float">
            <text:p>-0.000198348397055</text:p>
          </table:table-cell>
          <table:table-cell office:value-type="float" office:value="0.000107591202942433" calcext:value-type="float">
            <text:p>0.000107591202942</text:p>
          </table:table-cell>
          <table:table-cell office:value-type="float" office:value="-0.000406390177256142" calcext:value-type="float">
            <text:p>-0.000406390177256</text:p>
          </table:table-cell>
          <table:table-cell office:value-type="float" office:value="0.000000673271695649209" calcext:value-type="float">
            <text:p>6.73271695649209E-07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0.0492711342747755" calcext:value-type="float">
            <text:p>-0.049271134274776</text:p>
          </table:table-cell>
          <table:table-cell office:value-type="float" office:value="0.0110678386293498" calcext:value-type="float">
            <text:p>0.01106783862935</text:p>
          </table:table-cell>
          <table:table-cell office:value-type="float" office:value="-0.0703062006632936" calcext:value-type="float">
            <text:p>-0.070306200663294</text:p>
          </table:table-cell>
          <table:table-cell office:value-type="float" office:value="-0.0287035609204239" calcext:value-type="float">
            <text:p>-0.028703560920424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4_std</text:p>
          </table:table-cell>
          <table:table-cell office:value-type="float" office:value="-0.114550235734618" calcext:value-type="float">
            <text:p>-0.114550235734618</text:p>
          </table:table-cell>
          <table:table-cell office:value-type="float" office:value="0.00582892723721597" calcext:value-type="float">
            <text:p>0.005828927237216</text:p>
          </table:table-cell>
          <table:table-cell office:value-type="float" office:value="-0.129103811799289" calcext:value-type="float">
            <text:p>-0.129103811799289</text:p>
          </table:table-cell>
          <table:table-cell office:value-type="float" office:value="-0.109230418181181" calcext:value-type="float">
            <text:p>-0.109230418181181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0.0012028288251359" calcext:value-type="float">
            <text:p>0.001202828825136</text:p>
          </table:table-cell>
          <table:table-cell office:value-type="float" office:value="0.000227871591976708" calcext:value-type="float">
            <text:p>0.000227871591977</text:p>
          </table:table-cell>
          <table:table-cell office:value-type="float" office:value="0.000757617691002376" calcext:value-type="float">
            <text:p>0.000757617691002</text:p>
          </table:table-cell>
          <table:table-cell office:value-type="float" office:value="0.00161468434006339" calcext:value-type="float">
            <text:p>0.001614684340063</text:p>
          </table:table-cell>
          <table:table-cell office:value-type="string" calcext:value-type="string">
            <text:p>_RRT_biased_disconnected_filter_wid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5_std</text:p>
          </table:table-cell>
          <table:table-cell office:value-type="float" office:value="-0.000747786959045685" calcext:value-type="float">
            <text:p>-0.000747786959046</text:p>
          </table:table-cell>
          <table:table-cell office:value-type="float" office:value="0.00021428387250433" calcext:value-type="float">
            <text:p>0.000214283872504</text:p>
          </table:table-cell>
          <table:table-cell office:value-type="float" office:value="-0.0011767650986666" calcext:value-type="float">
            <text:p>-0.001176765098667</text:p>
          </table:table-cell>
          <table:table-cell office:value-type="float" office:value="-0.000371977811239434" calcext:value-type="float">
            <text:p>-0.000371977811239</text:p>
          </table:table-cell>
          <table:table-cell office:value-type="string" calcext:value-type="string">
            <text:p>_RRT_biased_disconnected_filter_wid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0.00229766883326159" calcext:value-type="float">
            <text:p>0.002297668833262</text:p>
          </table:table-cell>
          <table:table-cell office:value-type="float" office:value="0.00014659776647291" calcext:value-type="float">
            <text:p>0.000146597766473</text:p>
          </table:table-cell>
          <table:table-cell office:value-type="float" office:value="0.00202138621026405" calcext:value-type="float">
            <text:p>0.002021386210264</text:p>
          </table:table-cell>
          <table:table-cell office:value-type="float" office:value="0.00257289009610258" calcext:value-type="float">
            <text:p>0.002572890096103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6_std</text:p>
          </table:table-cell>
          <table:table-cell office:value-type="float" office:value="-0.0000464578128405062" calcext:value-type="float">
            <text:p>-4.64578128405062E-05</text:p>
          </table:table-cell>
          <table:table-cell office:value-type="float" office:value="0.00011944745948449" calcext:value-type="float">
            <text:p>0.000119447459484</text:p>
          </table:table-cell>
          <table:table-cell office:value-type="float" office:value="-0.000273101405181398" calcext:value-type="float">
            <text:p>-0.000273101405181</text:p>
          </table:table-cell>
          <table:table-cell office:value-type="float" office:value="0.000178624197463318" calcext:value-type="float">
            <text:p>0.000178624197463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0.0504739630999114" calcext:value-type="float">
            <text:p>0.050473963099911</text:p>
          </table:table-cell>
          <table:table-cell office:value-type="float" office:value="0.0110694869769548" calcext:value-type="float">
            <text:p>0.011069486976955</text:p>
          </table:table-cell>
          <table:table-cell office:value-type="float" office:value="0.0298939886555199" calcext:value-type="float">
            <text:p>0.02989398865552</text:p>
          </table:table-cell>
          <table:table-cell office:value-type="float" office:value="0.0715568062553341" calcext:value-type="float">
            <text:p>0.071556806255334</text:p>
          </table:table-cell>
          <table:table-cell office:value-type="string" calcext:value-type="string">
            <text:p>_grid-walk_biased_disconnected_singl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113802448775572" calcext:value-type="float">
            <text:p>0.113802448775572</text:p>
          </table:table-cell>
          <table:table-cell office:value-type="float" office:value="0.00582413217935525" calcext:value-type="float">
            <text:p>0.005824132179355</text:p>
          </table:table-cell>
          <table:table-cell office:value-type="float" office:value="0.108471861119239" calcext:value-type="float">
            <text:p>0.108471861119239</text:p>
          </table:table-cell>
          <table:table-cell office:value-type="float" office:value="0.128356525342344" calcext:value-type="float">
            <text:p>0.128356525342344</text:p>
          </table:table-cell>
          <table:table-cell office:value-type="string" calcext:value-type="string">
            <text:p>_grid-walk_biased_disconnected_singl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0.0515688031080371" calcext:value-type="float">
            <text:p>0.051568803108037</text:p>
          </table:table-cell>
          <table:table-cell office:value-type="float" office:value="0.0110679350589761" calcext:value-type="float">
            <text:p>0.011067935058976</text:p>
          </table:table-cell>
          <table:table-cell office:value-type="float" office:value="0.030983552307858" calcext:value-type="float">
            <text:p>0.030983552307858</text:p>
          </table:table-cell>
          <table:table-cell office:value-type="float" office:value="0.0726125102194541" calcext:value-type="float">
            <text:p>0.072612510219454</text:p>
          </table:table-cell>
          <table:table-cell office:value-type="string" calcext:value-type="string">
            <text:p>_grid-walk_biased_disconnected_singl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114503777921778" calcext:value-type="float">
            <text:p>0.114503777921778</text:p>
          </table:table-cell>
          <table:table-cell office:value-type="float" office:value="0.00582843097596721" calcext:value-type="float">
            <text:p>0.005828430975967</text:p>
          </table:table-cell>
          <table:table-cell office:value-type="float" office:value="0.109187264092609" calcext:value-type="float">
            <text:p>0.109187264092609</text:p>
          </table:table-cell>
          <table:table-cell office:value-type="float" office:value="0.129070063016643" calcext:value-type="float">
            <text:p>0.129070063016643</text:p>
          </table:table-cell>
          <table:table-cell office:value-type="string" calcext:value-type="string">
            <text:p>_grid-walk_biased_disconnected_singl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00109484000812569" calcext:value-type="float">
            <text:p>0.001094840008126</text:p>
          </table:table-cell>
          <table:table-cell office:value-type="float" office:value="0.000231512212373261" calcext:value-type="float">
            <text:p>0.000231512212373</text:p>
          </table:table-cell>
          <table:table-cell office:value-type="float" office:value="0.000672471272074395" calcext:value-type="float">
            <text:p>0.000672471272074</text:p>
          </table:table-cell>
          <table:table-cell office:value-type="float" office:value="0.00154812183758784" calcext:value-type="float">
            <text:p>0.001548121837588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5_std_group6_std</text:p>
          </table:table-cell>
          <table:table-cell office:value-type="float" office:value="0.000701329146205179" calcext:value-type="float">
            <text:p>0.000701329146205</text:p>
          </table:table-cell>
          <table:table-cell office:value-type="float" office:value="0.000215460920324419" calcext:value-type="float">
            <text:p>0.000215460920324</text:p>
          </table:table-cell>
          <table:table-cell office:value-type="float" office:value="0.000323360753287965" calcext:value-type="float">
            <text:p>0.000323360753288</text:p>
          </table:table-cell>
          <table:table-cell office:value-type="float" office:value="0.00113401434585468" calcext:value-type="float">
            <text:p>0.001134014345855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0_mean</text:p>
          </table:table-cell>
          <table:table-cell office:value-type="float" office:value="0.025775464738392" calcext:value-type="float">
            <text:p>0.025775464738392</text:p>
          </table:table-cell>
          <table:table-cell office:value-type="float" office:value="0.000325261975433505" calcext:value-type="float">
            <text:p>0.000325261975434</text:p>
          </table:table-cell>
          <table:table-cell office:value-type="float" office:value="0.0251752354766419" calcext:value-type="float">
            <text:p>0.025175235476642</text:p>
          </table:table-cell>
          <table:table-cell office:value-type="float" office:value="0.0264001770178581" calcext:value-type="float">
            <text:p>0.026400177017858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0_std</text:p>
          </table:table-cell>
          <table:table-cell office:value-type="float" office:value="0.00226748412234329" calcext:value-type="float">
            <text:p>0.002267484122343</text:p>
          </table:table-cell>
          <table:table-cell office:value-type="float" office:value="0.000261322718258442" calcext:value-type="float">
            <text:p>0.000261322718258</text:p>
          </table:table-cell>
          <table:table-cell office:value-type="float" office:value="0.00181314839774492" calcext:value-type="float">
            <text:p>0.001813148397745</text:p>
          </table:table-cell>
          <table:table-cell office:value-type="float" office:value="0.00279762940382125" calcext:value-type="float">
            <text:p>0.002797629403821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1_mean</text:p>
          </table:table-cell>
          <table:table-cell office:value-type="float" office:value="0.0288456430626863" calcext:value-type="float">
            <text:p>0.028845643062686</text:p>
          </table:table-cell>
          <table:table-cell office:value-type="float" office:value="0.000552466539631728" calcext:value-type="float">
            <text:p>0.000552466539632</text:p>
          </table:table-cell>
          <table:table-cell office:value-type="float" office:value="0.0278120576060137" calcext:value-type="float">
            <text:p>0.027812057606014</text:p>
          </table:table-cell>
          <table:table-cell office:value-type="float" office:value="0.0298882439428041" calcext:value-type="float">
            <text:p>0.029888243942804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1_std</text:p>
          </table:table-cell>
          <table:table-cell office:value-type="float" office:value="0.00381607456037384" calcext:value-type="float">
            <text:p>0.003816074560374</text:p>
          </table:table-cell>
          <table:table-cell office:value-type="float" office:value="0.000429832237779574" calcext:value-type="float">
            <text:p>0.00042983223778</text:p>
          </table:table-cell>
          <table:table-cell office:value-type="float" office:value="0.00307481758940917" calcext:value-type="float">
            <text:p>0.003074817589409</text:p>
          </table:table-cell>
          <table:table-cell office:value-type="float" office:value="0.00468217517184641" calcext:value-type="float">
            <text:p>0.004682175171846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2_mean</text:p>
          </table:table-cell>
          <table:table-cell office:value-type="float" office:value="0.0295788625021978" calcext:value-type="float">
            <text:p>0.029578862502198</text:p>
          </table:table-cell>
          <table:table-cell office:value-type="float" office:value="0.0000796795022467998" calcext:value-type="float">
            <text:p>7.96795022467998E-05</text:p>
          </table:table-cell>
          <table:table-cell office:value-type="float" office:value="0.0294312757479797" calcext:value-type="float">
            <text:p>0.02943127574798</text:p>
          </table:table-cell>
          <table:table-cell office:value-type="float" office:value="0.0297319294000596" calcext:value-type="float">
            <text:p>0.02973192940006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2_std</text:p>
          </table:table-cell>
          <table:table-cell office:value-type="float" office:value="0.000562187826354883" calcext:value-type="float">
            <text:p>0.000562187826355</text:p>
          </table:table-cell>
          <table:table-cell office:value-type="float" office:value="0.0000659566812125887" calcext:value-type="float">
            <text:p>6.59566812125887E-05</text:p>
          </table:table-cell>
          <table:table-cell office:value-type="float" office:value="0.000447546044848632" calcext:value-type="float">
            <text:p>0.000447546044849</text:p>
          </table:table-cell>
          <table:table-cell office:value-type="float" office:value="0.000694878968286851" calcext:value-type="float">
            <text:p>0.000694878968287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3_mean</text:p>
          </table:table-cell>
          <table:table-cell office:value-type="float" office:value="0.0204074605287491" calcext:value-type="float">
            <text:p>0.020407460528749</text:p>
          </table:table-cell>
          <table:table-cell office:value-type="float" office:value="0.000099361760259792" calcext:value-type="float">
            <text:p>9.9361760259792E-05</text:p>
          </table:table-cell>
          <table:table-cell office:value-type="float" office:value="0.0202205274738539" calcext:value-type="float">
            <text:p>0.020220527473854</text:p>
          </table:table-cell>
          <table:table-cell office:value-type="float" office:value="0.0205956813368061" calcext:value-type="float">
            <text:p>0.020595681336806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3_std</text:p>
          </table:table-cell>
          <table:table-cell office:value-type="float" office:value="0.000714078410568902" calcext:value-type="float">
            <text:p>0.000714078410569</text:p>
          </table:table-cell>
          <table:table-cell office:value-type="float" office:value="0.0000847794438373602" calcext:value-type="float">
            <text:p>8.47794438373602E-05</text:p>
          </table:table-cell>
          <table:table-cell office:value-type="float" office:value="0.000567174023704361" calcext:value-type="float">
            <text:p>0.000567174023704</text:p>
          </table:table-cell>
          <table:table-cell office:value-type="float" office:value="0.000883733669105014" calcext:value-type="float">
            <text:p>0.000883733669105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4_mean</text:p>
          </table:table-cell>
          <table:table-cell office:value-type="float" office:value="0.0696785948035246" calcext:value-type="float">
            <text:p>0.069678594803525</text:p>
          </table:table-cell>
          <table:table-cell office:value-type="float" office:value="0.0110686560045421" calcext:value-type="float">
            <text:p>0.011068656004542</text:p>
          </table:table-cell>
          <table:table-cell office:value-type="float" office:value="0.0490990891055972" calcext:value-type="float">
            <text:p>0.049099089105597</text:p>
          </table:table-cell>
          <table:table-cell office:value-type="float" office:value="0.0907059052009607" calcext:value-type="float">
            <text:p>0.090705905200961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4_std</text:p>
          </table:table-cell>
          <table:table-cell office:value-type="float" office:value="0.115264314145187" calcext:value-type="float">
            <text:p>0.115264314145187</text:p>
          </table:table-cell>
          <table:table-cell office:value-type="float" office:value="0.00583159664069941" calcext:value-type="float">
            <text:p>0.005831596640699</text:p>
          </table:table-cell>
          <table:table-cell office:value-type="float" office:value="0.109941900355117" calcext:value-type="float">
            <text:p>0.109941900355117</text:p>
          </table:table-cell>
          <table:table-cell office:value-type="float" office:value="0.129830073751313" calcext:value-type="float">
            <text:p>0.129830073751313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5_mean</text:p>
          </table:table-cell>
          <table:table-cell office:value-type="float" office:value="0.0192046317036132" calcext:value-type="float">
            <text:p>0.019204631703613</text:p>
          </table:table-cell>
          <table:table-cell office:value-type="float" office:value="0.000204937531239936" calcext:value-type="float">
            <text:p>0.00020493753124</text:p>
          </table:table-cell>
          <table:table-cell office:value-type="float" office:value="0.0188407618461171" calcext:value-type="float">
            <text:p>0.018840761846117</text:p>
          </table:table-cell>
          <table:table-cell office:value-type="float" office:value="0.0196112950846055" calcext:value-type="float">
            <text:p>0.019611295084606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5_std</text:p>
          </table:table-cell>
          <table:table-cell office:value-type="float" office:value="0.00146186536961459" calcext:value-type="float">
            <text:p>0.001461865369615</text:p>
          </table:table-cell>
          <table:table-cell office:value-type="float" office:value="0.000201685410020709" calcext:value-type="float">
            <text:p>0.000201685410021</text:p>
          </table:table-cell>
          <table:table-cell office:value-type="float" office:value="0.0011170580510455" calcext:value-type="float">
            <text:p>0.001117058051046</text:p>
          </table:table-cell>
          <table:table-cell office:value-type="float" office:value="0.00187467239429388" calcext:value-type="float">
            <text:p>0.001874672394294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6_mean</text:p>
          </table:table-cell>
          <table:table-cell office:value-type="float" office:value="0.0181097916954875" calcext:value-type="float">
            <text:p>0.018109791695488</text:p>
          </table:table-cell>
          <table:table-cell office:value-type="float" office:value="0.000108635378336625" calcext:value-type="float">
            <text:p>0.000108635378337</text:p>
          </table:table-cell>
          <table:table-cell office:value-type="float" office:value="0.0179077945067116" calcext:value-type="float">
            <text:p>0.017907794506712</text:p>
          </table:table-cell>
          <table:table-cell office:value-type="float" office:value="0.0183168292119355" calcext:value-type="float">
            <text:p>0.018316829211936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6_std</text:p>
          </table:table-cell>
          <table:table-cell office:value-type="float" office:value="0.000760536223409408" calcext:value-type="float">
            <text:p>0.000760536223409</text:p>
          </table:table-cell>
          <table:table-cell office:value-type="float" office:value="0.0000871634535474393" calcext:value-type="float">
            <text:p>8.71634535474393E-05</text:p>
          </table:table-cell>
          <table:table-cell office:value-type="float" office:value="0.000608574494770738" calcext:value-type="float">
            <text:p>0.000608574494771</text:p>
          </table:table-cell>
          <table:table-cell office:value-type="float" office:value="0.000936875273103778" calcext:value-type="float">
            <text:p>0.000936875273104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</table:table>
      <table:table table:name="Pivot Table_significance_testing_disconnected_1" table:style-name="ta1">
        <table:shapes>
          <draw:frame draw:z-index="0" draw:style-name="gr1" draw:text-style-name="P1" svg:width="6.2988in" svg:height="3.5429in" svg:x="0.9657in" svg:y="2.5949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5"/>
        <table:table-column table:style-name="co9" table:default-cell-style-name="ce12"/>
        <table:table-column table:style-name="co9" table:default-cell-style-name="ce18"/>
        <table:table-row table:style-name="ro1">
          <table:table-cell table:style-name="Pivot_20_Table_20_Field" office:value-type="string" calcext:value-type="string">
            <text:p>parameter</text:p>
          </table:table-cell>
          <table:table-cell table:style-name="ce7" office:value-type="string" calcext:value-type="string">
            <text:p>mean</text:p>
          </table:table-cell>
          <table:table-cell table:style-name="Default"/>
        </table:table-row>
        <table:table-row table:style-name="ro1">
          <table:table-cell table:style-name="Pivot_20_Table_20_Field" office:value-type="string" calcext:value-type="string">
            <text:p>diff</text:p>
          </table:table-cell>
          <table:table-cell table:style-name="ce8"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Sum - mean</text:p>
          </table:table-cell>
          <table:table-cell table:style-name="ce9" office:value-type="string" calcext:value-type="string">
            <text:p>Dat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experiment_name</text:p>
          </table:table-cell>
          <table:table-cell table:style-name="ce10" office:value-type="string" calcext:value-type="string">
            <text:p>coverage</text:p>
          </table:table-cell>
          <table:table-cell table:style-name="ce16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_grid-walk_biased_disconnected_multiple_testing</text:p>
          </table:table-cell>
          <table:table-cell table:style-name="ce11" office:value-type="float" office:value="0.0181097916954875" calcext:value-type="float">
            <text:p>0.018109791695488</text:p>
          </table:table-cell>
          <table:table-cell table:style-name="ce17" office:value-type="float" office:value="0.0181097916954875" calcext:value-type="float">
            <text:p>0.018109791695488</text:p>
          </table:table-cell>
        </table:table-row>
        <table:table-row table:style-name="ro1">
          <table:table-cell office:value-type="string" calcext:value-type="string">
            <text:p>_grid-walk_biased_disconnected_single_testing</text:p>
          </table:table-cell>
          <table:table-cell table:number-columns-repeated="2" office:value-type="float" office:value="0.0696785948035246" calcext:value-type="float">
            <text:p>0.069678594803525</text:p>
          </table:table-cell>
        </table:table-row>
        <table:table-row table:style-name="ro1">
          <table:table-cell office:value-type="string" calcext:value-type="string">
            <text:p>_RRT_biased_disconnected_filter_testing</text:p>
          </table:table-cell>
          <table:table-cell table:number-columns-repeated="2" office:value-type="float" office:value="0.0192046317036132" calcext:value-type="float">
            <text:p>0.019204631703613</text:p>
          </table:table-cell>
        </table:table-row>
        <table:table-row table:style-name="ro1">
          <table:table-cell office:value-type="string" calcext:value-type="string">
            <text:p>_RRT_biased_disconnected_filter_wide_testing</text:p>
          </table:table-cell>
          <table:table-cell table:number-columns-repeated="2" office:value-type="float" office:value="0.0204074605287491" calcext:value-type="float">
            <text:p>0.020407460528749</text:p>
          </table:table-cell>
        </table:table-row>
        <table:table-row table:style-name="ro1">
          <table:table-cell office:value-type="string" calcext:value-type="string">
            <text:p>_RRT_biased_disconnected_no_filter_testing</text:p>
          </table:table-cell>
          <table:table-cell table:number-columns-repeated="2" office:value-type="float" office:value="0.0288456430626863" calcext:value-type="float">
            <text:p>0.028845643062686</text:p>
          </table:table-cell>
        </table:table-row>
        <table:table-row table:style-name="ro1">
          <table:table-cell office:value-type="string" calcext:value-type="string">
            <text:p>_RRT_biased_disconnected_no_fitler_wide_testing</text:p>
          </table:table-cell>
          <table:table-cell table:number-columns-repeated="2" office:value-type="float" office:value="0.025775464738392" calcext:value-type="float">
            <text:p>0.025775464738392</text:p>
          </table:table-cell>
        </table:table-row>
        <table:table-row table:style-name="ro1">
          <table:table-cell office:value-type="string" calcext:value-type="string">
            <text:p>uniform_biased___disconnected_testing</text:p>
          </table:table-cell>
          <table:table-cell table:style-name="ce13" office:value-type="float" office:value="0.0295788625021978" calcext:value-type="float">
            <text:p>0.029578862502198</text:p>
          </table:table-cell>
          <table:table-cell table:style-name="ce19" office:value-type="float" office:value="0.0295788625021978" calcext:value-type="float">
            <text:p>0.029578862502198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4" office:value-type="float" office:value="0.21160044903465" calcext:value-type="float">
            <text:p>0.21160044903465</text:p>
          </table:table-cell>
          <table:table-cell table:style-name="ce20" office:value-type="float" office:value="0.21160044903465" calcext:value-type="float">
            <text:p>0.21160044903465</text:p>
          </table:table-cell>
        </table:table-row>
      </table:table>
      <table:named-expressions/>
      <table:data-pilot-tables>
        <table:data-pilot-table table:name="DataPilot1" table:application-data="" table:target-range-address="'Pivot Table_significance_testing_disconnected_1'.A1:'Pivot Table_significance_testing_disconnected_1'.C13" table:buttons="'Pivot Table_significance_testing_disconnected_1'.A1 'Pivot Table_significance_testing_disconnected_1'.A2 'Pivot Table_significance_testing_disconnected_1'.A5 'Pivot Table_significance_testing_disconnected_1'.B4" table:show-filter-button="false" table:drill-down-on-double-click="false">
          <table:source-cell-range table:cell-range-address="significance_testing_disconnected.A1:significance_testing_disconnected.J257"/>
          <table:data-pilot-field table:source-field-name="parameter" table:orientation="page" table:used-hierarchy="0" table:function="auto" loext:ignore-selected-page="true" table:selected-page="mean">
            <table:data-pilot-level table:show-empty="false" calcext:repeat-item-labels="false">
              <table:data-pilot-members>
                <table:data-pilot-member table:name="mean" table:display="true" table:show-details="true"/>
                <table:data-pilot-member table:name="st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" table:orientation="page" table:used-hierarchy="0" table:function="auto" loext:ignore-selected-page="true" table:selected-page="False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tric" table:orientation="column" table:used-hierarchy="0" table:function="auto">
            <table:data-pilot-level table:show-empty="false" calcext:repeat-item-labels="false">
              <table:data-pilot-members>
                <table:data-pilot-member table:name="coverage" table:display="true" table:show-details="true"/>
                <table:data-pilot-member table:name="entropy" table:display="false" table:show-details="true"/>
                <table:data-pilot-member table:name="iterations" table:display="false" table:show-details="true"/>
                <table:data-pilot-member table:name="varianc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periment_name" table:orientation="row" table:used-hierarchy="0" table:function="auto">
            <table:data-pilot-level table:show-empty="false" calcext:repeat-item-labels="false">
              <table:data-pilot-members>
                <table:data-pilot-member table:name="_grid-walk_biased_disconnected_multiple_testing" table:display="true" table:show-details="true"/>
                <table:data-pilot-member table:name="_grid-walk_biased_disconnected_multiple_testing-_grid-walk_biased_disconnected_single_testing" table:display="true" table:show-details="true"/>
                <table:data-pilot-member table:name="_grid-walk_biased_disconnected_single_testing" table:display="true" table:show-details="true"/>
                <table:data-pilot-member table:name="_grid-walk_biased_disconnected_single_testing-_grid-walk_biased_disconnected_multiple_testing" table:display="true" table:show-details="true"/>
                <table:data-pilot-member table:name="_grid-walk_biased_disconnected_single_testing-_RRT_biased_disconnected_filter_testing" table:display="true" table:show-details="true"/>
                <table:data-pilot-member table:name="_RRT_biased_disconnected_filter_testing" table:display="true" table:show-details="true"/>
                <table:data-pilot-member table:name="_RRT_biased_disconnected_filter_testing-_grid-walk_biased_disconnected_multiple_testing" table:display="true" table:show-details="true"/>
                <table:data-pilot-member table:name="_RRT_biased_disconnected_filter_testing-_grid-walk_biased_disconnected_single_testing" table:display="true" table:show-details="true"/>
                <table:data-pilot-member table:name="_RRT_biased_disconnected_filter_testing-_RRT_biased_disconnected_filter_wide_testing" table:display="true" table:show-details="true"/>
                <table:data-pilot-member table:name="_RRT_biased_disconnected_filter_testing-_RRT_biased_disconnected_no_filter_testing" table:display="true" table:show-details="true"/>
                <table:data-pilot-member table:name="_RRT_biased_disconnected_filter_testing-_RRT_biased_disconnected_no_fitler_wide_testing" table:display="true" table:show-details="true"/>
                <table:data-pilot-member table:name="_RRT_biased_disconnected_filter_testing-uniform_biased___disconnected_testing" table:display="true" table:show-details="true"/>
                <table:data-pilot-member table:name="_RRT_biased_disconnected_filter_wide_testing" table:display="true" table:show-details="true"/>
                <table:data-pilot-member table:name="_RRT_biased_disconnected_filter_wide_testing-_grid-walk_biased_disconnected_multiple_testing" table:display="true" table:show-details="true"/>
                <table:data-pilot-member table:name="_RRT_biased_disconnected_filter_wide_testing-_grid-walk_biased_disconnected_single_testing" table:display="true" table:show-details="true"/>
                <table:data-pilot-member table:name="_RRT_biased_disconnected_filter_wide_testing-_RRT_biased_disconnected_filter_testing" table:display="true" table:show-details="true"/>
                <table:data-pilot-member table:name="_RRT_biased_disconnected_filter_wide_testing-_RRT_biased_disconnected_no_filter_testing" table:display="true" table:show-details="true"/>
                <table:data-pilot-member table:name="_RRT_biased_disconnected_filter_wide_testing-_RRT_biased_disconnected_no_fitler_wide_testing" table:display="true" table:show-details="true"/>
                <table:data-pilot-member table:name="_RRT_biased_disconnected_filter_wide_testing-uniform_biased___disconnected_testing" table:display="true" table:show-details="true"/>
                <table:data-pilot-member table:name="_RRT_biased_disconnected_no_filter_testing" table:display="true" table:show-details="true"/>
                <table:data-pilot-member table:name="_RRT_biased_disconnected_no_filter_testing-_grid-walk_biased_disconnected_multiple_testing" table:display="true" table:show-details="true"/>
                <table:data-pilot-member table:name="_RRT_biased_disconnected_no_filter_testing-_grid-walk_biased_disconnected_single_testing" table:display="true" table:show-details="true"/>
                <table:data-pilot-member table:name="_RRT_biased_disconnected_no_filter_testing-_RRT_biased_disconnected_filter_testing" table:display="true" table:show-details="true"/>
                <table:data-pilot-member table:name="_RRT_biased_disconnected_no_filter_testing-_RRT_biased_disconnected_filter_wide_testing" table:display="true" table:show-details="true"/>
                <table:data-pilot-member table:name="_RRT_biased_disconnected_no_filter_testing-_RRT_biased_disconnected_no_fitler_wide_testing" table:display="true" table:show-details="true"/>
                <table:data-pilot-member table:name="_RRT_biased_disconnected_no_filter_testing-uniform_biased___disconnected_testing" table:display="true" table:show-details="true"/>
                <table:data-pilot-member table:name="_RRT_biased_disconnected_no_fitler_wide_testing" table:display="true" table:show-details="true"/>
                <table:data-pilot-member table:name="_RRT_biased_disconnected_no_fitler_wide_testing-_grid-walk_biased_disconnected_multiple_testing" table:display="true" table:show-details="true"/>
                <table:data-pilot-member table:name="_RRT_biased_disconnected_no_fitler_wide_testing-_grid-walk_biased_disconnected_single_testing" table:display="true" table:show-details="true"/>
                <table:data-pilot-member table:name="_RRT_biased_disconnected_no_fitler_wide_testing-_RRT_biased_disconnected_filter_testing" table:display="true" table:show-details="true"/>
                <table:data-pilot-member table:name="_RRT_biased_disconnected_no_fitler_wide_testing-_RRT_biased_disconnected_filter_wide_testing" table:display="true" table:show-details="true"/>
                <table:data-pilot-member table:name="_RRT_biased_disconnected_no_fitler_wide_testing-_RRT_biased_disconnected_no_filter_testing" table:display="true" table:show-details="true"/>
                <table:data-pilot-member table:name="_RRT_biased_disconnected_no_fitler_wide_testing-uniform_biased___disconnected_testing" table:display="true" table:show-details="true"/>
                <table:data-pilot-member table:name="reference_sphere___disconnected_testing" table:display="true" table:show-details="true"/>
                <table:data-pilot-member table:name="reference_sphere___disconnected_testing-_grid-walk_biased_disconnected_multiple_testing" table:display="true" table:show-details="true"/>
                <table:data-pilot-member table:name="reference_sphere___disconnected_testing-_grid-walk_biased_disconnected_single_testing" table:display="true" table:show-details="true"/>
                <table:data-pilot-member table:name="reference_sphere___disconnected_testing-_RRT_biased_disconnected_filter_testing" table:display="true" table:show-details="true"/>
                <table:data-pilot-member table:name="reference_sphere___disconnected_testing-_RRT_biased_disconnected_filter_wide_testing" table:display="true" table:show-details="true"/>
                <table:data-pilot-member table:name="reference_sphere___disconnected_testing-_RRT_biased_disconnected_no_filter_testing" table:display="true" table:show-details="true"/>
                <table:data-pilot-member table:name="reference_sphere___disconnected_testing-_RRT_biased_disconnected_no_fitler_wide_testing" table:display="true" table:show-details="true"/>
                <table:data-pilot-member table:name="reference_sphere___disconnected_testing-uniform_biased___disconnected_testing" table:display="true" table:show-details="true"/>
                <table:data-pilot-member table:name="uniform_biased___disconnected_testing" table:display="true" table:show-details="true"/>
                <table:data-pilot-member table:name="uniform_biased___disconnected_testing-_grid-walk_biased_disconnected_multiple_testing" table:display="true" table:show-details="true"/>
                <table:data-pilot-member table:name="uniform_biased___disconnected_testing-_grid-walk_biased_disconnected_single_testing" table:display="true" table:show-details="true"/>
                <table:data-pilot-member table:name="uniform_biased___disconnected_testing-_RRT_biased_disconnected_filter_testing" table:display="true" table:show-details="true"/>
                <table:data-pilot-member table:name="uniform_biased___disconnected_testing-_RRT_biased_disconnected_filter_wide_test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data" table:used-hierarchy="0" table:function="sum">
            <table:data-pilot-level table:show-empty="false" calcext:repeat-item-labels="false">
              <table:data-pilot-members>
                <table:data-pilot-member table:name="-30.6419968457876" table:display="true" table:show-details="true"/>
                <table:data-pilot-member table:name="-23.6741549812055" table:display="true" table:show-details="true"/>
                <table:data-pilot-member table:name="-20.8953959147971" table:display="true" table:show-details="true"/>
                <table:data-pilot-member table:name="-10.5542262182449" table:display="true" table:show-details="true"/>
                <table:data-pilot-member table:name="-10.3411696965522" table:display="true" table:show-details="true"/>
                <table:data-pilot-member table:name="-6.96784186458211" table:display="true" table:show-details="true"/>
                <table:data-pilot-member table:name="-3.48456951698433" table:display="true" table:show-details="true"/>
                <table:data-pilot-member table:name="-3.44548811636411" table:display="true" table:show-details="true"/>
                <table:data-pilot-member table:name="-3.34448095238186" table:display="true" table:show-details="true"/>
                <table:data-pilot-member table:name="-3.12059780079834" table:display="true" table:show-details="true"/>
                <table:data-pilot-member table:name="-3.07832240415463" table:display="true" table:show-details="true"/>
                <table:data-pilot-member table:name="-3.05367182495456" table:display="true" table:show-details="true"/>
                <table:data-pilot-member table:name="-0.698464591104888" table:display="true" table:show-details="true"/>
                <table:data-pilot-member table:name="-0.696860063289118" table:display="true" table:show-details="true"/>
                <table:data-pilot-member table:name="-0.686880276668109" table:display="true" table:show-details="true"/>
                <table:data-pilot-member table:name="-0.673252790818818" table:display="true" table:show-details="true"/>
                <table:data-pilot-member table:name="-0.654501219519462" table:display="true" table:show-details="true"/>
                <table:data-pilot-member table:name="-0.65280168647327" table:display="true" table:show-details="true"/>
                <table:data-pilot-member table:name="-0.643737300274134" table:display="true" table:show-details="true"/>
                <table:data-pilot-member table:name="-0.341868848373635" table:display="true" table:show-details="true"/>
                <table:data-pilot-member table:name="-0.29080912742731" table:display="true" table:show-details="true"/>
                <table:data-pilot-member table:name="-0.268779145395071" table:display="true" table:show-details="true"/>
                <table:data-pilot-member table:name="-0.26615854822724" table:display="true" table:show-details="true"/>
                <table:data-pilot-member table:name="-0.223883151583521" table:display="true" table:show-details="true"/>
                <table:data-pilot-member table:name="-0.114702126318832" table:display="true" table:show-details="true"/>
                <table:data-pilot-member table:name="-0.114550235734618" table:display="true" table:show-details="true"/>
                <table:data-pilot-member table:name="-0.112996830022844" table:display="true" table:show-details="true"/>
                <table:data-pilot-member table:name="-0.111448239584813" table:display="true" table:show-details="true"/>
                <table:data-pilot-member table:name="-0.105256812051324" table:display="true" table:show-details="true"/>
                <table:data-pilot-member table:name="-0.104318638229708" table:display="true" table:show-details="true"/>
                <table:data-pilot-member table:name="-0.092563325850391" table:display="true" table:show-details="true"/>
                <table:data-pilot-member table:name="-0.073089702978564" table:display="true" table:show-details="true"/>
                <table:data-pilot-member table:name="-0.069237232851724" table:display="true" table:show-details="true"/>
                <table:data-pilot-member table:name="-0.068299059030108" table:display="true" table:show-details="true"/>
                <table:data-pilot-member table:name="-0.056543746650791" table:display="true" table:show-details="true"/>
                <table:data-pilot-member table:name="-0.054727290830753" table:display="true" table:show-details="true"/>
                <table:data-pilot-member table:name="-0.049271134274776" table:display="true" table:show-details="true"/>
                <table:data-pilot-member table:name="-0.045662904631617" table:display="true" table:show-details="true"/>
                <table:data-pilot-member table:name="-0.043963371585426" table:display="true" table:show-details="true"/>
                <table:data-pilot-member table:name="-0.043903130065133" table:display="true" table:show-details="true"/>
                <table:data-pilot-member table:name="-0.043142976393975" table:display="true" table:show-details="true"/>
                <table:data-pilot-member table:name="-0.042358843769656" table:display="true" table:show-details="true"/>
                <table:data-pilot-member table:name="-0.040832951740838" table:display="true" table:show-details="true"/>
                <table:data-pilot-member table:name="-0.040099732301327" table:display="true" table:show-details="true"/>
                <table:data-pilot-member table:name="-0.0360195791996" table:display="true" table:show-details="true"/>
                <table:data-pilot-member table:name="-0.034078590194839" table:display="true" table:show-details="true"/>
                <table:data-pilot-member table:name="-0.032379057148647" table:display="true" table:show-details="true"/>
                <table:data-pilot-member table:name="-0.029515490544684" table:display="true" table:show-details="true"/>
                <table:data-pilot-member table:name="-0.025211800286069" table:display="true" table:show-details="true"/>
                <table:data-pilot-member table:name="-0.020532743999776" table:display="true" table:show-details="true"/>
                <table:data-pilot-member table:name="-0.020451104345548" table:display="true" table:show-details="true"/>
                <table:data-pilot-member table:name="-0.019475474509711" table:display="true" table:show-details="true"/>
                <table:data-pilot-member table:name="-0.019277647413567" table:display="true" table:show-details="true"/>
                <table:data-pilot-member table:name="-0.018751571299357" table:display="true" table:show-details="true"/>
                <table:data-pilot-member table:name="-0.018220377923502" table:display="true" table:show-details="true"/>
                <table:data-pilot-member table:name="-0.016865001645585" table:display="true" table:show-details="true"/>
                <table:data-pilot-member table:name="-0.016228108763394" table:display="true" table:show-details="true"/>
                <table:data-pilot-member table:name="-0.015609905059376" table:display="true" table:show-details="true"/>
                <table:data-pilot-member table:name="-0.015282507150723" table:display="true" table:show-details="true"/>
                <table:data-pilot-member table:name="-0.014973012177185" table:display="true" table:show-details="true"/>
                <table:data-pilot-member table:name="-0.014027410564514" table:display="true" table:show-details="true"/>
                <table:data-pilot-member table:name="-0.013526232779553" table:display="true" table:show-details="true"/>
                <table:data-pilot-member table:name="-0.013075345283368" table:display="true" table:show-details="true"/>
                <table:data-pilot-member table:name="-0.012801531079027" table:display="true" table:show-details="true"/>
                <table:data-pilot-member table:name="-0.012468963289488" table:display="true" table:show-details="true"/>
                <table:data-pilot-member table:name="-0.012460905141567" table:display="true" table:show-details="true"/>
                <table:data-pilot-member table:name="-0.012060808658327" table:display="true" table:show-details="true"/>
                <table:data-pilot-member table:name="-0.011584314436779" table:display="true" table:show-details="true"/>
                <table:data-pilot-member table:name="-0.009858490425362" table:display="true" table:show-details="true"/>
                <table:data-pilot-member table:name="-0.009221597543171" table:display="true" table:show-details="true"/>
                <table:data-pilot-member table:name="-0.0082759959305" table:display="true" table:show-details="true"/>
                <table:data-pilot-member table:name="-0.007873874552073" table:display="true" table:show-details="true"/>
                <table:data-pilot-member table:name="-0.007490926362992" table:display="true" table:show-details="true"/>
                <table:data-pilot-member table:name="-0.006761830649043" table:display="true" table:show-details="true"/>
                <table:data-pilot-member table:name="-0.006313514634325" table:display="true" table:show-details="true"/>
                <table:data-pilot-member table:name="-0.006147390507242" table:display="true" table:show-details="true"/>
                <table:data-pilot-member table:name="-0.005747294024002" table:display="true" table:show-details="true"/>
                <table:data-pilot-member table:name="-0.005584418920377" table:display="true" table:show-details="true"/>
                <table:data-pilot-member table:name="-0.005310604716035" table:display="true" table:show-details="true"/>
                <table:data-pilot-member table:name="-0.005250236849053" table:display="true" table:show-details="true"/>
                <table:data-pilot-member table:name="-0.005201470731295" table:display="true" table:show-details="true"/>
                <table:data-pilot-member table:name="-0.004969978778576" table:display="true" table:show-details="true"/>
                <table:data-pilot-member table:name="-0.004587030589495" table:display="true" table:show-details="true"/>
                <table:data-pilot-member table:name="-0.004569882295335" table:display="true" table:show-details="true"/>
                <table:data-pilot-member table:name="-0.004304635236382" table:display="true" table:show-details="true"/>
                <table:data-pilot-member table:name="-0.004186934106254" table:display="true" table:show-details="true"/>
                <table:data-pilot-member table:name="-0.003803397763806" table:display="true" table:show-details="true"/>
                <table:data-pilot-member table:name="-0.003667742354192" table:display="true" table:show-details="true"/>
                <table:data-pilot-member table:name="-0.003070178324294" table:display="true" table:show-details="true"/>
                <table:data-pilot-member table:name="-0.00160452781577" table:display="true" table:show-details="true"/>
                <table:data-pilot-member table:name="-0.001548590438031" table:display="true" table:show-details="true"/>
                <table:data-pilot-member table:name="-0.001057269490066" table:display="true" table:show-details="true"/>
                <table:data-pilot-member table:name="-0.001014536625041" table:display="true" table:show-details="true"/>
                <table:data-pilot-member table:name="-0.000945601612671" table:display="true" table:show-details="true"/>
                <table:data-pilot-member table:name="-0.00089967754326" table:display="true" table:show-details="true"/>
                <table:data-pilot-member table:name="-0.000747786959046" table:display="true" table:show-details="true"/>
                <table:data-pilot-member table:name="-0.000733219439512" table:display="true" table:show-details="true"/>
                <table:data-pilot-member table:name="-0.000614440141801" table:display="true" table:show-details="true"/>
                <table:data-pilot-member table:name="-0.000382948189081" table:display="true" table:show-details="true"/>
                <table:data-pilot-member table:name="-0.000273814204341" table:display="true" table:show-details="true"/>
                <table:data-pilot-member table:name="-0.000198348397055" table:display="true" table:show-details="true"/>
                <table:data-pilot-member table:name="-0.000151890584214" table:display="true" table:show-details="true"/>
                <table:data-pilot-member table:name="-4.64578128405062E-05" table:display="true" table:show-details="true"/>
                <table:data-pilot-member table:name="0.00034062593746" table:display="true" table:show-details="true"/>
                <table:data-pilot-member table:name="0.00040009648324" table:display="true" table:show-details="true"/>
                <table:data-pilot-member table:name="0.000562187826355" table:display="true" table:show-details="true"/>
                <table:data-pilot-member table:name="0.00063689288219" table:display="true" table:show-details="true"/>
                <table:data-pilot-member table:name="0.000701329146205" table:display="true" table:show-details="true"/>
                <table:data-pilot-member table:name="0.000714078410569" table:display="true" table:show-details="true"/>
                <table:data-pilot-member table:name="0.000738029952082" table:display="true" table:show-details="true"/>
                <table:data-pilot-member table:name="0.0007407224207" table:display="true" table:show-details="true"/>
                <table:data-pilot-member table:name="0.000760536223409" table:display="true" table:show-details="true"/>
                <table:data-pilot-member table:name="0.000805618752729" table:display="true" table:show-details="true"/>
                <table:data-pilot-member table:name="0.000938173821616" table:display="true" table:show-details="true"/>
                <table:data-pilot-member table:name="0.001011844156424" table:display="true" table:show-details="true"/>
                <table:data-pilot-member table:name="0.001094840008126" table:display="true" table:show-details="true"/>
                <table:data-pilot-member table:name="0.001177411728666" table:display="true" table:show-details="true"/>
                <table:data-pilot-member table:name="0.001202828825136" table:display="true" table:show-details="true"/>
                <table:data-pilot-member table:name="0.001255096586209" table:display="true" table:show-details="true"/>
                <table:data-pilot-member table:name="0.001352470093883" table:display="true" table:show-details="true"/>
                <table:data-pilot-member table:name="0.001461865369615" table:display="true" table:show-details="true"/>
                <table:data-pilot-member table:name="0.001506947898934" table:display="true" table:show-details="true"/>
                <table:data-pilot-member table:name="0.001553405711774" table:display="true" table:show-details="true"/>
                <table:data-pilot-member table:name="0.001560359917747" table:display="true" table:show-details="true"/>
                <table:data-pilot-member table:name="0.001582494494861" table:display="true" table:show-details="true"/>
                <table:data-pilot-member table:name="0.001699533046192" table:display="true" table:show-details="true"/>
                <table:data-pilot-member table:name="0.001705296295988" table:display="true" table:show-details="true"/>
                <table:data-pilot-member table:name="0.001752566577124" table:display="true" table:show-details="true"/>
                <table:data-pilot-member table:name="0.002267484122343" table:display="true" table:show-details="true"/>
                <table:data-pilot-member table:name="0.002297668833262" table:display="true" table:show-details="true"/>
                <table:data-pilot-member table:name="0.002354209190759" table:display="true" table:show-details="true"/>
                <table:data-pilot-member table:name="0.002610472864126" table:display="true" table:show-details="true"/>
                <table:data-pilot-member table:name="0.003055538336964" table:display="true" table:show-details="true"/>
                <table:data-pilot-member table:name="0.003093505943825" table:display="true" table:show-details="true"/>
                <table:data-pilot-member table:name="0.003101996149805" table:display="true" table:show-details="true"/>
                <table:data-pilot-member table:name="0.003247365746316" table:display="true" table:show-details="true"/>
                <table:data-pilot-member table:name="0.003253886734019" table:display="true" table:show-details="true"/>
                <table:data-pilot-member table:name="0.003816074560374" table:display="true" table:show-details="true"/>
                <table:data-pilot-member table:name="0.004192967358987" table:display="true" table:show-details="true"/>
                <table:data-pilot-member table:name="0.004348602530034" table:display="true" table:show-details="true"/>
                <table:data-pilot-member table:name="0.004927656526954" table:display="true" table:show-details="true"/>
                <table:data-pilot-member table:name="0.005368004209643" table:display="true" table:show-details="true"/>
                <table:data-pilot-member table:name="0.005751414634014" table:display="true" table:show-details="true"/>
                <table:data-pilot-member table:name="0.005939500683378" table:display="true" table:show-details="true"/>
                <table:data-pilot-member table:name="0.006322448872459" table:display="true" table:show-details="true"/>
                <table:data-pilot-member table:name="0.006488016444702" table:display="true" table:show-details="true"/>
                <table:data-pilot-member table:name="0.006570833034779" table:display="true" table:show-details="true"/>
                <table:data-pilot-member table:name="0.007006511220223" table:display="true" table:show-details="true"/>
                <table:data-pilot-member table:name="0.007289657031079" table:display="true" table:show-details="true"/>
                <table:data-pilot-member table:name="0.007499860601125" table:display="true" table:show-details="true"/>
                <table:data-pilot-member table:name="0.007665673042904" table:display="true" table:show-details="true"/>
                <table:data-pilot-member table:name="0.008438182533937" table:display="true" table:show-details="true"/>
                <table:data-pilot-member table:name="0.008894184846849" table:display="true" table:show-details="true"/>
                <table:data-pilot-member table:name="0.009064386199136" table:display="true" table:show-details="true"/>
                <table:data-pilot-member table:name="0.009171401973449" table:display="true" table:show-details="true"/>
                <table:data-pilot-member table:name="0.009641011359073" table:display="true" table:show-details="true"/>
                <table:data-pilot-member table:name="0.009979786621009" table:display="true" table:show-details="true"/>
                <table:data-pilot-member table:name="0.010100017164049" table:display="true" table:show-details="true"/>
                <table:data-pilot-member table:name="0.010374230798585" table:display="true" table:show-details="true"/>
                <table:data-pilot-member table:name="0.010735851367199" table:display="true" table:show-details="true"/>
                <table:data-pilot-member table:name="0.010763919245328" table:display="true" table:show-details="true"/>
                <table:data-pilot-member table:name="0.01146907080671" table:display="true" table:show-details="true"/>
                <table:data-pilot-member table:name="0.011755312379318" table:display="true" table:show-details="true"/>
                <table:data-pilot-member table:name="0.012693486200933" table:display="true" table:show-details="true"/>
                <table:data-pilot-member table:name="0.013627485849291" table:display="true" table:show-details="true"/>
                <table:data-pilot-member table:name="0.013813375235451" table:display="true" table:show-details="true"/>
                <table:data-pilot-member table:name="0.018109791695488" table:display="true" table:show-details="true"/>
                <table:data-pilot-member table:name="0.018376013094549" table:display="true" table:show-details="true"/>
                <table:data-pilot-member table:name="0.018873971467858" table:display="true" table:show-details="true"/>
                <table:data-pilot-member table:name="0.019204631703613" table:display="true" table:show-details="true"/>
                <table:data-pilot-member table:name="0.01932161470722" table:display="true" table:show-details="true"/>
                <table:data-pilot-member table:name="0.01995850758941" table:display="true" table:show-details="true"/>
                <table:data-pilot-member table:name="0.020407460528749" table:display="true" table:show-details="true"/>
                <table:data-pilot-member table:name="0.022568980453536" table:display="true" table:show-details="true"/>
                <table:data-pilot-member table:name="0.023607272470299" table:display="true" table:show-details="true"/>
                <table:data-pilot-member table:name="0.023626249943602" table:display="true" table:show-details="true"/>
                <table:data-pilot-member table:name="0.024650579200071" table:display="true" table:show-details="true"/>
                <table:data-pilot-member table:name="0.025775464738392" table:display="true" table:show-details="true"/>
                <table:data-pilot-member table:name="0.028845643062686" table:display="true" table:show-details="true"/>
                <table:data-pilot-member table:name="0.029578862502198" table:display="true" table:show-details="true"/>
                <table:data-pilot-member table:name="0.032501457317148" table:display="true" table:show-details="true"/>
                <table:data-pilot-member table:name="0.039081400620223" table:display="true" table:show-details="true"/>
                <table:data-pilot-member table:name="0.042275396643719" table:display="true" table:show-details="true"/>
                <table:data-pilot-member table:name="0.044058376815847" table:display="true" table:show-details="true"/>
                <table:data-pilot-member table:name="0.050473963099911" table:display="true" table:show-details="true"/>
                <table:data-pilot-member table:name="0.051253028616505" table:display="true" table:show-details="true"/>
                <table:data-pilot-member table:name="0.051568803108037" table:display="true" table:show-details="true"/>
                <table:data-pilot-member table:name="0.052952561662696" table:display="true" table:show-details="true"/>
                <table:data-pilot-member table:name="0.053122763014983" table:display="true" table:show-details="true"/>
                <table:data-pilot-member table:name="0.062016947861832" table:display="true" table:show-details="true"/>
                <table:data-pilot-member table:name="0.06692597584379" table:display="true" table:show-details="true"/>
                <table:data-pilot-member table:name="0.069678594803525" table:display="true" table:show-details="true"/>
                <table:data-pilot-member table:name="0.101007163982246" table:display="true" table:show-details="true"/>
                <table:data-pilot-member table:name="0.113802448775572" table:display="true" table:show-details="true"/>
                <table:data-pilot-member table:name="0.114503777921778" table:display="true" table:show-details="true"/>
                <table:data-pilot-member table:name="0.115264314145187" table:display="true" table:show-details="true"/>
                <table:data-pilot-member table:name="0.140088564602469" table:display="true" table:show-details="true"/>
                <table:data-pilot-member table:name="0.163522333343747" table:display="true" table:show-details="true"/>
                <table:data-pilot-member table:name="0.164460507165363" table:display="true" table:show-details="true"/>
                <table:data-pilot-member table:name="0.17621581954468" table:display="true" table:show-details="true"/>
                <table:data-pilot-member table:name="0.232759566195471" table:display="true" table:show-details="true"/>
                <table:data-pilot-member table:name="0.236612036322311" table:display="true" table:show-details="true"/>
                <table:data-pilot-member table:name="0.237550210143926" table:display="true" table:show-details="true"/>
                <table:data-pilot-member table:name="0.249305522523244" table:display="true" table:show-details="true"/>
                <table:data-pilot-member table:name="0.305849269174035" table:display="true" table:show-details="true"/>
                <table:data-pilot-member table:name="0.324890315565767" table:display="true" table:show-details="true"/>
                <table:data-pilot-member table:name="0.363971716185989" table:display="true" table:show-details="true"/>
                <table:data-pilot-member table:name="0.367165712209486" table:display="true" table:show-details="true"/>
                <table:data-pilot-member table:name="0.391816291409556" table:display="true" table:show-details="true"/>
                <table:data-pilot-member table:name="0.406247112829708" table:display="true" table:show-details="true"/>
                <table:data-pilot-member table:name="0.430897692029779" table:display="true" table:show-details="true"/>
                <table:data-pilot-member table:name="0.483688893341523" table:display="true" table:show-details="true"/>
                <table:data-pilot-member table:name="0.494872867872614" table:display="true" table:show-details="true"/>
                <table:data-pilot-member table:name="0.522770293961745" table:display="true" table:show-details="true"/>
                <table:data-pilot-member table:name="0.530892447072213" table:display="true" table:show-details="true"/>
                <table:data-pilot-member table:name="0.587436193723004" table:display="true" table:show-details="true"/>
                <table:data-pilot-member table:name="0.599191506102322" table:display="true" table:show-details="true"/>
                <table:data-pilot-member table:name="0.600129679923938" table:display="true" table:show-details="true"/>
                <table:data-pilot-member table:name="0.623777457943991" table:display="true" table:show-details="true"/>
                <table:data-pilot-member table:name="0.692288077206529" table:display="true" table:show-details="true"/>
                <table:data-pilot-member table:name="0.705754248135966" table:display="true" table:show-details="true"/>
                <table:data-pilot-member table:name="0.738844600323573" table:display="true" table:show-details="true"/>
                <table:data-pilot-member table:name="0.763652013267684" table:display="true" table:show-details="true"/>
                <table:data-pilot-member table:name="0.836741716246248" table:display="true" table:show-details="true"/>
                <table:data-pilot-member table:name="0.847660609527512" table:display="true" table:show-details="true"/>
                <table:data-pilot-member table:name="0.889936006171231" table:display="true" table:show-details="true"/>
                <table:data-pilot-member table:name="0.914586585371302" table:display="true" table:show-details="true"/>
                <table:data-pilot-member table:name="1.18716094507914" table:display="true" table:show-details="true"/>
                <table:data-pilot-member table:name="1.22318052427874" table:display="true" table:show-details="true"/>
                <table:data-pilot-member table:name="1.27972427092953" table:display="true" table:show-details="true"/>
                <table:data-pilot-member table:name="1.29147958330885" table:display="true" table:show-details="true"/>
                <table:data-pilot-member table:name="1.29241775713047" table:display="true" table:show-details="true"/>
                <table:data-pilot-member table:name="1.45594009047421" table:display="true" table:show-details="true"/>
                <table:data-pilot-member table:name="1.52902979345278" table:display="true" table:show-details="true"/>
                <table:data-pilot-member table:name="2.77875906640836" table:display="true" table:show-details="true"/>
                <table:data-pilot-member table:name="3.96825841032586" table:display="true" table:show-details="true"/>
                <table:data-pilot-member table:name="5.60289373979854" table:display="true" table:show-details="true"/>
                <table:data-pilot-member table:name="6.34173834012211" table:display="true" table:show-details="true"/>
                <table:data-pilot-member table:name="9.74660093099047" table:display="true" table:show-details="true"/>
                <table:data-pilot-member table:name="12.5707356043807" table:display="true" table:show-details="true"/>
                <table:data-pilot-member table:name="13.3095802047042" table:display="true" table:show-details="true"/>
                <table:data-pilot-member table:name="13.3329852846532" table:display="true" table:show-details="true"/>
                <table:data-pilot-member table:name="15.349494670789" table:display="true" table:show-details="true"/>
                <table:data-pilot-member table:name="16.0883392711126" table:display="true" table:show-details="true"/>
                <table:data-pilot-member table:name="20.3008271492353" table:display="true" table:show-details="true"/>
                <table:data-pilot-member table:name="25.9037208890339" table:display="true" table:show-details="true"/>
                <table:data-pilot-member table:name="26.6425654893574" table:display="true" table:show-details="true"/>
                <table:data-pilot-member table:name="36.2448905855861" table:display="true" table:show-details="true"/>
                <table:data-pilot-member table:name="36.9837351859097" table:display="true" table:show-details="true"/>
                <table:data-pilot-member table:name="170.916680133099" table:display="true" table:show-details="true"/>
                <table:data-pilot-member table:name="171.655524733422" table:display="true" table:show-details="true"/>
                <table:data-pilot-member table:name="177.258418473221" table:display="true" table:show-details="true"/>
                <table:data-pilot-member table:name="184.226260337803" table:display="true" table:show-details="true"/>
                <table:data-pilot-member table:name="187.005019404211" table:display="true" table:show-details="true"/>
                <table:data-pilot-member table:name="197.559245622456" table:display="true" table:show-details="true"/>
                <table:data-pilot-member table:name="207.9004153190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4T11:24:17.499020357</dc:date>
    <meta:editing-duration>PT1M32S</meta:editing-duration>
    <meta:editing-cycles>1</meta:editing-cycles>
    <meta:document-statistic meta:table-count="2" meta:cell-count="260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1.08cm" svg:width="12.55cm" svg:height="6.84cm">
          <chartooo:coordinate-region svg:x="4.693cm" svg:y="1.08cm" svg:width="7.69cm" svg:height="2.2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verage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_grid-walk_biased_disconnected_multiple_testing</text:p>
                <draw:g>
                  <svg:desc>PT@categories</svg:desc>
                </draw:g>
              </table:table-cell>
              <table:table-cell office:value-type="float" office:value="0.0181097916954875">
                <text:p>0.018109791695487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_grid-walk_biased_disconnected_single_testing</text:p>
              </table:table-cell>
              <table:table-cell office:value-type="float" office:value="0.0696785948035246">
                <text:p>0.0696785948035246</text:p>
              </table:table-cell>
            </table:table-row>
            <table:table-row>
              <table:table-cell office:value-type="string">
                <text:p>_RRT_biased_disconnected_filter_testing</text:p>
              </table:table-cell>
              <table:table-cell office:value-type="float" office:value="0.0192046317036132">
                <text:p>0.0192046317036132</text:p>
              </table:table-cell>
            </table:table-row>
            <table:table-row>
              <table:table-cell office:value-type="string">
                <text:p>_RRT_biased_disconnected_filter_wide_testing</text:p>
              </table:table-cell>
              <table:table-cell office:value-type="float" office:value="0.0204074605287491">
                <text:p>0.0204074605287491</text:p>
              </table:table-cell>
            </table:table-row>
            <table:table-row>
              <table:table-cell office:value-type="string">
                <text:p>_RRT_biased_disconnected_no_filter_testing</text:p>
              </table:table-cell>
              <table:table-cell office:value-type="float" office:value="0.0288456430626863">
                <text:p>0.0288456430626863</text:p>
              </table:table-cell>
            </table:table-row>
            <table:table-row>
              <table:table-cell office:value-type="string">
                <text:p>_RRT_biased_disconnected_no_fitler_wide_testing</text:p>
              </table:table-cell>
              <table:table-cell office:value-type="float" office:value="0.025775464738392">
                <text:p>0.025775464738392</text:p>
              </table:table-cell>
            </table:table-row>
            <table:table-row>
              <table:table-cell office:value-type="string">
                <text:p>uniform_biased___disconnected_testing</text:p>
              </table:table-cell>
              <table:table-cell office:value-type="float" office:value="0.0295788625021978">
                <text:p>0.0295788625021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